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DepCentury Old Style" svg:font-family="'DepCentury Old Styl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 svg:font-family="'Courier New'" style:font-family-generic="system" style:font-pitch="variable"/>
    <style:font-face style:name="DepCentury Old Style1" svg:font-family="'DepCentury Old Styl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9cm" fo:margin-left="0.123cm" fo:margin-top="0cm" fo:margin-bottom="0cm" table:align="left" style:writing-mode="lr-tb"/>
    </style:style>
    <style:style style:name="Table1.A" style:family="table-column">
      <style:table-column-properties style:column-width="6.876cm"/>
    </style:style>
    <style:style style:name="Table1.B" style:family="table-column">
      <style:table-column-properties style:column-width="3.002cm"/>
    </style:style>
    <style:style style:name="Table1.C" style:family="table-column">
      <style:table-column-properties style:column-width="1.998cm"/>
    </style:style>
    <style:style style:name="Table1.D" style:family="table-column">
      <style:table-column-properties style:column-width="1.753cm"/>
    </style:style>
    <style:style style:name="Table1.E" style:family="table-column">
      <style:table-column-properties style:column-width="2.249cm"/>
    </style:style>
    <style:style style:name="Table1.1" style:family="table-row">
      <style:table-row-properties style:min-row-height="1.021cm" fo:keep-together="auto"/>
    </style:style>
    <style:style style:name="Table1.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1.E1" style:family="table-cell">
      <style:table-cell-properties fo:padding-left="0.123cm" fo:padding-right="0.123cm" fo:padding-top="0cm" fo:padding-bottom="0cm" fo:border-left="none" fo:border-right="none" fo:border-top="0.5pt solid #000000" fo:border-bottom="0.5pt solid #000000"/>
    </style:style>
    <style:style style:name="Table1.2" style:family="table-row">
      <style:table-row-properties style:min-row-height="0.45cm" fo:keep-together="auto"/>
    </style:style>
    <style:style style:name="Table1.A2"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Table1.B2" style:family="table-cell">
      <style:table-cell-properties style:vertical-align="bottom" fo:background-color="transparent" fo:padding-left="0.123cm" fo:padding-right="0.123cm" fo:padding-top="0cm" fo:padding-bottom="0cm" fo:border-left="none" fo:border-right="none" fo:border-top="0.5pt solid #000000" fo:border-bottom="none">
        <style:background-image/>
      </style:table-cell-properties>
    </style:style>
    <style:style style:name="Table1.E2" style:family="table-cell">
      <style:table-cell-properties style:vertical-align="bottom" fo:padding-left="0.123cm" fo:padding-right="0.123cm" fo:padding-top="0cm" fo:padding-bottom="0cm" fo:border-left="none" fo:border-right="none" fo:border-top="0.5pt solid #000000" fo:border-bottom="none"/>
    </style:style>
    <style:style style:name="Table1.A3" style:family="table-cell">
      <style:table-cell-properties style:vertical-align="middle" fo:background-color="transparent" fo:padding-left="0.123cm" fo:padding-right="0.123cm" fo:padding-top="0cm" fo:padding-bottom="0cm" fo:border="none">
        <style:background-image/>
      </style:table-cell-properties>
    </style:style>
    <style:style style:name="Table1.B3" style:family="table-cell">
      <style:table-cell-properties style:vertical-align="bottom" fo:background-color="transparent" fo:padding-left="0.123cm" fo:padding-right="0.123cm" fo:padding-top="0cm" fo:padding-bottom="0cm" fo:border="none">
        <style:background-image/>
      </style:table-cell-properties>
    </style:style>
    <style:style style:name="Table1.E3" style:family="table-cell">
      <style:table-cell-properties style:vertical-align="bottom" fo:padding-left="0.123cm" fo:padding-right="0.123cm" fo:padding-top="0cm" fo:padding-bottom="0cm" fo:border="none"/>
    </style:style>
    <style:style style:name="Table1.E4" style:family="table-cell">
      <style:table-cell-properties style:vertical-align="bottom" fo:padding-left="0.123cm" fo:padding-right="0.123cm" fo:padding-top="0cm" fo:padding-bottom="0cm" fo:border="none"/>
    </style:style>
    <style:style style:name="Table1.E5" style:family="table-cell">
      <style:table-cell-properties style:vertical-align="bottom" fo:padding-left="0.123cm" fo:padding-right="0.123cm" fo:padding-top="0cm" fo:padding-bottom="0cm" fo:border="none"/>
    </style:style>
    <style:style style:name="Table1.E6" style:family="table-cell">
      <style:table-cell-properties style:vertical-align="bottom" fo:padding-left="0.123cm" fo:padding-right="0.123cm" fo:padding-top="0cm" fo:padding-bottom="0cm" fo:border="none"/>
    </style:style>
    <style:style style:name="Table1.E7" style:family="table-cell">
      <style:table-cell-properties style:vertical-align="bottom" fo:padding-left="0.123cm" fo:padding-right="0.123cm" fo:padding-top="0cm" fo:padding-bottom="0cm" fo:border="none"/>
    </style:style>
    <style:style style:name="Table1.E8" style:family="table-cell">
      <style:table-cell-properties style:vertical-align="bottom" fo:padding-left="0.123cm" fo:padding-right="0.123cm" fo:padding-top="0cm" fo:padding-bottom="0cm" fo:border="none"/>
    </style:style>
    <style:style style:name="Table1.E9" style:family="table-cell">
      <style:table-cell-properties style:vertical-align="bottom" fo:padding-left="0.123cm" fo:padding-right="0.123cm" fo:padding-top="0cm" fo:padding-bottom="0cm" fo:border="none"/>
    </style:style>
    <style:style style:name="Table1.E10" style:family="table-cell">
      <style:table-cell-properties style:vertical-align="bottom" fo:padding-left="0.123cm" fo:padding-right="0.123cm" fo:padding-top="0cm" fo:padding-bottom="0cm" fo:border="none"/>
    </style:style>
    <style:style style:name="Table1.E11" style:family="table-cell">
      <style:table-cell-properties style:vertical-align="bottom" fo:padding-left="0.123cm" fo:padding-right="0.123cm" fo:padding-top="0cm" fo:padding-bottom="0cm" fo:border="none"/>
    </style:style>
    <style:style style:name="Table1.E1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1.A13" style:family="table-cell">
      <style:table-cell-properties style:vertical-align="middle"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1.B13"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le1.E13" style:family="table-cell">
      <style:table-cell-properties style:vertical-align="bottom" fo:padding-left="0.123cm" fo:padding-right="0.123cm" fo:padding-top="0cm" fo:padding-bottom="0cm" fo:border-left="none" fo:border-right="none" fo:border-top="none" fo:border-bottom="0.5pt solid #000000"/>
    </style:style>
    <style:style style:name="Table1.E14" style:family="table-cell">
      <style:table-cell-properties style:vertical-align="bottom" fo:padding-left="0.123cm" fo:padding-right="0.123cm" fo:padding-top="0cm" fo:padding-bottom="0cm" fo:border-left="none" fo:border-right="none" fo:border-top="none" fo:border-bottom="0.5pt solid #000000"/>
    </style:style>
    <style:style style:name="Table2" style:family="table">
      <style:table-properties style:width="16.785cm" fo:margin-left="0.123cm" fo:margin-top="0cm" fo:margin-bottom="0cm" table:align="left" style:writing-mode="lr-tb"/>
    </style:style>
    <style:style style:name="Table2.A" style:family="table-column">
      <style:table-column-properties style:column-width="7.001cm"/>
    </style:style>
    <style:style style:name="Table2.B" style:family="table-column">
      <style:table-column-properties style:column-width="3.999cm"/>
    </style:style>
    <style:style style:name="Table2.C" style:family="table-column">
      <style:table-column-properties style:column-width="1.753cm"/>
    </style:style>
    <style:style style:name="Table2.D" style:family="table-column">
      <style:table-column-properties style:column-width="1.75cm"/>
    </style:style>
    <style:style style:name="Table2.E" style:family="table-column">
      <style:table-column-properties style:column-width="2.282cm"/>
    </style:style>
    <style:style style:name="Table2.1" style:family="table-row">
      <style:table-row-properties style:min-row-height="1.014cm" fo:keep-together="auto"/>
    </style:style>
    <style:style style:name="Table2.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2.2" style:family="table-row">
      <style:table-row-properties style:min-row-height="0.45cm" fo:keep-together="auto"/>
    </style:style>
    <style:style style:name="Table2.A2" style:family="table-cell">
      <style:table-cell-properties style:vertical-align="middle" fo:background-color="transparent" fo:padding-left="0.123cm" fo:padding-right="0.123cm" fo:padding-top="0cm" fo:padding-bottom="0cm" fo:border="none">
        <style:background-image/>
      </style:table-cell-properties>
    </style:style>
    <style:style style:name="Table2.B2" style:family="table-cell">
      <style:table-cell-properties style:vertical-align="bottom" fo:background-color="transparent" fo:padding-left="0.123cm" fo:padding-right="0.123cm" fo:padding-top="0cm" fo:padding-bottom="0cm" fo:border="none">
        <style:background-image/>
      </style:table-cell-properties>
    </style:style>
    <style:style style:name="Table2.5" style:family="table-row">
      <style:table-row-properties style:min-row-height="0.423cm" fo:keep-together="auto"/>
    </style:style>
    <style:style style:name="Table2.9" style:family="table-row">
      <style:table-row-properties style:min-row-height="0.353cm" fo:keep-together="auto"/>
    </style:style>
    <style:style style:name="Table2.D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le2.A10"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Table2.A11" style:family="table-cell">
      <style:table-cell-properties style:vertical-align="middle"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2.A12"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3" style:family="table">
      <style:table-properties style:width="16.379cm" fo:margin-left="0.123cm" fo:margin-top="0cm" fo:margin-bottom="0cm" table:align="left" style:writing-mode="lr-tb"/>
    </style:style>
    <style:style style:name="Table3.A" style:family="table-column">
      <style:table-column-properties style:column-width="1cm"/>
    </style:style>
    <style:style style:name="Table3.B" style:family="table-column">
      <style:table-column-properties style:column-width="0.998cm"/>
    </style:style>
    <style:style style:name="Table3.C" style:family="table-column">
      <style:table-column-properties style:column-width="8.504cm"/>
    </style:style>
    <style:style style:name="Table3.D" style:family="table-column">
      <style:table-column-properties style:column-width="0.75cm"/>
    </style:style>
    <style:style style:name="Table3.E" style:family="table-column">
      <style:table-column-properties style:column-width="0.249cm"/>
    </style:style>
    <style:style style:name="Table3.F" style:family="table-column">
      <style:table-column-properties style:column-width="1.752cm"/>
    </style:style>
    <style:style style:name="Table3.G" style:family="table-column">
      <style:table-column-properties style:column-width="1.499cm"/>
    </style:style>
    <style:style style:name="Table3.H" style:family="table-column">
      <style:table-column-properties style:column-width="1.626cm"/>
    </style:style>
    <style:style style:name="Table3.1" style:family="table-row">
      <style:table-row-properties fo:keep-together="auto"/>
    </style:style>
    <style:style style:name="Table3.A1" style:family="table-cell">
      <style:table-cell-properties fo:padding-left="0.123cm" fo:padding-right="0.123cm" fo:padding-top="0cm" fo:padding-bottom="0cm" fo:border-left="none" fo:border-right="none" fo:border-top="0.5pt solid #000000" fo:border-bottom="0.5pt solid #000000"/>
    </style:style>
    <style:style style:name="Table3.A2" style:family="table-cell">
      <style:table-cell-properties fo:padding-left="0.123cm" fo:padding-right="0.123cm" fo:padding-top="0cm" fo:padding-bottom="0cm" fo:border="none"/>
    </style:style>
    <style:style style:name="Table3.F2" style:family="table-cell">
      <style:table-cell-properties style:vertical-align="bottom" fo:padding-left="0.123cm" fo:padding-right="0.123cm" fo:padding-top="0cm" fo:padding-bottom="0cm" fo:border="none"/>
    </style:style>
    <style:style style:name="Table4" style:family="table">
      <style:table-properties style:width="16.252cm" fo:margin-left="0.123cm" fo:margin-top="0cm" fo:margin-bottom="0cm" table:align="left" style:writing-mode="lr-tb"/>
    </style:style>
    <style:style style:name="Table4.A" style:family="table-column">
      <style:table-column-properties style:column-width="1.268cm"/>
    </style:style>
    <style:style style:name="Table4.B" style:family="table-column">
      <style:table-column-properties style:column-width="1.272cm"/>
    </style:style>
    <style:style style:name="Table4.C" style:family="table-column">
      <style:table-column-properties style:column-width="13.712cm"/>
    </style:style>
    <style:style style:name="Table4.1" style:family="table-row">
      <style:table-row-properties fo:keep-together="auto"/>
    </style:style>
    <style:style style:name="Table4.A1" style:family="table-cell">
      <style:table-cell-properties fo:padding-left="0.123cm" fo:padding-right="0.123cm" fo:padding-top="0cm" fo:padding-bottom="0cm" fo:border-left="none" fo:border-right="none" fo:border-top="0.5pt solid #000000" fo:border-bottom="0.5pt solid #000000"/>
    </style:style>
    <style:style style:name="Table4.A2" style:family="table-cell">
      <style:table-cell-properties fo:padding-left="0.123cm" fo:padding-right="0.123cm" fo:padding-top="0cm" fo:padding-bottom="0cm" fo:border-left="none" fo:border-right="none" fo:border-top="0.5pt solid #000000" fo:border-bottom="none"/>
    </style:style>
    <style:style style:name="Table4.A3" style:family="table-cell">
      <style:table-cell-properties fo:padding-left="0.123cm" fo:padding-right="0.123cm" fo:padding-top="0cm" fo:padding-bottom="0cm" fo:border="none"/>
    </style:style>
    <style:style style:name="Table4.A4" style:family="table-cell">
      <style:table-cell-properties fo:padding-left="0.123cm" fo:padding-right="0.123cm" fo:padding-top="0cm" fo:padding-bottom="0cm" fo:border-left="none" fo:border-right="none" fo:border-top="none" fo:border-bottom="0.5pt solid #000000"/>
    </style:style>
    <style:style style:name="Table5" style:family="table">
      <style:table-properties style:width="16.193cm" fo:margin-left="0.123cm" fo:margin-top="0cm" fo:margin-bottom="0cm" table:align="left" style:writing-mode="lr-tb"/>
    </style:style>
    <style:style style:name="Table5.A" style:family="table-column">
      <style:table-column-properties style:column-width="1.164cm"/>
    </style:style>
    <style:style style:name="Table5.B" style:family="table-column">
      <style:table-column-properties style:column-width="1.335cm"/>
    </style:style>
    <style:style style:name="Table5.C" style:family="table-column">
      <style:table-column-properties style:column-width="7.024cm"/>
    </style:style>
    <style:style style:name="Table5.D" style:family="table-column">
      <style:table-column-properties style:column-width="2.542cm"/>
    </style:style>
    <style:style style:name="Table5.E" style:family="table-column">
      <style:table-column-properties style:column-width="2.223cm"/>
    </style:style>
    <style:style style:name="Table5.F" style:family="table-column">
      <style:table-column-properties style:column-width="1.903cm"/>
    </style:style>
    <style:style style:name="Table5.1" style:family="table-row">
      <style:table-row-properties fo:keep-together="auto"/>
    </style:style>
    <style:style style:name="Table5.A1" style:family="table-cell">
      <style:table-cell-properties fo:padding-left="0.123cm" fo:padding-right="0.123cm" fo:padding-top="0cm" fo:padding-bottom="0cm" fo:border-left="none" fo:border-right="none" fo:border-top="none" fo:border-bottom="0.5pt solid #000000"/>
    </style:style>
    <style:style style:name="Table5.A2" style:family="table-cell">
      <style:table-cell-properties fo:padding-left="0.123cm" fo:padding-right="0.123cm" fo:padding-top="0cm" fo:padding-bottom="0cm" fo:border-left="none" fo:border-right="none" fo:border-top="0.5pt solid #000000" fo:border-bottom="0.5pt solid #000000"/>
    </style:style>
    <style:style style:name="Table5.A3" style:family="table-cell">
      <style:table-cell-properties fo:padding-left="0.123cm" fo:padding-right="0.123cm" fo:padding-top="0cm" fo:padding-bottom="0cm" fo:border="none"/>
    </style:style>
    <style:style style:name="Table6" style:family="table">
      <style:table-properties style:width="16.245cm" fo:margin-left="0.123cm" fo:margin-top="0cm" fo:margin-bottom="0cm" table:align="left" style:writing-mode="lr-tb"/>
    </style:style>
    <style:style style:name="Table6.A" style:family="table-column">
      <style:table-column-properties style:column-width="1.166cm"/>
    </style:style>
    <style:style style:name="Table6.B" style:family="table-column">
      <style:table-column-properties style:column-width="1.212cm"/>
    </style:style>
    <style:style style:name="Table6.C" style:family="table-column">
      <style:table-column-properties style:column-width="13.868cm"/>
    </style:style>
    <style:style style:name="Table6.1" style:family="table-row">
      <style:table-row-properties fo:keep-together="auto"/>
    </style:style>
    <style:style style:name="Table6.A1" style:family="table-cell">
      <style:table-cell-properties fo:padding-left="0.123cm" fo:padding-right="0.123cm" fo:padding-top="0cm" fo:padding-bottom="0cm" fo:border-left="none" fo:border-right="none" fo:border-top="1pt solid #000000" fo:border-bottom="1pt solid #000000"/>
    </style:style>
    <style:style style:name="Table6.A2" style:family="table-cell">
      <style:table-cell-properties fo:padding-left="0.123cm" fo:padding-right="0.123cm" fo:padding-top="0cm" fo:padding-bottom="0cm" fo:border="none"/>
    </style:style>
    <style:style style:name="Table6.A4" style:family="table-cell">
      <style:table-cell-properties fo:padding-left="0.123cm" fo:padding-right="0.123cm" fo:padding-top="0cm" fo:padding-bottom="0cm" fo:border-left="none" fo:border-right="none" fo:border-top="none" fo:border-bottom="0.5pt solid #000000"/>
    </style:style>
    <style:style style:name="Table7" style:family="table">
      <style:table-properties style:width="16.753cm" fo:margin-left="-0.25cm" fo:margin-top="0cm" fo:margin-bottom="0cm" table:align="left" style:writing-mode="lr-tb"/>
    </style:style>
    <style:style style:name="Table7.A" style:family="table-column">
      <style:table-column-properties style:column-width="1.034cm"/>
    </style:style>
    <style:style style:name="Table7.B" style:family="table-column">
      <style:table-column-properties style:column-width="1.215cm"/>
    </style:style>
    <style:style style:name="Table7.C" style:family="table-column">
      <style:table-column-properties style:column-width="9.754cm"/>
    </style:style>
    <style:style style:name="Table7.D" style:family="table-column">
      <style:table-column-properties style:column-width="1.498cm"/>
    </style:style>
    <style:style style:name="Table7.E" style:family="table-column">
      <style:table-column-properties style:column-width="1.501cm"/>
    </style:style>
    <style:style style:name="Table7.F" style:family="table-column">
      <style:table-column-properties style:column-width="1.75cm"/>
    </style:style>
    <style:style style:name="Table7.1" style:family="table-row">
      <style:table-row-properties style:min-row-height="1.069cm" fo:keep-together="auto"/>
    </style:style>
    <style:style style:name="Table7.A1"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7.2" style:family="table-row">
      <style:table-row-properties fo:keep-together="auto"/>
    </style:style>
    <style:style style:name="Table7.A2" style:family="table-cell">
      <style:table-cell-properties fo:padding-left="0.123cm" fo:padding-right="0.123cm" fo:padding-top="0cm" fo:padding-bottom="0cm" fo:border-left="none" fo:border-right="none" fo:border-top="0.5pt solid #000000" fo:border-bottom="none"/>
    </style:style>
    <style:style style:name="Table7.B2" style:family="table-cell">
      <style:table-cell-properties fo:padding-left="0.123cm" fo:padding-right="0.123cm" fo:padding-top="0cm" fo:padding-bottom="0cm" fo:border-left="none" fo:border-right="none" fo:border-top="0.5pt solid #000000" fo:border-bottom="none"/>
    </style:style>
    <style:style style:name="Table7.C2" style:family="table-cell">
      <style:table-cell-properties fo:padding-left="0.123cm" fo:padding-right="0.123cm" fo:padding-top="0cm" fo:padding-bottom="0cm" fo:border-left="none" fo:border-right="none" fo:border-top="0.5pt solid #000000" fo:border-bottom="none"/>
    </style:style>
    <style:style style:name="Table7.D2" style:family="table-cell">
      <style:table-cell-properties fo:padding-left="0.123cm" fo:padding-right="0.123cm" fo:padding-top="0cm" fo:padding-bottom="0cm" fo:border-left="none" fo:border-right="none" fo:border-top="0.5pt solid #000000" fo:border-bottom="none"/>
    </style:style>
    <style:style style:name="Table7.E2" style:family="table-cell">
      <style:table-cell-properties fo:padding-left="0.123cm" fo:padding-right="0.123cm" fo:padding-top="0cm" fo:padding-bottom="0cm" fo:border-left="none" fo:border-right="none" fo:border-top="0.5pt solid #000000" fo:border-bottom="none"/>
    </style:style>
    <style:style style:name="Table7.F2" style:family="table-cell">
      <style:table-cell-properties fo:padding-left="0.123cm" fo:padding-right="0.123cm" fo:padding-top="0cm" fo:padding-bottom="0cm" fo:border-left="none" fo:border-right="none" fo:border-top="0.5pt solid #000000" fo:border-bottom="none"/>
    </style:style>
    <style:style style:name="Table7.3" style:family="table-row">
      <style:table-row-properties fo:keep-together="auto"/>
    </style:style>
    <style:style style:name="Table7.A3" style:family="table-cell">
      <style:table-cell-properties fo:padding-left="0.123cm" fo:padding-right="0.123cm" fo:padding-top="0cm" fo:padding-bottom="0cm" fo:border="none"/>
    </style:style>
    <style:style style:name="Table7.B3" style:family="table-cell">
      <style:table-cell-properties fo:padding-left="0.123cm" fo:padding-right="0.123cm" fo:padding-top="0cm" fo:padding-bottom="0cm" fo:border="none"/>
    </style:style>
    <style:style style:name="Table7.C3" style:family="table-cell">
      <style:table-cell-properties fo:padding-left="0.123cm" fo:padding-right="0.123cm" fo:padding-top="0cm" fo:padding-bottom="0cm" fo:border="none"/>
    </style:style>
    <style:style style:name="Table7.D3" style:family="table-cell">
      <style:table-cell-properties fo:padding-left="0.123cm" fo:padding-right="0.123cm" fo:padding-top="0cm" fo:padding-bottom="0cm" fo:border="none"/>
    </style:style>
    <style:style style:name="Table7.E3" style:family="table-cell">
      <style:table-cell-properties fo:padding-left="0.123cm" fo:padding-right="0.123cm" fo:padding-top="0cm" fo:padding-bottom="0cm" fo:border="none"/>
    </style:style>
    <style:style style:name="Table7.F3" style:family="table-cell">
      <style:table-cell-properties fo:padding-left="0.123cm" fo:padding-right="0.123cm" fo:padding-top="0cm" fo:padding-bottom="0cm" fo:border="none"/>
    </style:style>
    <style:style style:name="Table7.4" style:family="table-row">
      <style:table-row-properties fo:keep-together="auto"/>
    </style:style>
    <style:style style:name="Table7.A4" style:family="table-cell">
      <style:table-cell-properties fo:padding-left="0.123cm" fo:padding-right="0.123cm" fo:padding-top="0cm" fo:padding-bottom="0cm" fo:border="none"/>
    </style:style>
    <style:style style:name="Table7.B4" style:family="table-cell">
      <style:table-cell-properties fo:padding-left="0.123cm" fo:padding-right="0.123cm" fo:padding-top="0cm" fo:padding-bottom="0cm" fo:border="none"/>
    </style:style>
    <style:style style:name="Table7.C4" style:family="table-cell">
      <style:table-cell-properties fo:padding-left="0.123cm" fo:padding-right="0.123cm" fo:padding-top="0cm" fo:padding-bottom="0cm" fo:border="none"/>
    </style:style>
    <style:style style:name="Table7.D4" style:family="table-cell">
      <style:table-cell-properties fo:padding-left="0.123cm" fo:padding-right="0.123cm" fo:padding-top="0cm" fo:padding-bottom="0cm" fo:border="none"/>
    </style:style>
    <style:style style:name="Table7.E4" style:family="table-cell">
      <style:table-cell-properties fo:padding-left="0.123cm" fo:padding-right="0.123cm" fo:padding-top="0cm" fo:padding-bottom="0cm" fo:border="none"/>
    </style:style>
    <style:style style:name="Table7.F4" style:family="table-cell">
      <style:table-cell-properties fo:padding-left="0.123cm" fo:padding-right="0.123cm" fo:padding-top="0cm" fo:padding-bottom="0cm" fo:border="none"/>
    </style:style>
    <style:style style:name="Table7.5" style:family="table-row">
      <style:table-row-properties fo:keep-together="auto"/>
    </style:style>
    <style:style style:name="Table7.A5" style:family="table-cell">
      <style:table-cell-properties fo:padding-left="0.123cm" fo:padding-right="0.123cm" fo:padding-top="0cm" fo:padding-bottom="0cm" fo:border="none"/>
    </style:style>
    <style:style style:name="Table7.B5" style:family="table-cell">
      <style:table-cell-properties fo:padding-left="0.123cm" fo:padding-right="0.123cm" fo:padding-top="0cm" fo:padding-bottom="0cm" fo:border="none"/>
    </style:style>
    <style:style style:name="Table7.C5" style:family="table-cell">
      <style:table-cell-properties fo:padding-left="0.123cm" fo:padding-right="0.123cm" fo:padding-top="0cm" fo:padding-bottom="0cm" fo:border="none"/>
    </style:style>
    <style:style style:name="Table7.D5" style:family="table-cell">
      <style:table-cell-properties fo:padding-left="0.123cm" fo:padding-right="0.123cm" fo:padding-top="0cm" fo:padding-bottom="0cm" fo:border="none"/>
    </style:style>
    <style:style style:name="Table7.E5" style:family="table-cell">
      <style:table-cell-properties fo:padding-left="0.123cm" fo:padding-right="0.123cm" fo:padding-top="0cm" fo:padding-bottom="0cm" fo:border="none"/>
    </style:style>
    <style:style style:name="Table7.F5" style:family="table-cell">
      <style:table-cell-properties fo:padding-left="0.123cm" fo:padding-right="0.123cm" fo:padding-top="0cm" fo:padding-bottom="0cm" fo:border="none"/>
    </style:style>
    <style:style style:name="Table7.6" style:family="table-row">
      <style:table-row-properties fo:keep-together="auto"/>
    </style:style>
    <style:style style:name="Table7.A6" style:family="table-cell">
      <style:table-cell-properties fo:padding-left="0.123cm" fo:padding-right="0.123cm" fo:padding-top="0cm" fo:padding-bottom="0cm" fo:border="none"/>
    </style:style>
    <style:style style:name="Table7.B6" style:family="table-cell">
      <style:table-cell-properties fo:padding-left="0.123cm" fo:padding-right="0.123cm" fo:padding-top="0cm" fo:padding-bottom="0cm" fo:border="none"/>
    </style:style>
    <style:style style:name="Table7.C6" style:family="table-cell">
      <style:table-cell-properties fo:padding-left="0.123cm" fo:padding-right="0.123cm" fo:padding-top="0cm" fo:padding-bottom="0cm" fo:border="none"/>
    </style:style>
    <style:style style:name="Table7.D6" style:family="table-cell">
      <style:table-cell-properties fo:padding-left="0.123cm" fo:padding-right="0.123cm" fo:padding-top="0cm" fo:padding-bottom="0cm" fo:border="none"/>
    </style:style>
    <style:style style:name="Table7.E6" style:family="table-cell">
      <style:table-cell-properties fo:padding-left="0.123cm" fo:padding-right="0.123cm" fo:padding-top="0cm" fo:padding-bottom="0cm" fo:border="none"/>
    </style:style>
    <style:style style:name="Table7.F6" style:family="table-cell">
      <style:table-cell-properties fo:padding-left="0.123cm" fo:padding-right="0.123cm" fo:padding-top="0cm" fo:padding-bottom="0cm" fo:border="none"/>
    </style:style>
    <style:style style:name="Table7.7" style:family="table-row">
      <style:table-row-properties fo:keep-together="auto"/>
    </style:style>
    <style:style style:name="Table7.A7" style:family="table-cell">
      <style:table-cell-properties fo:padding-left="0.123cm" fo:padding-right="0.123cm" fo:padding-top="0cm" fo:padding-bottom="0cm" fo:border="none"/>
    </style:style>
    <style:style style:name="Table7.B7" style:family="table-cell">
      <style:table-cell-properties fo:padding-left="0.123cm" fo:padding-right="0.123cm" fo:padding-top="0cm" fo:padding-bottom="0cm" fo:border="none"/>
    </style:style>
    <style:style style:name="Table7.C7" style:family="table-cell">
      <style:table-cell-properties fo:padding-left="0.123cm" fo:padding-right="0.123cm" fo:padding-top="0cm" fo:padding-bottom="0cm" fo:border="none"/>
    </style:style>
    <style:style style:name="Table7.D7" style:family="table-cell">
      <style:table-cell-properties fo:padding-left="0.123cm" fo:padding-right="0.123cm" fo:padding-top="0cm" fo:padding-bottom="0cm" fo:border="none"/>
    </style:style>
    <style:style style:name="Table7.E7" style:family="table-cell">
      <style:table-cell-properties fo:padding-left="0.123cm" fo:padding-right="0.123cm" fo:padding-top="0cm" fo:padding-bottom="0cm" fo:border="none"/>
    </style:style>
    <style:style style:name="Table7.F7" style:family="table-cell">
      <style:table-cell-properties fo:padding-left="0.123cm" fo:padding-right="0.123cm" fo:padding-top="0cm" fo:padding-bottom="0cm" fo:border="none"/>
    </style:style>
    <style:style style:name="Table7.8" style:family="table-row">
      <style:table-row-properties fo:keep-together="auto"/>
    </style:style>
    <style:style style:name="Table7.A8" style:family="table-cell">
      <style:table-cell-properties fo:padding-left="0.123cm" fo:padding-right="0.123cm" fo:padding-top="0cm" fo:padding-bottom="0cm" fo:border="none"/>
    </style:style>
    <style:style style:name="Table7.B8" style:family="table-cell">
      <style:table-cell-properties fo:padding-left="0.123cm" fo:padding-right="0.123cm" fo:padding-top="0cm" fo:padding-bottom="0cm" fo:border="none"/>
    </style:style>
    <style:style style:name="Table7.C8" style:family="table-cell">
      <style:table-cell-properties fo:padding-left="0.123cm" fo:padding-right="0.123cm" fo:padding-top="0cm" fo:padding-bottom="0cm" fo:border="none"/>
    </style:style>
    <style:style style:name="Table7.D8" style:family="table-cell">
      <style:table-cell-properties fo:padding-left="0.123cm" fo:padding-right="0.123cm" fo:padding-top="0cm" fo:padding-bottom="0cm" fo:border="none"/>
    </style:style>
    <style:style style:name="Table7.E8" style:family="table-cell">
      <style:table-cell-properties fo:padding-left="0.123cm" fo:padding-right="0.123cm" fo:padding-top="0cm" fo:padding-bottom="0cm" fo:border="none"/>
    </style:style>
    <style:style style:name="Table7.F8" style:family="table-cell">
      <style:table-cell-properties fo:padding-left="0.123cm" fo:padding-right="0.123cm" fo:padding-top="0cm" fo:padding-bottom="0cm" fo:border="none"/>
    </style:style>
    <style:style style:name="Table7.9" style:family="table-row">
      <style:table-row-properties fo:keep-together="auto"/>
    </style:style>
    <style:style style:name="Table7.A9" style:family="table-cell">
      <style:table-cell-properties fo:padding-left="0.123cm" fo:padding-right="0.123cm" fo:padding-top="0cm" fo:padding-bottom="0cm" fo:border="none"/>
    </style:style>
    <style:style style:name="Table7.B9" style:family="table-cell">
      <style:table-cell-properties fo:padding-left="0.123cm" fo:padding-right="0.123cm" fo:padding-top="0cm" fo:padding-bottom="0cm" fo:border="none"/>
    </style:style>
    <style:style style:name="Table7.C9" style:family="table-cell">
      <style:table-cell-properties fo:padding-left="0.123cm" fo:padding-right="0.123cm" fo:padding-top="0cm" fo:padding-bottom="0cm" fo:border="none"/>
    </style:style>
    <style:style style:name="Table7.D9" style:family="table-cell">
      <style:table-cell-properties fo:padding-left="0.123cm" fo:padding-right="0.123cm" fo:padding-top="0cm" fo:padding-bottom="0cm" fo:border="none"/>
    </style:style>
    <style:style style:name="Table7.E9" style:family="table-cell">
      <style:table-cell-properties fo:padding-left="0.123cm" fo:padding-right="0.123cm" fo:padding-top="0cm" fo:padding-bottom="0cm" fo:border="none"/>
    </style:style>
    <style:style style:name="Table7.F9" style:family="table-cell">
      <style:table-cell-properties fo:padding-left="0.123cm" fo:padding-right="0.123cm" fo:padding-top="0cm" fo:padding-bottom="0cm" fo:border="none"/>
    </style:style>
    <style:style style:name="Table7.10" style:family="table-row">
      <style:table-row-properties fo:keep-together="auto"/>
    </style:style>
    <style:style style:name="Table7.A10" style:family="table-cell">
      <style:table-cell-properties fo:padding-left="0.123cm" fo:padding-right="0.123cm" fo:padding-top="0cm" fo:padding-bottom="0cm" fo:border="none"/>
    </style:style>
    <style:style style:name="Table7.B10" style:family="table-cell">
      <style:table-cell-properties fo:padding-left="0.123cm" fo:padding-right="0.123cm" fo:padding-top="0cm" fo:padding-bottom="0cm" fo:border="none"/>
    </style:style>
    <style:style style:name="Table7.C10" style:family="table-cell">
      <style:table-cell-properties fo:padding-left="0.123cm" fo:padding-right="0.123cm" fo:padding-top="0cm" fo:padding-bottom="0cm" fo:border="none"/>
    </style:style>
    <style:style style:name="Table7.D10" style:family="table-cell">
      <style:table-cell-properties fo:padding-left="0.123cm" fo:padding-right="0.123cm" fo:padding-top="0cm" fo:padding-bottom="0cm" fo:border="none"/>
    </style:style>
    <style:style style:name="Table7.E10" style:family="table-cell">
      <style:table-cell-properties fo:padding-left="0.123cm" fo:padding-right="0.123cm" fo:padding-top="0cm" fo:padding-bottom="0cm" fo:border="none"/>
    </style:style>
    <style:style style:name="Table7.F10" style:family="table-cell">
      <style:table-cell-properties fo:padding-left="0.123cm" fo:padding-right="0.123cm" fo:padding-top="0cm" fo:padding-bottom="0cm" fo:border="none"/>
    </style:style>
    <style:style style:name="Table7.11" style:family="table-row">
      <style:table-row-properties fo:keep-together="auto"/>
    </style:style>
    <style:style style:name="Table7.A11" style:family="table-cell">
      <style:table-cell-properties fo:padding-left="0.123cm" fo:padding-right="0.123cm" fo:padding-top="0cm" fo:padding-bottom="0cm" fo:border="none"/>
    </style:style>
    <style:style style:name="Table7.B11" style:family="table-cell">
      <style:table-cell-properties fo:padding-left="0.123cm" fo:padding-right="0.123cm" fo:padding-top="0cm" fo:padding-bottom="0cm" fo:border="none"/>
    </style:style>
    <style:style style:name="Table7.C11" style:family="table-cell">
      <style:table-cell-properties fo:padding-left="0.123cm" fo:padding-right="0.123cm" fo:padding-top="0cm" fo:padding-bottom="0cm" fo:border="none"/>
    </style:style>
    <style:style style:name="Table7.D11" style:family="table-cell">
      <style:table-cell-properties fo:padding-left="0.123cm" fo:padding-right="0.123cm" fo:padding-top="0cm" fo:padding-bottom="0cm" fo:border="none"/>
    </style:style>
    <style:style style:name="Table7.E11" style:family="table-cell">
      <style:table-cell-properties fo:padding-left="0.123cm" fo:padding-right="0.123cm" fo:padding-top="0cm" fo:padding-bottom="0cm" fo:border="none"/>
    </style:style>
    <style:style style:name="Table7.F11" style:family="table-cell">
      <style:table-cell-properties fo:padding-left="0.123cm" fo:padding-right="0.123cm" fo:padding-top="0cm" fo:padding-bottom="0cm" fo:border="none"/>
    </style:style>
    <style:style style:name="Table7.12" style:family="table-row">
      <style:table-row-properties style:min-row-height="0.393cm" fo:keep-together="auto"/>
    </style:style>
    <style:style style:name="Table7.A12" style:family="table-cell">
      <style:table-cell-properties fo:padding-left="0.123cm" fo:padding-right="0.123cm" fo:padding-top="0cm" fo:padding-bottom="0cm" fo:border-left="none" fo:border-right="none" fo:border-top="0.5pt solid #000000" fo:border-bottom="0.5pt solid #000000"/>
    </style:style>
    <style:style style:name="Table7.B12" style:family="table-cell">
      <style:table-cell-properties fo:padding-left="0.123cm" fo:padding-right="0.123cm" fo:padding-top="0cm" fo:padding-bottom="0cm" fo:border-left="none" fo:border-right="none" fo:border-top="0.5pt solid #000000" fo:border-bottom="0.5pt solid #000000"/>
    </style:style>
    <style:style style:name="Table7.C12" style:family="table-cell">
      <style:table-cell-properties fo:padding-left="0.123cm" fo:padding-right="0.123cm" fo:padding-top="0cm" fo:padding-bottom="0cm" fo:border-left="none" fo:border-right="none" fo:border-top="0.5pt solid #000000" fo:border-bottom="0.5pt solid #000000"/>
    </style:style>
    <style:style style:name="Table7.D12" style:family="table-cell">
      <style:table-cell-properties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7.E12" style:family="table-cell">
      <style:table-cell-properties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7.F12" style:family="table-cell">
      <style:table-cell-properties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8" style:family="table">
      <style:table-properties style:width="16.379cm" fo:margin-left="0.123cm" fo:margin-top="0cm" fo:margin-bottom="0cm" table:align="left" style:writing-mode="lr-tb"/>
    </style:style>
    <style:style style:name="Table8.A" style:family="table-column">
      <style:table-column-properties style:column-width="1.268cm"/>
    </style:style>
    <style:style style:name="Table8.B" style:family="table-column">
      <style:table-column-properties style:column-width="1.272cm"/>
    </style:style>
    <style:style style:name="Table8.C" style:family="table-column">
      <style:table-column-properties style:column-width="13.839cm"/>
    </style:style>
    <style:style style:name="Table8.1" style:family="table-row">
      <style:table-row-properties fo:keep-together="auto"/>
    </style:style>
    <style:style style:name="Table8.A1" style:family="table-cell">
      <style:table-cell-properties fo:padding-left="0.123cm" fo:padding-right="0.123cm" fo:padding-top="0cm" fo:padding-bottom="0cm" fo:border-left="none" fo:border-right="none" fo:border-top="0.5pt solid #000000" fo:border-bottom="0.5pt solid #000000"/>
    </style:style>
    <style:style style:name="Table8.A2" style:family="table-cell">
      <style:table-cell-properties fo:padding-left="0.123cm" fo:padding-right="0.123cm" fo:padding-top="0cm" fo:padding-bottom="0cm" fo:border="none"/>
    </style:style>
    <style:style style:name="Table8.A5" style:family="table-cell">
      <style:table-cell-properties fo:padding-left="0.123cm" fo:padding-right="0.123cm" fo:padding-top="0cm" fo:padding-bottom="0cm" fo:border-left="none" fo:border-right="none" fo:border-top="none" fo:border-bottom="0.5pt solid #000000"/>
    </style:style>
    <style:style style:name="Table9" style:family="table">
      <style:table-properties style:width="16.753cm" fo:margin-left="0.123cm" fo:margin-top="0cm" fo:margin-bottom="0cm" table:align="left" style:writing-mode="lr-tb"/>
    </style:style>
    <style:style style:name="Table9.A" style:family="table-column">
      <style:table-column-properties style:column-width="0.854cm"/>
    </style:style>
    <style:style style:name="Table9.B" style:family="table-column">
      <style:table-column-properties style:column-width="0.942cm"/>
    </style:style>
    <style:style style:name="Table9.C" style:family="table-column">
      <style:table-column-properties style:column-width="10.455cm"/>
    </style:style>
    <style:style style:name="Table9.D" style:family="table-column">
      <style:table-column-properties style:column-width="1.501cm"/>
    </style:style>
    <style:style style:name="Table9.E" style:family="table-column">
      <style:table-column-properties style:column-width="1.499cm"/>
    </style:style>
    <style:style style:name="Table9.1" style:family="table-row">
      <style:table-row-properties fo:keep-together="auto"/>
    </style:style>
    <style:style style:name="Table9.A1" style:family="table-cell">
      <style:table-cell-properties fo:padding-left="0.123cm" fo:padding-right="0.123cm" fo:padding-top="0cm" fo:padding-bottom="0cm" fo:border-left="none" fo:border-right="none" fo:border-top="0.5pt solid #000000" fo:border-bottom="0.5pt solid #000000"/>
    </style:style>
    <style:style style:name="Table9.A2" style:family="table-cell">
      <style:table-cell-properties fo:padding-left="0.123cm" fo:padding-right="0.123cm" fo:padding-top="0cm" fo:padding-bottom="0cm" fo:border="none"/>
    </style:style>
    <style:style style:name="Table10" style:family="table">
      <style:table-properties style:width="16.753cm" fo:margin-left="0.123cm" fo:margin-top="0cm" fo:margin-bottom="0cm" table:align="left" style:writing-mode="lr-tb"/>
    </style:style>
    <style:style style:name="Table10.A" style:family="table-column">
      <style:table-column-properties style:column-width="1cm"/>
    </style:style>
    <style:style style:name="Table10.B" style:family="table-column">
      <style:table-column-properties style:column-width="1.752cm"/>
    </style:style>
    <style:style style:name="Table10.C" style:family="table-column">
      <style:table-column-properties style:column-width="14.002cm"/>
    </style:style>
    <style:style style:name="Table10.1" style:family="table-row">
      <style:table-row-properties fo:keep-together="auto"/>
    </style:style>
    <style:style style:name="Table10.A1" style:family="table-cell">
      <style:table-cell-properties fo:padding-left="0.123cm" fo:padding-right="0.123cm" fo:padding-top="0cm" fo:padding-bottom="0cm" fo:border-left="none" fo:border-right="none" fo:border-top="0.5pt solid #000000" fo:border-bottom="0.5pt solid #000000"/>
    </style:style>
    <style:style style:name="Table10.A2" style:family="table-cell">
      <style:table-cell-properties fo:padding-left="0.123cm" fo:padding-right="0.123cm" fo:padding-top="0cm" fo:padding-bottom="0cm" fo:border="none"/>
    </style:style>
    <style:style style:name="Table10.A4" style:family="table-cell">
      <style:table-cell-properties fo:padding-left="0.123cm" fo:padding-right="0.123cm" fo:padding-top="0cm" fo:padding-bottom="0cm" fo:border-left="none" fo:border-right="none" fo:border-top="none" fo:border-bottom="0.5pt solid #000000"/>
    </style:style>
    <style:style style:name="Table11" style:family="table">
      <style:table-properties style:width="16.193cm" fo:margin-left="0.123cm" fo:margin-top="0cm" fo:margin-bottom="0cm" table:align="left" style:writing-mode="lr-tb"/>
    </style:style>
    <style:style style:name="Table11.A" style:family="table-column">
      <style:table-column-properties style:column-width="0.854cm"/>
    </style:style>
    <style:style style:name="Table11.B" style:family="table-column">
      <style:table-column-properties style:column-width="0.894cm"/>
    </style:style>
    <style:style style:name="Table11.C" style:family="table-column">
      <style:table-column-properties style:column-width="10.019cm"/>
    </style:style>
    <style:style style:name="Table11.D" style:family="table-column">
      <style:table-column-properties style:column-width="1.732cm"/>
    </style:style>
    <style:style style:name="Table11.E" style:family="table-column">
      <style:table-column-properties style:column-width="1.251cm"/>
    </style:style>
    <style:style style:name="Table11.F" style:family="table-column">
      <style:table-column-properties style:column-width="1.441cm"/>
    </style:style>
    <style:style style:name="Table11.1" style:family="table-row">
      <style:table-row-properties fo:keep-together="auto"/>
    </style:style>
    <style:style style:name="Table11.A1" style:family="table-cell">
      <style:table-cell-properties fo:padding-left="0.123cm" fo:padding-right="0.123cm" fo:padding-top="0cm" fo:padding-bottom="0cm" fo:border-left="none" fo:border-right="none" fo:border-top="0.5pt solid #000000" fo:border-bottom="0.5pt solid #000000"/>
    </style:style>
    <style:style style:name="Table11.A2" style:family="table-cell">
      <style:table-cell-properties fo:padding-left="0.123cm" fo:padding-right="0.123cm" fo:padding-top="0cm" fo:padding-bottom="0cm" fo:border="none"/>
    </style:style>
    <style:style style:name="Table12" style:family="table">
      <style:table-properties style:width="16.193cm" fo:margin-left="0.123cm" fo:margin-top="0cm" fo:margin-bottom="0cm" table:align="left" style:writing-mode="lr-tb"/>
    </style:style>
    <style:style style:name="Table12.A" style:family="table-column">
      <style:table-column-properties style:column-width="0.854cm"/>
    </style:style>
    <style:style style:name="Table12.B" style:family="table-column">
      <style:table-column-properties style:column-width="0.896cm"/>
    </style:style>
    <style:style style:name="Table12.C" style:family="table-column">
      <style:table-column-properties style:column-width="8.5cm"/>
    </style:style>
    <style:style style:name="Table12.D" style:family="table-column">
      <style:table-column-properties style:column-width="3.251cm"/>
    </style:style>
    <style:style style:name="Table12.E" style:family="table-column">
      <style:table-column-properties style:column-width="1.002cm"/>
    </style:style>
    <style:style style:name="Table12.F" style:family="table-column">
      <style:table-column-properties style:column-width="0.489cm"/>
    </style:style>
    <style:style style:name="Table12.G" style:family="table-column">
      <style:table-column-properties style:column-width="1.199cm"/>
    </style:style>
    <style:style style:name="Table12.1" style:family="table-row">
      <style:table-row-properties fo:keep-together="auto"/>
    </style:style>
    <style:style style:name="Table12.A1" style:family="table-cell">
      <style:table-cell-properties fo:padding-left="0.123cm" fo:padding-right="0.123cm" fo:padding-top="0cm" fo:padding-bottom="0cm" fo:border-left="none" fo:border-right="none" fo:border-top="none" fo:border-bottom="0.5pt solid #000000"/>
    </style:style>
    <style:style style:name="Table12.A2" style:family="table-cell">
      <style:table-cell-properties fo:padding-left="0.123cm" fo:padding-right="0.123cm" fo:padding-top="0cm" fo:padding-bottom="0cm" fo:border-left="none" fo:border-right="none" fo:border-top="0.5pt solid #000000" fo:border-bottom="0.5pt solid #000000"/>
    </style:style>
    <style:style style:name="Table12.A3" style:family="table-cell">
      <style:table-cell-properties fo:padding-left="0.123cm" fo:padding-right="0.123cm" fo:padding-top="0cm" fo:padding-bottom="0cm" fo:border="none"/>
    </style:style>
    <style:style style:name="Table13" style:family="table">
      <style:table-properties style:width="16.193cm" fo:margin-left="0.123cm" fo:margin-top="0cm" fo:margin-bottom="0cm" table:align="left" style:writing-mode="lr-tb"/>
    </style:style>
    <style:style style:name="Table13.A" style:family="table-column">
      <style:table-column-properties style:column-width="1cm"/>
    </style:style>
    <style:style style:name="Table13.B" style:family="table-column">
      <style:table-column-properties style:column-width="0.998cm"/>
    </style:style>
    <style:style style:name="Table13.C" style:family="table-column">
      <style:table-column-properties style:column-width="9.504cm"/>
    </style:style>
    <style:style style:name="Table13.D" style:family="table-column">
      <style:table-column-properties style:column-width="1.748cm"/>
    </style:style>
    <style:style style:name="Table13.E" style:family="table-column">
      <style:table-column-properties style:column-width="1.252cm"/>
    </style:style>
    <style:style style:name="Table13.F" style:family="table-column">
      <style:table-column-properties style:column-width="0.249cm"/>
    </style:style>
    <style:style style:name="Table13.G" style:family="table-column">
      <style:table-column-properties style:column-width="1.439cm"/>
    </style:style>
    <style:style style:name="Table13.1" style:family="table-row">
      <style:table-row-properties fo:keep-together="auto"/>
    </style:style>
    <style:style style:name="Table13.A1" style:family="table-cell">
      <style:table-cell-properties fo:padding-left="0.123cm" fo:padding-right="0.123cm" fo:padding-top="0cm" fo:padding-bottom="0cm" fo:border-left="none" fo:border-right="none" fo:border-top="none" fo:border-bottom="0.5pt solid #000000"/>
    </style:style>
    <style:style style:name="Table13.A2" style:family="table-cell">
      <style:table-cell-properties fo:padding-left="0.123cm" fo:padding-right="0.123cm" fo:padding-top="0cm" fo:padding-bottom="0cm" fo:border-left="none" fo:border-right="none" fo:border-top="0.5pt solid #000000" fo:border-bottom="0.5pt solid #000000"/>
    </style:style>
    <style:style style:name="Table13.A3" style:family="table-cell">
      <style:table-cell-properties fo:padding-left="0.123cm" fo:padding-right="0.123cm" fo:padding-top="0cm" fo:padding-bottom="0cm" fo:border="none"/>
    </style:style>
    <style:style style:name="Table14" style:family="table">
      <style:table-properties style:width="16.062cm" fo:margin-left="0cm" fo:margin-top="0cm" fo:margin-bottom="0cm" table:align="left" style:writing-mode="lr-tb"/>
    </style:style>
    <style:style style:name="Table14.A" style:family="table-column">
      <style:table-column-properties style:column-width="1cm"/>
    </style:style>
    <style:style style:name="Table14.B" style:family="table-column">
      <style:table-column-properties style:column-width="9.813cm"/>
    </style:style>
    <style:style style:name="Table14.C" style:family="table-column">
      <style:table-column-properties style:column-width="1.748cm"/>
    </style:style>
    <style:style style:name="Table14.D" style:family="table-column">
      <style:table-column-properties style:column-width="1.752cm"/>
    </style:style>
    <style:style style:name="Table14.E" style:family="table-column">
      <style:table-column-properties style:column-width="1.75cm"/>
    </style:style>
    <style:style style:name="Table14.1" style:family="table-row">
      <style:table-row-properties fo:keep-together="always"/>
    </style:style>
    <style:style style:name="Table14.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4.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4.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4.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14.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14.A4" style:family="table-cell">
      <style:table-cell-properties fo:background-color="transparent" fo:padding-left="0.06cm" fo:padding-right="0.06cm" fo:padding-top="0cm" fo:padding-bottom="0cm" fo:border="none">
        <style:background-image/>
      </style:table-cell-properties>
    </style:style>
    <style:style style:name="Table14.B4" style:family="table-cell">
      <style:table-cell-properties style:vertical-align="bottom" fo:background-color="transparent" fo:padding-left="0.06cm" fo:padding-right="0.06cm" fo:padding-top="0cm" fo:padding-bottom="0cm" fo:border="none">
        <style:background-image/>
      </style:table-cell-properties>
    </style:style>
    <style:style style:name="Table15" style:family="table">
      <style:table-properties style:width="16.062cm" fo:margin-left="0cm" fo:margin-top="0cm" fo:margin-bottom="0cm" table:align="left" style:writing-mode="lr-tb"/>
    </style:style>
    <style:style style:name="Table15.A" style:family="table-column">
      <style:table-column-properties style:column-width="1cm"/>
    </style:style>
    <style:style style:name="Table15.B" style:family="table-column">
      <style:table-column-properties style:column-width="9.813cm"/>
    </style:style>
    <style:style style:name="Table15.C" style:family="table-column">
      <style:table-column-properties style:column-width="1.748cm"/>
    </style:style>
    <style:style style:name="Table15.D" style:family="table-column">
      <style:table-column-properties style:column-width="1.752cm"/>
    </style:style>
    <style:style style:name="Table15.E" style:family="table-column">
      <style:table-column-properties style:column-width="1.75cm"/>
    </style:style>
    <style:style style:name="Table15.1" style:family="table-row">
      <style:table-row-properties fo:keep-together="always"/>
    </style:style>
    <style:style style:name="Table15.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5.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5.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15.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15.A4" style:family="table-cell">
      <style:table-cell-properties fo:background-color="transparent" fo:padding-left="0.06cm" fo:padding-right="0.06cm" fo:padding-top="0cm" fo:padding-bottom="0cm" fo:border="none">
        <style:background-image/>
      </style:table-cell-properties>
    </style:style>
    <style:style style:name="Table15.B4" style:family="table-cell">
      <style:table-cell-properties style:vertical-align="bottom" fo:background-color="transparent" fo:padding-left="0.06cm" fo:padding-right="0.06cm" fo:padding-top="0cm" fo:padding-bottom="0cm" fo:border="none">
        <style:background-image/>
      </style:table-cell-properties>
    </style:style>
    <style:style style:name="Table15.A5" style:family="table-cell">
      <style:table-cell-properties fo:background-color="transparent" fo:padding-left="0.06cm" fo:padding-right="0.06cm" fo:padding-top="0cm" fo:padding-bottom="0cm" fo:border="none">
        <style:background-image/>
      </style:table-cell-properties>
    </style:style>
    <style:style style:name="Table15.A6" style:family="table-cell">
      <style:table-cell-properties fo:background-color="transparent" fo:padding-left="0.06cm" fo:padding-right="0.06cm" fo:padding-top="0cm" fo:padding-bottom="0cm" fo:border="none">
        <style:background-image/>
      </style:table-cell-properties>
    </style:style>
    <style:style style:name="Table15.A7" style:family="table-cell">
      <style:table-cell-properties fo:background-color="transparent" fo:padding-left="0.06cm" fo:padding-right="0.06cm" fo:padding-top="0cm" fo:padding-bottom="0cm" fo:border="none">
        <style:background-image/>
      </style:table-cell-properties>
    </style:style>
    <style:style style:name="Table15.A8" style:family="table-cell">
      <style:table-cell-properties fo:background-color="transparent" fo:padding-left="0.06cm" fo:padding-right="0.06cm" fo:padding-top="0cm" fo:padding-bottom="0cm" fo:border="none">
        <style:background-image/>
      </style:table-cell-properties>
    </style:style>
    <style:style style:name="Table15.A9" style:family="table-cell">
      <style:table-cell-properties fo:background-color="transparent" fo:padding-left="0.06cm" fo:padding-right="0.06cm" fo:padding-top="0cm" fo:padding-bottom="0cm" fo:border="none">
        <style:background-image/>
      </style:table-cell-properties>
    </style:style>
    <style:style style:name="Table15.A10" style:family="table-cell">
      <style:table-cell-properties fo:background-color="transparent" fo:padding-left="0.06cm" fo:padding-right="0.06cm" fo:padding-top="0cm" fo:padding-bottom="0cm" fo:border="none">
        <style:background-image/>
      </style:table-cell-properties>
    </style:style>
    <style:style style:name="Table15.A11" style:family="table-cell">
      <style:table-cell-properties fo:background-color="transparent" fo:padding-left="0.06cm" fo:padding-right="0.06cm" fo:padding-top="0cm" fo:padding-bottom="0cm" fo:border="none">
        <style:background-image/>
      </style:table-cell-properties>
    </style:style>
    <style:style style:name="Table15.A12" style:family="table-cell">
      <style:table-cell-properties fo:background-color="transparent" fo:padding-left="0.06cm" fo:padding-right="0.06cm" fo:padding-top="0cm" fo:padding-bottom="0cm" fo:border="none">
        <style:background-image/>
      </style:table-cell-properties>
    </style:style>
    <style:style style:name="Table15.B13"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6" style:family="table">
      <style:table-properties style:width="16.062cm" fo:margin-left="0cm" fo:margin-top="0cm" fo:margin-bottom="0cm" table:align="left" style:writing-mode="lr-tb"/>
    </style:style>
    <style:style style:name="Table16.A" style:family="table-column">
      <style:table-column-properties style:column-width="1cm"/>
    </style:style>
    <style:style style:name="Table16.B" style:family="table-column">
      <style:table-column-properties style:column-width="0.998cm"/>
    </style:style>
    <style:style style:name="Table16.C" style:family="table-column">
      <style:table-column-properties style:column-width="9.562cm"/>
    </style:style>
    <style:style style:name="Table16.D" style:family="table-column">
      <style:table-column-properties style:column-width="1.752cm"/>
    </style:style>
    <style:style style:name="Table16.E" style:family="table-column">
      <style:table-column-properties style:column-width="0.25cm"/>
    </style:style>
    <style:style style:name="Table16.F" style:family="table-column">
      <style:table-column-properties style:column-width="1.249cm"/>
    </style:style>
    <style:style style:name="Table16.G" style:family="table-column">
      <style:table-column-properties style:column-width="0.75cm"/>
    </style:style>
    <style:style style:name="Table16.H" style:family="table-column">
      <style:table-column-properties style:column-width="0.499cm"/>
    </style:style>
    <style:style style:name="Table16.1" style:family="table-row">
      <style:table-row-properties fo:keep-together="always"/>
    </style:style>
    <style:style style:name="Table16.A1" style:family="table-cell">
      <style:table-cell-properties fo:padding-left="0.06cm" fo:padding-right="0.06cm" fo:padding-top="0cm" fo:padding-bottom="0cm" fo:border-left="none" fo:border-right="none" fo:border-top="none" fo:border-bottom="0.5pt solid #000000"/>
    </style:style>
    <style:style style:name="Table16.B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6.F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6.H1" style:family="table-cell">
      <style:table-cell-properties fo:padding-left="0.06cm" fo:padding-right="0.06cm" fo:padding-top="0cm" fo:padding-bottom="0cm" fo:border="none"/>
    </style:style>
    <style:style style:name="Table16.A2" style:family="table-cell">
      <style:table-cell-properties style:vertical-align="bottom" fo:padding-left="0.06cm" fo:padding-right="0.06cm" fo:padding-top="0cm" fo:padding-bottom="0cm" fo:border-left="none" fo:border-right="none" fo:border-top="0.5pt solid #000000" fo:border-bottom="0.5pt solid #000000"/>
    </style:style>
    <style:style style:name="Table16.B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6.A3" style:family="table-cell">
      <style:table-cell-properties fo:padding-left="0.06cm" fo:padding-right="0.06cm" fo:padding-top="0cm" fo:padding-bottom="0cm" fo:border="none"/>
    </style:style>
    <style:style style:name="Table16.B3" style:family="table-cell">
      <style:table-cell-properties fo:background-color="transparent" fo:padding-left="0.06cm" fo:padding-right="0.06cm" fo:padding-top="0cm" fo:padding-bottom="0cm" fo:border="none">
        <style:background-image/>
      </style:table-cell-properties>
    </style:style>
    <style:style style:name="Table16.C3" style:family="table-cell">
      <style:table-cell-properties style:vertical-align="bottom" fo:background-color="transparent" fo:padding-left="0.06cm" fo:padding-right="0.06cm" fo:padding-top="0cm" fo:padding-bottom="0cm" fo:border="none">
        <style:background-image/>
      </style:table-cell-properties>
    </style:style>
    <style:style style:name="Table16.A4" style:family="table-cell">
      <style:table-cell-properties fo:padding-left="0.06cm" fo:padding-right="0.06cm" fo:padding-top="0cm" fo:padding-bottom="0cm" fo:border="none"/>
    </style:style>
    <style:style style:name="Table16.B4" style:family="table-cell">
      <style:table-cell-properties fo:background-color="transparent" fo:padding-left="0.06cm" fo:padding-right="0.06cm" fo:padding-top="0cm" fo:padding-bottom="0cm" fo:border="none">
        <style:background-image/>
      </style:table-cell-properties>
    </style:style>
    <style:style style:name="Table16.A5" style:family="table-cell">
      <style:table-cell-properties fo:padding-left="0.06cm" fo:padding-right="0.06cm" fo:padding-top="0cm" fo:padding-bottom="0cm" fo:border="none"/>
    </style:style>
    <style:style style:name="Table16.B5" style:family="table-cell">
      <style:table-cell-properties fo:background-color="transparent" fo:padding-left="0.06cm" fo:padding-right="0.06cm" fo:padding-top="0cm" fo:padding-bottom="0cm" fo:border="none">
        <style:background-image/>
      </style:table-cell-properties>
    </style:style>
    <style:style style:name="Table16.A6" style:family="table-cell">
      <style:table-cell-properties fo:padding-left="0.06cm" fo:padding-right="0.06cm" fo:padding-top="0cm" fo:padding-bottom="0cm" fo:border-left="none" fo:border-right="none" fo:border-top="0.5pt solid #000000" fo:border-bottom="0.5pt solid #000000"/>
    </style:style>
    <style:style style:name="P1" style:family="paragraph" style:parent-style-name="Brevoverskrift">
      <style:paragraph-properties fo:margin-top="0cm" fo:margin-bottom="0cm" loext:contextual-spacing="false"/>
    </style:style>
    <style:style style:name="P2" style:family="paragraph" style:parent-style-name="Contents_20_1">
      <style:paragraph-properties>
        <style:tab-stops>
          <style:tab-stop style:position="15.984cm" style:type="right" style:leader-style="dotted" style:leader-text="."/>
        </style:tab-stops>
      </style:paragraph-properties>
    </style:style>
    <style:style style:name="P3" style:family="paragraph" style:parent-style-name="Default">
      <style:text-properties style:font-name="Times New Roman"/>
    </style:style>
    <style:style style:name="P4" style:family="paragraph" style:parent-style-name="Default">
      <style:text-properties style:font-name="Times New Roman" style:font-name-complex="Times New Roman1" style:font-weight-complex="bold"/>
    </style:style>
    <style:style style:name="P5" style:family="paragraph" style:parent-style-name="Default">
      <style:text-properties style:font-name="Times New Roman" style:font-name-complex="Times New Roman1" style:font-weight-complex="bold" fo:background-color="#ffff00"/>
    </style:style>
    <style:style style:name="P6" style:family="paragraph" style:parent-style-name="Default">
      <style:text-properties style:font-name="Times New Roman" fo:font-weight="bold" style:font-weight-asian="bold" style:font-name-complex="Times New Roman1" style:font-weight-complex="bold"/>
    </style:style>
    <style:style style:name="P7" style:family="paragraph" style:parent-style-name="Default">
      <style:paragraph-properties fo:margin-top="0cm" fo:margin-bottom="0.212cm" loext:contextual-spacing="false"/>
    </style:style>
    <style:style style:name="P8" style:family="paragraph" style:parent-style-name="Footer">
      <style:paragraph-properties fo:text-align="center" style:justify-single-word="false"/>
    </style:style>
    <style:style style:name="P9" style:family="paragraph" style:parent-style-name="Heading_20_1">
      <style:paragraph-properties fo:break-before="page"/>
    </style:style>
    <style:style style:name="P10" style:family="paragraph" style:parent-style-name="Heading_20_1">
      <style:paragraph-properties fo:margin-top="0cm" fo:margin-bottom="0cm" loext:contextual-spacing="false"/>
      <style:text-properties style:font-name-complex="Times New Roman1"/>
    </style:style>
    <style:style style:name="P11" style:family="paragraph" style:parent-style-name="Heading_20_1">
      <style:paragraph-properties fo:margin-top="0cm" fo:margin-bottom="0cm" loext:contextual-spacing="false"/>
      <style:text-properties fo:font-weight="normal" style:font-weight-asian="normal" style:font-name-complex="Times New Roman1" style:font-size-complex="14pt"/>
    </style:style>
    <style:style style:name="P12" style:family="paragraph" style:parent-style-name="Heading_20_1">
      <style:paragraph-properties fo:margin-top="0cm" fo:margin-bottom="0cm" loext:contextual-spacing="false" fo:break-before="page"/>
    </style:style>
    <style:style style:name="P13" style:family="paragraph" style:parent-style-name="Standard">
      <style:paragraph-properties fo:text-align="center" style:justify-single-word="false"/>
    </style:style>
    <style:style style:name="P14" style:family="paragraph" style:parent-style-name="Standard">
      <style:text-properties style:font-name="Times New Roman"/>
    </style:style>
    <style:style style:name="P15" style:family="paragraph" style:parent-style-name="Standard">
      <style:text-properties style:font-name="Times New Roman" fo:font-weight="bold" style:font-weight-asian="bold"/>
    </style:style>
    <style:style style:name="P16" style:family="paragraph" style:parent-style-name="Standard">
      <style:paragraph-properties fo:text-align="center" style:justify-single-word="false"/>
      <style:text-properties style:font-name="Times New Roman" fo:font-weight="bold" style:font-weight-asian="bold"/>
    </style:style>
    <style:style style:name="P17" style:family="paragraph" style:parent-style-name="Standard">
      <style:paragraph-properties>
        <style:tab-stops>
          <style:tab-stop style:position="6.313cm"/>
        </style:tab-stops>
      </style:paragraph-properties>
      <style:text-properties style:font-name="Times New Roman" fo:font-weight="bold" style:font-weight-asian="bold"/>
    </style:style>
    <style:style style:name="P18" style:family="paragraph" style:parent-style-name="Standard">
      <style:text-properties style:font-name="Times New Roman" fo:font-size="14pt" fo:font-weight="bold" style:font-name-asian="F" style:font-size-asian="14pt" style:font-weight-asian="bold" style:font-size-complex="14pt"/>
    </style:style>
    <style:style style:name="P19" style:family="paragraph" style:parent-style-name="Standard">
      <style:text-properties style:font-name="Times New Roman" fo:font-size="14pt" fo:font-weight="bold" style:font-name-asian="F" style:font-size-asian="14pt" style:font-weight-asian="bold" style:font-name-complex="F" style:font-size-complex="16pt"/>
    </style:style>
    <style:style style:name="P20" style:family="paragraph" style:parent-style-name="Standard">
      <style:paragraph-properties fo:line-height="0.529cm"/>
      <style:text-properties style:font-name="Times New Roman" fo:font-size="14pt" fo:font-weight="bold" style:font-size-asian="14pt" style:font-weight-asian="bold" style:font-size-complex="14pt"/>
    </style:style>
    <style:style style:name="P2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style>
    <style:style style:name="P22" style:family="paragraph" style:parent-style-name="Standard">
      <style:paragraph-properties fo:text-align="center" style:justify-single-word="false"/>
      <style:text-properties style:font-name="Times New Roman" fo:font-size="14pt" fo:language="nn" fo:country="NO" fo:font-weight="bold" style:font-size-asian="14pt" style:font-weight-asian="bold" style:font-size-complex="14pt" style:font-weight-complex="bold"/>
    </style:style>
    <style:style style:name="P23" style:family="paragraph" style:parent-style-name="Standard">
      <style:text-properties style:font-name="Times New Roman" fo:language="nn" fo:country="NO" fo:font-weight="bold" style:font-weight-asian="bold" style:font-weight-complex="bold"/>
    </style:style>
    <style:style style:name="P24" style:family="paragraph" style:parent-style-name="Standard">
      <style:text-properties style:font-name="Times New Roman" fo:language="nn" fo:country="NO" fo:font-weight="bold" style:font-weight-asian="bold" style:font-weight-complex="bold" fo:background-color="#ffff00"/>
    </style:style>
    <style:style style:name="P25" style:family="paragraph" style:parent-style-name="Standard">
      <style:text-properties style:font-name="Times New Roman" fo:language="nn" fo:country="NO" style:font-weight-complex="bold"/>
    </style:style>
    <style:style style:name="P26" style:family="paragraph" style:parent-style-name="Standard">
      <style:text-properties style:font-name="Times New Roman" style:font-name-asian="Batang" style:font-size-complex="10pt"/>
    </style:style>
    <style:style style:name="P27" style:family="paragraph" style:parent-style-name="Standard">
      <style:text-properties style:font-name="Times New Roman" fo:background-color="#ffff00"/>
    </style:style>
    <style:style style:name="P28" style:family="paragraph" style:parent-style-name="Standard">
      <style:text-properties style:font-name="Times New Roman" style:font-weight-complex="bold"/>
    </style:style>
    <style:style style:name="P29" style:family="paragraph" style:parent-style-name="Standard">
      <style:text-properties style:font-name="Times New Roman" style:font-name-asian="Calibri1"/>
    </style:style>
    <style:style style:name="P30" style:family="paragraph" style:parent-style-name="Standard">
      <style:text-properties style:font-name="Times New Roman" style:language-asian="nb" style:country-asian="NO"/>
    </style:style>
    <style:style style:name="P31" style:family="paragraph" style:parent-style-name="Standard">
      <style:text-properties fo:language="nn" fo:country="NO" fo:font-weight="bold" style:font-weight-asian="bold" style:font-weight-complex="bold" fo:background-color="#ffff00"/>
    </style:style>
    <style:style style:name="P32" style:family="paragraph" style:parent-style-name="Standard">
      <style:text-properties fo:language="nn" fo:country="NO" fo:font-weight="bold" style:font-weight-asian="bold" style:font-weight-complex="bold" fo:background-color="#ffff00"/>
    </style:style>
    <style:style style:name="P33" style:family="paragraph" style:parent-style-name="Standard">
      <style:text-properties fo:language="nn" fo:country="NO" style:font-weight-complex="bold" fo:background-color="#ffff00"/>
    </style:style>
    <style:style style:name="P34" style:family="paragraph" style:parent-style-name="Standard">
      <style:paragraph-properties fo:text-align="end" style:justify-single-word="false"/>
    </style:style>
    <style:style style:name="P35" style:family="paragraph" style:parent-style-name="Standard">
      <style:text-properties fo:font-size="8pt" fo:language="se" fo:country="NO" style:font-size-asian="8pt" style:font-size-complex="8pt"/>
    </style:style>
    <style:style style:name="P36" style:family="paragraph" style:parent-style-name="Standard">
      <style:text-properties fo:font-size="8pt" style:font-size-asian="8pt" style:font-size-complex="8pt"/>
    </style:style>
    <style:style style:name="P37" style:family="paragraph" style:parent-style-name="Standard">
      <style:text-properties fo:font-size="9pt" fo:language="nn" fo:country="NO" fo:font-weight="bold" style:font-size-asian="9pt" style:font-weight-asian="bold" style:font-size-complex="9pt" style:font-weight-complex="bold" fo:background-color="#ffff00"/>
    </style:style>
    <style:style style:name="P38" style:family="paragraph" style:parent-style-name="Standard">
      <style:paragraph-properties fo:text-align="end" style:justify-single-word="false"/>
      <style:text-properties fo:font-size="9pt" fo:language="nn" fo:country="NO" style:font-size-asian="9pt" style:font-size-complex="9pt"/>
    </style:style>
    <style:style style:name="P39" style:family="paragraph" style:parent-style-name="Standard">
      <style:text-properties fo:font-size="9pt" fo:font-weight="bold" style:font-size-asian="9pt" style:font-weight-asian="bold" style:font-size-complex="9pt" style:font-weight-complex="bold"/>
    </style:style>
    <style:style style:name="P40" style:family="paragraph" style:parent-style-name="Standard">
      <style:text-properties fo:color="#000000" style:font-name="Times New Roman"/>
    </style:style>
    <style:style style:name="P41" style:family="paragraph" style:parent-style-name="Standard">
      <style:text-properties fo:color="#000000" style:font-name="Times New Roman" fo:font-weight="bold" style:language-asian="nb" style:country-asian="NO" style:font-weight-asian="bold" style:font-weight-complex="bold"/>
    </style:style>
    <style:style style:name="P42" style:family="paragraph" style:parent-style-name="Standard">
      <style:text-properties fo:color="#000000" style:font-name="Times New Roman" style:language-asian="nb" style:country-asian="NO"/>
    </style:style>
    <style:style style:name="P43" style:family="paragraph" style:parent-style-name="Standard">
      <style:text-properties fo:color="#000000" style:font-name="Times New Roman" style:font-weight-complex="bold"/>
    </style:style>
    <style:style style:name="P44" style:family="paragraph" style:parent-style-name="Standard">
      <style:text-properties fo:font-weight="bold" style:font-weight-asian="bold"/>
    </style:style>
    <style:style style:name="P45" style:family="paragraph" style:parent-style-name="Standard">
      <style:paragraph-properties fo:line-height="0.529cm"/>
      <style:text-properties fo:font-weight="bold" style:font-weight-asian="bold" fo:background-color="#ffff00"/>
    </style:style>
    <style:style style:name="P46" style:family="paragraph" style:parent-style-name="Standard">
      <style:paragraph-properties fo:line-height="0.529cm"/>
      <style:text-properties fo:font-weight="bold" style:font-weight-asian="bold"/>
    </style:style>
    <style:style style:name="P47" style:family="paragraph" style:parent-style-name="Standard">
      <style:paragraph-properties fo:margin-top="0cm" fo:margin-bottom="0.212cm" loext:contextual-spacing="false"/>
    </style:style>
    <style:style style:name="P48" style:family="paragraph" style:parent-style-name="Standard">
      <style:paragraph-properties fo:margin-top="0cm" fo:margin-bottom="0.212cm" loext:contextual-spacing="false" fo:text-align="justify" style:justify-single-word="false"/>
    </style:style>
    <style:style style:name="P49" style:family="paragraph" style:parent-style-name="Standard">
      <style:paragraph-properties fo:margin-top="0cm" fo:margin-bottom="0.212cm" loext:contextual-spacing="false">
        <style:tab-stops>
          <style:tab-stop style:position="6.313cm"/>
        </style:tab-stops>
      </style:paragraph-properties>
    </style:style>
    <style:style style:name="P50" style:family="paragraph" style:parent-style-name="Standard">
      <style:paragraph-properties fo:margin-top="0cm" fo:margin-bottom="0.106cm" loext:contextual-spacing="false"/>
      <style:text-properties style:font-name="Times New Roman"/>
    </style:style>
    <style:style style:name="P51" style:family="paragraph" style:parent-style-name="Standard">
      <style:paragraph-properties fo:margin-left="0cm" fo:margin-right="0.123cm" fo:text-align="end" style:justify-single-word="false" fo:text-indent="0cm" style:auto-text-indent="false"/>
    </style:style>
    <style:style style:name="P52" style:family="paragraph" style:parent-style-name="Standard">
      <style:paragraph-properties fo:margin-top="0.423cm" fo:margin-bottom="0cm" loext:contextual-spacing="false"/>
    </style:style>
    <style:style style:name="P53" style:family="paragraph" style:parent-style-name="Standard">
      <style:paragraph-properties fo:break-before="page"/>
    </style:style>
    <style:style style:name="P54" style:family="paragraph" style:parent-style-name="Standard">
      <style:paragraph-properties fo:margin-left="0cm" fo:margin-right="-0.279cm" fo:line-height="106%" fo:text-align="center" style:justify-single-word="false" fo:text-indent="0cm" style:auto-text-indent="false"/>
    </style:style>
    <style:style style:name="P55" style:family="paragraph" style:parent-style-name="Standard">
      <style:paragraph-properties fo:margin-left="0cm" fo:margin-right="-0.279cm" fo:text-align="center" style:justify-single-word="false" fo:text-indent="0cm" style:auto-text-indent="false"/>
    </style:style>
    <style:style style:name="P56" style:family="paragraph" style:parent-style-name="Standard">
      <style:paragraph-properties fo:margin-left="0cm" fo:margin-right="1cm" fo:margin-top="0cm" fo:margin-bottom="0.212cm" loext:contextual-spacing="false" fo:text-indent="0cm" style:auto-text-indent="false" fo:break-before="page"/>
    </style:style>
    <style:style style:name="P57" style:family="paragraph" style:parent-style-name="Standard">
      <style:paragraph-properties fo:margin-left="0cm" fo:margin-right="1cm" fo:margin-top="0cm" fo:margin-bottom="0.212cm" loext:contextual-spacing="false" fo:text-indent="0cm" style:auto-text-indent="false"/>
    </style:style>
    <style:style style:name="P58" style:family="paragraph" style:parent-style-name="Standard">
      <style:paragraph-properties fo:margin-left="0cm" fo:margin-right="1cm" fo:text-indent="0cm" style:auto-text-indent="false"/>
    </style:style>
    <style:style style:name="P59" style:family="paragraph" style:parent-style-name="Standard">
      <style:paragraph-properties fo:margin-left="0cm" fo:margin-right="1cm" fo:text-indent="0cm" style:auto-text-indent="false"/>
      <style:text-properties style:font-name="Times New Roman"/>
    </style:style>
    <style:style style:name="P60" style:family="paragraph" style:parent-style-name="Standard">
      <style:paragraph-properties fo:margin-left="0cm" fo:margin-right="-0.25cm" fo:margin-top="0.212cm" fo:margin-bottom="0cm" loext:contextual-spacing="false" fo:text-align="end" style:justify-single-word="false" fo:text-indent="0cm" style:auto-text-indent="false"/>
    </style:style>
    <style:style style:name="P61" style:family="paragraph" style:parent-style-name="Standard">
      <style:paragraph-properties fo:margin-top="0cm" fo:margin-bottom="0.508cm" loext:contextual-spacing="false"/>
      <style:text-properties style:font-name="Times New Roman" fo:font-weight="bold" style:font-weight-asian="bold"/>
    </style:style>
    <style:style style:name="P62" style:family="paragraph" style:parent-style-name="Standard">
      <style:paragraph-properties fo:margin-top="0cm" fo:margin-bottom="0.508cm" loext:contextual-spacing="false"/>
      <style:text-properties fo:font-weight="bold" style:font-weight-asian="bold"/>
    </style:style>
    <style:style style:name="P63" style:family="paragraph" style:parent-style-name="Standard" style:master-page-name="Standard">
      <style:paragraph-properties fo:text-align="center" style:justify-single-word="false" style:page-number="auto"/>
    </style:style>
    <style:style style:name="P64" style:family="paragraph" style:parent-style-name="Tabellnavn">
      <style:text-properties style:font-name="Times New Roman"/>
    </style:style>
    <style:style style:name="P65" style:family="paragraph" style:parent-style-name="Tabellnavn">
      <style:text-properties style:font-name="Times New Roman" fo:background-color="#ffff00"/>
    </style:style>
    <style:style style:name="P66" style:family="paragraph" style:parent-style-name="Tabelltekst">
      <style:text-properties style:font-name="Times New Roman"/>
    </style:style>
    <style:style style:name="P67" style:family="paragraph" style:parent-style-name="Tabelltekst">
      <style:text-properties style:font-name="Times New Roman" style:font-size-complex="9pt"/>
    </style:style>
    <style:style style:name="P68" style:family="paragraph" style:parent-style-name="Tabelltekst">
      <style:paragraph-properties fo:text-align="justify" style:justify-single-word="false"/>
      <style:text-properties style:font-name="Times New Roman" style:font-size-complex="9pt"/>
    </style:style>
    <style:style style:name="P69" style:family="paragraph" style:parent-style-name="Tabelltekst">
      <style:paragraph-properties fo:text-align="end" style:justify-single-word="false"/>
      <style:text-properties style:font-name="Times New Roman" style:font-size-complex="9pt"/>
    </style:style>
    <style:style style:name="P70" style:family="paragraph" style:parent-style-name="Tabelltekst">
      <style:paragraph-properties fo:text-align="justify" style:justify-single-word="false"/>
      <style:text-properties style:font-name="Times New Roman" style:font-size-complex="9pt" fo:background-color="#ffff00"/>
    </style:style>
    <style:style style:name="P71" style:family="paragraph" style:parent-style-name="Tabelltekst">
      <style:paragraph-properties fo:text-align="justify" style:justify-single-word="false"/>
      <style:text-properties style:font-name="Times New Roman"/>
    </style:style>
    <style:style style:name="P72" style:family="paragraph" style:parent-style-name="Tabelltekst">
      <style:paragraph-properties fo:text-align="end" style:justify-single-word="false"/>
      <style:text-properties style:font-name="Times New Roman"/>
    </style:style>
    <style:style style:name="P73" style:family="paragraph" style:parent-style-name="Tabelltekst">
      <style:paragraph-properties fo:text-align="center" style:justify-single-word="false"/>
      <style:text-properties style:font-name="Times New Roman"/>
    </style:style>
    <style:style style:name="P74" style:family="paragraph" style:parent-style-name="Tabelltekst">
      <style:paragraph-properties fo:text-align="justify" style:justify-single-word="false"/>
      <style:text-properties style:font-name="Times New Roman" fo:background-color="#ffff00"/>
    </style:style>
    <style:style style:name="P75" style:family="paragraph" style:parent-style-name="Tabelltekst">
      <style:paragraph-properties fo:text-align="justify" style:justify-single-word="false"/>
    </style:style>
    <style:style style:name="P76" style:family="paragraph" style:parent-style-name="Tabelltekst">
      <style:paragraph-properties fo:text-align="end" style:justify-single-word="false"/>
    </style:style>
    <style:style style:name="P77" style:family="paragraph" style:parent-style-name="Tabelltekst">
      <style:paragraph-properties fo:text-align="center" style:justify-single-word="false"/>
    </style:style>
    <style:style style:name="P78" style:family="paragraph" style:parent-style-name="Tabelltekst">
      <style:paragraph-properties fo:line-height="100%"/>
    </style:style>
    <style:style style:name="P79" style:family="paragraph" style:parent-style-name="Tabelltekst">
      <style:paragraph-properties fo:margin-left="10.583cm" fo:margin-right="0cm" fo:text-align="justify" style:justify-single-word="false" fo:text-indent="-10.583cm" style:auto-text-indent="false"/>
    </style:style>
    <style:style style:name="P80" style:family="paragraph" style:parent-style-name="Text_20_body">
      <style:paragraph-properties fo:margin-top="0cm" fo:margin-bottom="0.212cm" loext:contextual-spacing="false" fo:text-align="start" style:justify-single-word="false"/>
    </style:style>
    <style:style style:name="P81" style:family="paragraph" style:parent-style-name="blokksit">
      <style:paragraph-properties fo:margin-left="0cm" fo:margin-right="0cm" fo:margin-top="0cm" fo:margin-bottom="0cm" loext:contextual-spacing="false" fo:text-indent="0cm" style:auto-text-indent="false"/>
    </style:style>
    <style:style style:name="P82" style:family="paragraph" style:parent-style-name="tbl2LinjeSum">
      <style:text-properties style:font-name="Times New Roman" style:font-size-complex="9pt"/>
    </style:style>
    <style:style style:name="P83" style:family="paragraph" style:parent-style-name="tbl2LinjeSum">
      <style:paragraph-properties fo:text-align="end" style:justify-single-word="false"/>
    </style:style>
    <style:style style:name="P84" style:family="paragraph" style:parent-style-name="tblDeltMedTusen">
      <style:text-properties style:font-name="Times New Roman" fo:background-color="#ffff00"/>
    </style:style>
    <style:style style:name="P85" style:family="paragraph" style:parent-style-name="tblDeltMedTusen">
      <style:text-properties style:font-name="Times New Roman" fo:font-size="12pt" style:font-size-asian="12pt" style:font-size-complex="12pt"/>
    </style:style>
    <style:style style:name="P86" style:family="paragraph" style:parent-style-name="tblDeltMedTusen">
      <style:paragraph-properties fo:margin-left="0cm" fo:margin-right="-0.074cm" fo:text-indent="0cm" style:auto-text-indent="false"/>
    </style:style>
    <style:style style:name="P87" style:family="paragraph" style:parent-style-name="tblKolonneoverskrift">
      <style:paragraph-properties fo:text-align="end" style:justify-single-word="false"/>
    </style:style>
    <style:style style:name="P88" style:family="paragraph" style:parent-style-name="tblRad">
      <style:paragraph-properties fo:text-align="end" style:justify-single-word="false"/>
    </style:style>
    <style:style style:name="P89" style:family="paragraph" style:parent-style-name="tblRadMedLuft">
      <style:paragraph-properties fo:text-align="end" style:justify-single-word="false"/>
    </style:style>
    <style:style style:name="P90" style:family="paragraph" style:parent-style-name="tblRadMedLuft">
      <style:paragraph-properties fo:margin-top="0cm" fo:margin-bottom="0cm" loext:contextual-spacing="false" fo:line-height="0.353cm" fo:text-align="end" style:justify-single-word="false"/>
    </style:style>
    <style:style style:name="T1" style:family="text">
      <style:text-properties style:font-name="Times New Roman"/>
    </style:style>
    <style:style style:name="T2" style:family="text">
      <style:text-properties style:font-name="Times New Roman" fo:font-size="16pt" fo:font-weight="bold" style:font-size-asian="16pt" style:font-weight-asian="bold" style:font-size-complex="16pt"/>
    </style:style>
    <style:style style:name="T3" style:family="text">
      <style:text-properties style:font-name="Times New Roman" fo:language="se" fo:country="NO"/>
    </style:style>
    <style:style style:name="T4" style:family="text">
      <style:text-properties style:font-name="Times New Roman" fo:language="se" fo:country="NO" fo:font-weight="bold" style:font-weight-asian="bold" style:font-weight-complex="bold"/>
    </style:style>
    <style:style style:name="T5" style:family="text">
      <style:text-properties style:font-name="Times New Roman" style:font-name-asian="Batang"/>
    </style:style>
    <style:style style:name="T6" style:family="text">
      <style:text-properties style:font-name="Times New Roman" style:font-name-asian="Batang" style:font-size-complex="10pt"/>
    </style:style>
    <style:style style:name="T7" style:family="text">
      <style:text-properties style:font-name="Times New Roman" fo:font-size="10pt" style:font-size-asian="10pt" style:font-size-complex="10pt"/>
    </style:style>
    <style:style style:name="T8" style:family="text">
      <style:text-properties style:font-name="Times New Roman" fo:font-size="9pt" style:font-size-asian="9pt"/>
    </style:style>
    <style:style style:name="T9" style:family="text">
      <style:text-properties style:font-name="Times New Roman" fo:font-size="9pt" style:font-size-asian="9pt" style:font-size-complex="9pt"/>
    </style:style>
    <style:style style:name="T10" style:family="text">
      <style:text-properties style:font-name="Times New Roman" fo:font-size="9pt" style:font-size-asian="9pt" style:font-size-complex="9pt" fo:background-color="#ffff00"/>
    </style:style>
    <style:style style:name="T11" style:family="text">
      <style:text-properties style:font-name="Times New Roman" fo:font-size="9pt" fo:font-weight="bold" style:font-size-asian="9pt" style:font-weight-asian="bold" style:font-size-complex="9pt"/>
    </style:style>
    <style:style style:name="T12" style:family="text">
      <style:text-properties style:font-name="Times New Roman" fo:font-size="9pt" fo:language="se" fo:country="NO" style:font-size-asian="9pt" style:font-size-complex="9pt"/>
    </style:style>
    <style:style style:name="T13" style:family="text">
      <style:text-properties style:font-name="Times New Roman" fo:font-size="9pt" fo:language="nn" fo:country="NO" style:font-size-asian="9pt" style:font-size-complex="9pt"/>
    </style:style>
    <style:style style:name="T14" style:family="text">
      <style:text-properties style:font-name="Times New Roman" fo:font-size="9pt" style:font-name-asian="Batang" style:font-size-asian="9pt" style:font-size-complex="9pt"/>
    </style:style>
    <style:style style:name="T15" style:family="text">
      <style:text-properties style:font-name="Times New Roman" fo:font-size="8pt" style:font-size-asian="8pt" style:font-size-complex="8pt"/>
    </style:style>
    <style:style style:name="T16" style:family="text">
      <style:text-properties style:font-name="Times New Roman" fo:font-size="8pt" fo:language="se" fo:country="NO" style:font-size-asian="8pt" style:font-size-complex="8pt"/>
    </style:style>
    <style:style style:name="T17" style:family="text">
      <style:text-properties style:font-name="Times New Roman" fo:font-size="8pt" fo:language="se" fo:country="NO" fo:font-style="italic" style:font-size-asian="8pt" style:font-style-asian="italic" style:font-size-complex="8pt"/>
    </style:style>
    <style:style style:name="T18" style:family="text">
      <style:text-properties style:font-name="Times New Roman" fo:font-size="8pt" style:font-name-asian="Batang" style:font-size-asian="8pt" style:font-size-complex="8pt"/>
    </style:style>
    <style:style style:name="T19" style:family="text">
      <style:text-properties style:font-name="Times New Roman" fo:font-weight="bold" style:font-weight-asian="bold"/>
    </style:style>
    <style:style style:name="T20" style:family="text">
      <style:text-properties style:font-name="Times New Roman" fo:font-weight="bold" style:font-weight-asian="bold" style:font-weight-complex="bold"/>
    </style:style>
    <style:style style:name="T21" style:family="text">
      <style:text-properties style:font-name="Times New Roman" fo:font-weight="bold" style:font-weight-asian="bold" style:font-name-complex="Times New Roman1" style:font-weight-complex="bold"/>
    </style:style>
    <style:style style:name="T22" style:family="text">
      <style:text-properties style:font-name="Times New Roman" fo:font-weight="bold" style:font-name-asian="Calibri1" style:font-weight-asian="bold"/>
    </style:style>
    <style:style style:name="T23" style:family="text">
      <style:text-properties style:font-name="Times New Roman" fo:font-weight="bold" style:language-asian="nb" style:country-asian="NO" style:font-weight-asian="bold"/>
    </style:style>
    <style:style style:name="T24" style:family="text">
      <style:text-properties style:font-name="Times New Roman" style:font-size-complex="9pt"/>
    </style:style>
    <style:style style:name="T25" style:family="text">
      <style:text-properties style:font-name="Times New Roman" style:font-size-complex="9pt" fo:background-color="#ffff00"/>
    </style:style>
    <style:style style:name="T26" style:family="text">
      <style:text-properties style:font-name="Times New Roman" style:font-size-complex="12pt" style:font-weight-complex="bold"/>
    </style:style>
    <style:style style:name="T27" style:family="text">
      <style:text-properties style:font-name="Times New Roman" fo:font-style="italic" style:font-style-asian="italic"/>
    </style:style>
    <style:style style:name="T28" style:family="text">
      <style:text-properties style:font-name="Times New Roman" fo:font-style="italic" style:font-style-asian="italic" style:font-size-complex="9pt"/>
    </style:style>
    <style:style style:name="T29" style:family="text">
      <style:text-properties style:font-name="Times New Roman" fo:font-style="italic" style:font-style-asian="italic" style:font-style-complex="italic"/>
    </style:style>
    <style:style style:name="T30" style:family="text">
      <style:text-properties style:font-name="Times New Roman" fo:font-style="italic" style:font-style-asian="italic" style:font-weight-complex="bold"/>
    </style:style>
    <style:style style:name="T31" style:family="text">
      <style:text-properties style:font-name="Times New Roman" fo:font-style="italic" style:font-style-asian="italic" style:font-name-complex="Times New Roman1" style:font-weight-complex="bold"/>
    </style:style>
    <style:style style:name="T32" style:family="text">
      <style:text-properties style:font-name="Times New Roman" fo:font-style="italic" fo:font-weight="bold" style:font-style-asian="italic" style:font-weight-asian="bold"/>
    </style:style>
    <style:style style:name="T33" style:family="text">
      <style:text-properties style:font-name="Times New Roman" fo:font-style="italic" fo:font-weight="bold" style:font-style-asian="italic" style:font-weight-asian="bold" style:font-weight-complex="bold"/>
    </style:style>
    <style:style style:name="T34" style:family="text">
      <style:text-properties style:font-name="Times New Roman" fo:font-style="italic" fo:font-weight="bold" style:font-style-asian="italic" style:font-weight-asian="bold" style:font-name-complex="Times New Roman1" style:font-weight-complex="bold"/>
    </style:style>
    <style:style style:name="T35" style:family="text">
      <style:text-properties style:font-name="Times New Roman" fo:font-style="italic" fo:font-weight="bold" style:font-name-asian="Calibri1" style:font-style-asian="italic" style:font-weight-asian="bold" style:font-style-complex="italic"/>
    </style:style>
    <style:style style:name="T36" style:family="text">
      <style:text-properties style:font-name="Times New Roman" fo:language="nn" fo:country="NO"/>
    </style:style>
    <style:style style:name="T37" style:family="text">
      <style:text-properties style:font-name="Times New Roman" fo:language="nn" fo:country="NO" fo:font-weight="bold" style:font-weight-asian="bold" style:font-weight-complex="bold"/>
    </style:style>
    <style:style style:name="T38" style:family="text">
      <style:text-properties style:font-name="Times New Roman" fo:language="nn" fo:country="NO" style:font-weight-complex="bold"/>
    </style:style>
    <style:style style:name="T39" style:family="text">
      <style:text-properties style:font-name="Times New Roman" fo:language="nn" fo:country="NO" style:font-size-complex="9pt"/>
    </style:style>
    <style:style style:name="T40" style:family="text">
      <style:text-properties style:font-name="Times New Roman" fo:language="nn" fo:country="NO" style:font-size-complex="9pt" fo:background-color="#ffff00"/>
    </style:style>
    <style:style style:name="T41" style:family="text">
      <style:text-properties style:font-name="Times New Roman" fo:font-size="11pt" style:font-size-asian="11pt" style:font-size-complex="11pt"/>
    </style:style>
    <style:style style:name="T42" style:family="text">
      <style:text-properties style:font-name="Times New Roman" style:font-weight-complex="bold"/>
    </style:style>
    <style:style style:name="T43" style:family="text">
      <style:text-properties style:font-name="Times New Roman" style:font-name-complex="Cambria" style:font-weight-complex="bold"/>
    </style:style>
    <style:style style:name="T44" style:family="text">
      <style:text-properties style:font-name="Times New Roman" style:font-name-asian="Calibri1"/>
    </style:style>
    <style:style style:name="T45" style:family="text">
      <style:text-properties style:font-name="Times New Roman" fo:font-size="14pt" fo:font-weight="bold" style:font-size-asian="14pt" style:font-weight-asian="bold" style:font-size-complex="14pt"/>
    </style:style>
    <style:style style:name="T46" style:family="text">
      <style:text-properties style:font-name="Times New Roman" fo:font-size="14pt" fo:font-weight="bold" style:font-size-asian="14pt" style:font-weight-asian="bold" style:font-name-complex="Times New Roman1" style:font-size-complex="14pt"/>
    </style:style>
    <style:style style:name="T47" style:family="text">
      <style:text-properties style:font-name="Times New Roman" style:font-name-complex="Times New Roman1" style:font-weight-complex="bold"/>
    </style:style>
    <style:style style:name="T48" style:family="text">
      <style:text-properties style:font-name="Times New Roman" style:language-asian="nb" style:country-asian="NO"/>
    </style:style>
    <style:style style:name="T49" style:family="text">
      <style:text-properties fo:font-size="9pt" style:font-size-asian="9pt"/>
    </style:style>
    <style:style style:name="T50" style:family="text">
      <style:text-properties fo:font-size="9pt" style:font-size-asian="9pt" style:font-size-complex="9pt"/>
    </style:style>
    <style:style style:name="T51" style:family="text">
      <style:text-properties fo:font-size="9pt" style:font-size-asian="9pt" fo:background-color="#ffff00"/>
    </style:style>
    <style:style style:name="T52" style:family="text">
      <style:text-properties fo:font-size="9pt" fo:language="nn" fo:country="NO" style:font-size-asian="9pt" style:font-size-complex="9pt"/>
    </style:style>
    <style:style style:name="T53" style:family="text">
      <style:text-properties fo:font-size="9pt" fo:language="nn" fo:country="NO" style:font-size-asian="9pt" style:font-size-complex="9pt" fo:background-color="#ffff00"/>
    </style:style>
    <style:style style:name="T54" style:family="text">
      <style:text-properties fo:font-weight="bold" style:font-weight-asian="bold"/>
    </style:style>
    <style:style style:name="T55" style:family="text">
      <style:text-properties text:display="true"/>
    </style:style>
    <style:style style:name="T56" style:family="text">
      <style:text-properties style:font-name="Calibri" fo:font-size="11pt" style:font-name-asian="F" style:font-size-asian="11pt" style:font-name-complex="F" style:font-size-complex="11pt"/>
    </style:style>
    <style:style style:name="T57" style:family="text">
      <style:text-properties fo:language="nn" fo:country="NO"/>
    </style:style>
    <style:style style:name="T58" style:family="text">
      <style:text-properties fo:language="nn" fo:country="NO" style:font-name-complex="Times New Roman1" style:font-size-complex="14pt"/>
    </style:style>
    <style:style style:name="T59" style:family="text">
      <style:text-properties style:font-name-complex="Times New Roman1" style:font-size-complex="14pt"/>
    </style:style>
    <style:style style:name="T60" style:family="text">
      <style:text-properties fo:font-weight="normal" style:font-weight-asian="normal" style:font-name-complex="Times New Roman1" style:font-size-complex="14pt"/>
    </style:style>
    <style:style style:name="T61" style:family="text">
      <style:text-properties fo:color="#000000" style:font-name="Times New Roman" fo:font-size="9pt" style:font-size-asian="9pt" style:font-size-complex="9pt"/>
    </style:style>
    <style:style style:name="T62" style:family="text">
      <style:text-properties fo:color="#000000" style:font-name="Times New Roman" fo:font-size="9pt" style:font-size-asian="9pt" style:font-size-complex="9pt" fo:background-color="#ffff00"/>
    </style:style>
    <style:style style:name="T63" style:family="text">
      <style:text-properties fo:color="#000000" style:font-name="Times New Roman" fo:font-size="9pt" style:font-size-asian="9pt" style:font-size-complex="9pt" style:font-weight-complex="bold"/>
    </style:style>
    <style:style style:name="T64" style:family="text">
      <style:text-properties fo:color="#000000" style:font-name="Times New Roman" fo:font-size="9pt" fo:language="se" fo:country="NO" style:font-size-asian="9pt" style:font-size-complex="9pt"/>
    </style:style>
    <style:style style:name="T65" style:family="text">
      <style:text-properties fo:color="#000000" style:font-name="Times New Roman" fo:font-size="9pt" fo:font-style="italic" style:font-size-asian="9pt" style:font-style-asian="italic" style:font-size-complex="9pt" style:font-weight-complex="bold"/>
    </style:style>
    <style:style style:name="T66" style:family="text">
      <style:text-properties fo:color="#000000" style:font-name="Times New Roman"/>
    </style:style>
    <style:style style:name="T67" style:family="text">
      <style:text-properties fo:color="#000000" style:font-name="Times New Roman" fo:language="se" fo:country="NO"/>
    </style:style>
    <style:style style:name="T68" style:family="text">
      <style:text-properties fo:color="#000000" style:font-name="Times New Roman" fo:language="se" fo:country="NO" style:font-size-complex="9pt"/>
    </style:style>
    <style:style style:name="T69" style:family="text">
      <style:text-properties fo:color="#000000" style:font-name="Times New Roman" fo:font-size="8pt" fo:language="se" fo:country="NO" style:font-size-asian="8pt" style:font-size-complex="8pt"/>
    </style:style>
    <style:style style:name="T70" style:family="text">
      <style:text-properties fo:color="#000000" style:font-name="Times New Roman" fo:font-weight="bold" style:font-weight-asian="bold"/>
    </style:style>
    <style:style style:name="T71" style:family="text">
      <style:text-properties fo:color="#000000" style:font-name="Times New Roman" fo:font-weight="bold" style:language-asian="nb" style:country-asian="NO" style:font-weight-asian="bold" style:font-weight-complex="bold"/>
    </style:style>
    <style:style style:name="T72" style:family="text">
      <style:text-properties fo:color="#000000" style:font-name="Times New Roman" fo:font-weight="bold" style:language-asian="nb" style:country-asian="NO" style:font-weight-asian="bold"/>
    </style:style>
    <style:style style:name="T73" style:family="text">
      <style:text-properties fo:color="#000000" style:font-name="Times New Roman" style:language-asian="nb" style:country-asian="NO"/>
    </style:style>
    <style:style style:name="T74" style:family="text">
      <style:text-properties fo:color="#000000" style:font-name="Times New Roman" fo:font-style="italic" fo:font-weight="bold" style:language-asian="nb" style:country-asian="NO" style:font-style-asian="italic" style:font-weight-asian="bold"/>
    </style:style>
    <style:style style:name="T75" style:family="text">
      <style:text-properties fo:color="#000000" fo:font-size="9pt" style:font-size-asian="9pt" style:font-size-complex="9pt"/>
    </style:style>
    <style:style style:name="T76" style:family="text">
      <style:text-properties fo:color="#000000" style:text-position="super 58%" style:font-name="Times New Roman" fo:font-size="9pt" style:font-size-asian="9pt" style:font-size-complex="9pt" style:font-weight-complex="bold"/>
    </style:style>
    <style:style style:name="T77" style:family="text">
      <style:text-properties style:text-position="super 58%" style:font-name="Times New Roman"/>
    </style:style>
    <style:style style:name="T78" style:family="text">
      <style:text-properties style:text-position="super 58%" style:font-name="Times New Roman" fo:font-size="9pt" style:font-size-asian="9pt" style:font-size-complex="9pt"/>
    </style:style>
    <style:style style:name="T79" style:family="text">
      <style:text-properties style:text-position="super 58%" style:font-name="Times New Roman" fo:font-size="8pt" style:font-size-asian="8pt" style:font-size-complex="8pt"/>
    </style:style>
    <style:style style:name="T80" style:family="text">
      <style:text-properties style:text-position="super 58%" style:font-name="Times New Roman" fo:font-size="8pt" fo:language="se" fo:country="NO" style:font-size-asian="8pt" style:font-size-complex="8pt"/>
    </style:style>
    <style:style style:name="T81" style:family="text">
      <style:text-properties style:text-position="super 58%" style:font-name="Times New Roman" fo:font-size="8pt" fo:language="nn" fo:country="NO" style:font-size-asian="8pt" style:font-size-complex="8pt"/>
    </style:style>
    <style:style style:name="T82" style:family="text">
      <style:text-properties style:text-position="super 58%" style:font-name="Times New Roman" style:font-size-complex="9pt"/>
    </style:style>
    <style:style style:name="T83" style:family="text">
      <style:text-properties style:text-position="super 58%" style:font-name="Times New Roman" fo:language="nn" fo:country="NO" style:font-size-complex="9pt"/>
    </style:style>
    <style:style style:name="T84" style:family="text">
      <style:text-properties style:text-position="super 58%" fo:font-size="8pt" fo:language="se" fo:country="NO" style:font-size-asian="8pt" style:font-size-complex="8pt"/>
    </style:style>
    <style:style style:name="T85" style:family="text">
      <style:text-properties style:text-position="super 58%" fo:font-size="8pt" style:font-size-asian="8pt" style:font-size-complex="8pt"/>
    </style:style>
    <style:style style:name="T86" style:family="text">
      <style:text-properties style:text-position="super 58%" fo:font-size="9pt" style:font-size-asian="9pt" style:font-size-complex="9pt"/>
    </style:style>
    <style:style style:name="T87" style:family="text">
      <style:text-properties style:text-position="super 58%" fo:font-size="10pt" style:font-size-asian="10pt"/>
    </style:style>
    <style:style style:name="T88" style:family="text">
      <style:text-properties fo:font-size="8pt" fo:language="se" fo:country="NO" style:font-size-asian="8pt" style:font-size-complex="8pt"/>
    </style:style>
    <style:style style:name="T89" style:family="text">
      <style:text-properties fo:font-size="8pt" style:font-size-asian="8pt" style:font-size-complex="8pt"/>
    </style:style>
    <style:style style:name="T90" style:family="text">
      <style:text-properties fo:font-size="8pt" style:font-size-asian="8pt" style:font-name-complex="Times New Roman1" style:font-size-complex="8pt"/>
    </style:style>
    <style:style style:name="T91" style:family="text">
      <style:text-properties fo:font-size="8pt" style:font-size-asian="8pt" style:language-asian="nb" style:country-asian="NO" style:font-size-complex="8pt"/>
    </style:style>
    <style:style style:name="T92" style:family="text">
      <style:text-properties style:use-window-font-color="true" style:font-name="Times New Roman" style:font-size-complex="9pt" fo:background-color="#ffff00"/>
    </style:style>
    <style:style style:name="T93" style:family="text">
      <style:text-properties style:use-window-font-color="true" style:font-name="Times New Roman" style:font-size-complex="9pt"/>
    </style:style>
    <style:style style:name="T94" style:family="text">
      <style:text-properties style:use-window-font-color="true" style:font-name="Times New Roman"/>
    </style:style>
    <style:style style:name="T95" style:family="text">
      <style:text-properties style:use-window-font-color="true" style:font-name="Times New Roman" fo:language="nn" fo:country="NO" style:font-size-complex="9pt"/>
    </style:style>
    <style:style style:name="T96" style:family="text">
      <style:text-properties style:use-window-font-color="true" style:font-name="Times New Roman" fo:font-style="italic" style:font-style-asian="italic" style:font-size-complex="9pt"/>
    </style:style>
    <style:style style:name="T97" style:family="text">
      <style:text-properties style:use-window-font-color="true" style:text-position="super 58%" style:font-name="Times New Roman" style:font-size-complex="9pt" fo:background-color="#ffff00"/>
    </style:style>
    <style:style style:name="T98" style:family="text">
      <style:text-properties style:use-window-font-color="true" style:text-position="super 58%" style:font-name="Times New Roman" style:font-size-complex="9pt"/>
    </style:style>
    <style:style style:name="T99" style:family="text">
      <style:text-properties style:use-window-font-color="true" style:text-position="super 58%" style:font-name="Times New Roman" fo:font-size="8pt" style:font-size-asian="8pt" style:font-size-complex="8pt"/>
    </style:style>
    <style:style style:name="T100" style:family="text">
      <style:text-properties fo:color="#1f497d" style:font-name="Times New Roman"/>
    </style:style>
    <style:style style:name="T101" style:family="text">
      <style:text-properties fo:color="#ff0000" fo:font-weight="normal" style:font-weight-asian="normal"/>
    </style:style>
    <style:style style:name="T102" style:family="text">
      <style:text-properties fo:color="#ff0000" style:font-name="Times New Roman" style:font-size-complex="9pt"/>
    </style:style>
    <style:style style:name="T103" style:family="text">
      <style:text-properties fo:color="#ff0000" fo:font-style="italic" fo:font-weight="normal" style:font-style-asian="italic" style:font-weight-asian="normal" style:font-name-complex="Times New Roman1" style:font-size-complex="14pt"/>
    </style:style>
    <style:style style:name="T104" style:family="text">
      <style:text-properties fo:font-style="italic" fo:font-weight="normal" style:font-style-asian="italic" style:font-weight-asian="normal" style:font-size-complex="14pt"/>
    </style:style>
    <style:style style:name="T105" style:family="text">
      <style:text-properties fo:font-style="italic" fo:font-weight="normal" style:font-style-asian="italic" style:font-weight-asian="normal" style:font-name-complex="Times New Roman1" style:font-size-complex="14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2">Bevilgninger til samiske formål</text:span></text:p>
      <text:p text:style-name="P16"/>
      <text:p text:style-name="P47"><text:span text:style-name="T1">Staten Norge er etablert på territoriet til to folk, samer og nordmenn. Regjeringen har som mål at samene skal få utvikle sitt språk, sin kultur og sitt samfunnsliv.</text:span></text:p>
      <text:p text:style-name="P47"><text:span text:style-name="T1">Grunnloven </text:span><text:span text:style-name="T3">§</text:span><text:span text:style-name="T1"> 108 og sameloven er de nasjonale rettsgrunnlagene for samepolitikken. Norge har også en rekke folkerettslige forpliktelser som legger føringer for samepolitikken</text:span><text:span text:style-name="kursiv"><text:span text:style-name="T1">.</text:span></text:span><text:span text:style-name="T1"> Alle departementene har ansvar for å følge opp gjennomføringen av samepolitikken innenfor sin sektor. Kommunal- og moderniseringsdepartementet har det overordnede samordningsansvaret for statlig samepolitikk og skal arbeide for helhet og sammenheng i politikken, på tvers av sektorer og forvaltningsnivåer. </text:span></text:p>
      <text:p text:style-name="P47"><text:span text:style-name="T1">I Kommunal- og moderniseringsdepartementets Prop. 1 S (2017–2018) gis det en kort omtale av samepolitiske utfordringer og utviklingstrekk, og det gis en omtale av mål og strategier for departementets arbeid. <text:s/></text:span></text:p>
      <text:p text:style-name="P47"><text:span text:style-name="T1">Denne publikasjonen gir en kort og samlet framstilling av de ulike depar­tementenes forslag til bevilgninger til samiske formål i 2018.</text:span><text:span text:style-name="T5"><text:note text:id="ftn1" text:note-class="footnote"><text:note-citation>1</text:note-citation><text:note-body><text:p text:style-name="Standard"><text:span text:style-name="T50"><text:s/>Ved eventuelle avvik mellom de ulike departementenes budsjettproposisjoner og denne informasjonsbrosjyren er budsjettproposisjonene gjeldende. </text:span></text:p><text:p text:style-name="Footnote"/></text:note-body></text:note></text:span><text:span text:style-name="T1"> </text:span></text:p>
      <text:p text:style-name="P50"/>
      <text:p text:style-name="P31"/>
      <text:table-of-content text:style-name="Sect1" text:protected="true" text:name="Table of Contents1">
        <text:table-of-content-source text:outline-level="3" text:use-index-marks="false">
          <text:index-title-template text:style-name="Contents_20_Heading">Innhold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pan text:style-name="T54">Innhold</text:span></text:p>
            <text:p text:style-name="Standard"/>
          </text:index-title>
          <text:p text:style-name="P2"><text:a xlink:type="simple" xlink:href="#_Toc493592622" text:style-name="Index_20_Link" text:visited-style-name="Index_20_Link">Oversikt over bevilgninger til samiske formål</text:a><text:a xlink:type="simple" xlink:href="#_Toc493592622" text:style-name="Index_20_Link" text:visited-style-name="Index_20_Link"><text:span text:style-name="T55"><text:tab/>2</text:span></text:a></text:p>
          <text:p text:style-name="P2"><text:a xlink:type="simple" xlink:href="#_Toc493592623" text:style-name="Index_20_Link" text:visited-style-name="Index_20_Link">Sametinget</text:a><text:a xlink:type="simple" xlink:href="#_Toc493592623" text:style-name="Index_20_Link" text:visited-style-name="Index_20_Link"><text:span text:style-name="T55"><text:tab/>3</text:span></text:a></text:p>
          <text:p text:style-name="P2"><text:a xlink:type="simple" xlink:href="#_Toc493592624" text:style-name="Index_20_Link" text:visited-style-name="Index_20_Link">Kommunal- og moderniseringsdepartementet (KMD)</text:a><text:a xlink:type="simple" xlink:href="#_Toc493592624" text:style-name="Index_20_Link" text:visited-style-name="Index_20_Link"><text:span text:style-name="T55"><text:tab/>4</text:span></text:a></text:p>
          <text:p text:style-name="P2"><text:a xlink:type="simple" xlink:href="#_Toc493592625" text:style-name="Index_20_Link" text:visited-style-name="Index_20_Link">Utenriksdepartementet</text:a><text:a xlink:type="simple" xlink:href="#_Toc493592625" text:style-name="Index_20_Link" text:visited-style-name="Index_20_Link"><text:span text:style-name="T57"> (UD)</text:span></text:a><text:a xlink:type="simple" xlink:href="#_Toc493592625" text:style-name="Index_20_Link" text:visited-style-name="Index_20_Link"><text:span text:style-name="T55"><text:tab/>7</text:span></text:a></text:p>
          <text:p text:style-name="P2"><text:a xlink:type="simple" xlink:href="#_Toc493592626" text:style-name="Index_20_Link" text:visited-style-name="Index_20_Link">Kunnskapsdepartementet (KD)</text:a><text:a xlink:type="simple" xlink:href="#_Toc493592626" text:style-name="Index_20_Link" text:visited-style-name="Index_20_Link"><text:span text:style-name="T55"><text:tab/>9</text:span></text:a></text:p>
          <text:p text:style-name="P2"><text:a xlink:type="simple" xlink:href="#_Toc493592627" text:style-name="Index_20_Link" text:visited-style-name="Index_20_Link">Kulturdepartementet (KUD)</text:a><text:a xlink:type="simple" xlink:href="#_Toc493592627" text:style-name="Index_20_Link" text:visited-style-name="Index_20_Link"><text:span text:style-name="T55"><text:tab/>13</text:span></text:a></text:p>
          <text:p text:style-name="P2"><text:a xlink:type="simple" xlink:href="#_Toc493592628" text:style-name="Index_20_Link" text:visited-style-name="Index_20_Link">Justisdepartementet (JD)</text:a><text:a xlink:type="simple" xlink:href="#_Toc493592628" text:style-name="Index_20_Link" text:visited-style-name="Index_20_Link"><text:span text:style-name="T55"><text:tab/>15</text:span></text:a></text:p>
          <text:p text:style-name="P2"><text:a xlink:type="simple" xlink:href="#_Toc493592629" text:style-name="Index_20_Link" text:visited-style-name="Index_20_Link">Helse- og omsorgsdepartementet (HOD)</text:a><text:a xlink:type="simple" xlink:href="#_Toc493592629" text:style-name="Index_20_Link" text:visited-style-name="Index_20_Link"><text:span text:style-name="T55"><text:tab/>16</text:span></text:a></text:p>
          <text:p text:style-name="P2"><text:a xlink:type="simple" xlink:href="#_Toc493592630" text:style-name="Index_20_Link" text:visited-style-name="Index_20_Link">Barne- og likestillingsdepartementet (BLD)</text:a><text:a xlink:type="simple" xlink:href="#_Toc493592630" text:style-name="Index_20_Link" text:visited-style-name="Index_20_Link"><text:span text:style-name="T55"><text:tab/>17</text:span></text:a></text:p>
          <text:p text:style-name="P2"><text:a xlink:type="simple" xlink:href="#_Toc493592631" text:style-name="Index_20_Link" text:visited-style-name="Index_20_Link">Landbruks- og matdepartementet (LMD)</text:a><text:a xlink:type="simple" xlink:href="#_Toc493592631" text:style-name="Index_20_Link" text:visited-style-name="Index_20_Link"><text:span text:style-name="T55"><text:tab/>18</text:span></text:a></text:p>
          <text:p text:style-name="P2"><text:a xlink:type="simple" xlink:href="#_Toc493592632" text:style-name="Index_20_Link" text:visited-style-name="Index_20_Link">Klima- og miljødepartementet (KLD)</text:a><text:a xlink:type="simple" xlink:href="#_Toc493592632" text:style-name="Index_20_Link" text:visited-style-name="Index_20_Link"><text:span text:style-name="T55"><text:tab/>21</text:span></text:a></text:p>
          <text:p text:style-name="Standard"/>
        </text:index-body>
      </text:table-of-content>
      <text:p text:style-name="P31"/>
      <text:p text:style-name="P31"><text:soft-page-break/></text:p>
      <text:p text:style-name="P31"/>
      <text:p text:style-name="P31"/>
      <text:p text:style-name="P33"/>
      <text:p text:style-name="P18"><text:bookmark-start text:name="_Toc430855545"/></text:p>
      <text:h text:style-name="P9" text:outline-level="1"><text:bookmark-start text:name="_Toc493592622"/><text:span text:style-name="T59">Oversikt over bevilgninger til samiske formål</text:span><text:bookmark-end text:name="_Toc493592622"/><text:bookmark-end text:name="_Toc430855545"/></text:h>
      <text:p text:style-name="Standard"/>
      <text:p text:style-name="P13"><text:span text:style-name="T7"><text:s text:c="67"/><text:tab/><text:tab/><text:tab/><text:tab/><text:tab/><text:tab/><text:tab/><text:tab/><text:tab/><text:tab/><text:tab/><text:tab/><text:tab/><text:tab/><text:tab/><text:tab/><text:tab/><text:tab/><text:tab/>(i 1000 kroner)</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Standard"><text:span text:style-name="T9"> </text:span></text:p>
          </table:table-cell>
          <table:table-cell table:style-name="Table1.A1" office:value-type="string">
            <text:p text:style-name="P34"><text:span text:style-name="T9">Regnskap </text:span></text:p>
            <text:p text:style-name="P34"><text:span text:style-name="T9">2016</text:span></text:p>
          </table:table-cell>
          <table:table-cell table:style-name="Table1.A1" office:value-type="string">
            <text:p text:style-name="P34"><text:span text:style-name="T61">Saldert budsjett </text:span></text:p>
            <text:p text:style-name="P34"><text:span text:style-name="T61">2017</text:span></text:p>
          </table:table-cell>
          <table:table-cell table:style-name="Table1.A1" office:value-type="string">
            <text:p text:style-name="P34"><text:span text:style-name="T9">Forslag 2018</text:span></text:p>
          </table:table-cell>
          <table:table-cell table:style-name="Table1.E1" office:value-type="string">
            <text:p text:style-name="P34"><text:span text:style-name="T9">Pst. endring 2017-2018</text:span></text:p>
          </table:table-cell>
        </table:table-row>
        <table:table-row table:style-name="Table1.2">
          <table:table-cell table:style-name="Table1.A2" office:value-type="string">
            <text:p text:style-name="Standard"><text:span text:style-name="T61">Kommunal- og moderniseringsdepartementet</text:span></text:p>
          </table:table-cell>
          <table:table-cell table:style-name="Table1.B2" office:value-type="string">
            <text:p text:style-name="P34"><text:span text:style-name="T9">316 486</text:span></text:p>
          </table:table-cell>
          <table:table-cell table:style-name="Table1.B2" office:value-type="string">
            <text:p text:style-name="P34"><text:span text:style-name="T9">350 202</text:span></text:p>
          </table:table-cell>
          <table:table-cell table:style-name="Table1.B2" office:value-type="string">
            <text:p text:style-name="P34"><text:span text:style-name="T9">358 290 </text:span></text:p>
          </table:table-cell>
          <table:table-cell table:style-name="Table1.E2" office:value-type="string">
            <text:p text:style-name="P34"><text:span text:style-name="T9">2,3</text:span></text:p>
          </table:table-cell>
        </table:table-row>
        <table:table-row table:style-name="Table1.2">
          <table:table-cell table:style-name="Table1.A3" office:value-type="string">
            <text:p text:style-name="Standard"><text:span text:style-name="T9">Utenriksdepartementet</text:span></text:p>
          </table:table-cell>
          <table:table-cell table:style-name="Table1.B3" office:value-type="string">
            <text:p text:style-name="P34"><text:span text:style-name="T9"><text:tab/>3 000</text:span></text:p>
          </table:table-cell>
          <table:table-cell table:style-name="Table1.B3" office:value-type="string">
            <text:p text:style-name="P34"><text:span text:style-name="T9">715 <text:s/></text:span></text:p>
          </table:table-cell>
          <table:table-cell table:style-name="Table1.B3" office:value-type="string">
            <text:p text:style-name="P34"><text:span text:style-name="T9">800</text:span></text:p>
          </table:table-cell>
          <table:table-cell table:style-name="Table1.E3" office:value-type="string">
            <text:p text:style-name="P34"><text:span text:style-name="T9">11,9</text:span></text:p>
          </table:table-cell>
        </table:table-row>
        <table:table-row table:style-name="Table1.2">
          <table:table-cell table:style-name="Table1.A3" office:value-type="string">
            <text:p text:style-name="Standard"><text:span text:style-name="T61">Kunnskapsdepartementet</text:span></text:p>
          </table:table-cell>
          <table:table-cell table:style-name="Table1.B3" office:value-type="string">
            <text:p text:style-name="P34"><text:span text:style-name="T9">315 585</text:span></text:p>
          </table:table-cell>
          <table:table-cell table:style-name="Table1.B3" office:value-type="string">
            <text:p text:style-name="P34"><text:span text:style-name="T9">333 934</text:span></text:p>
          </table:table-cell>
          <table:table-cell table:style-name="Table1.B3" office:value-type="string">
            <text:p text:style-name="P34"><text:span text:style-name="T9">360 667</text:span></text:p>
          </table:table-cell>
          <table:table-cell table:style-name="Table1.E4" office:value-type="string">
            <text:p text:style-name="P34"><text:span text:style-name="T9">8,0</text:span></text:p>
          </table:table-cell>
        </table:table-row>
        <table:table-row table:style-name="Table1.2">
          <table:table-cell table:style-name="Table1.A3" office:value-type="string">
            <text:p text:style-name="Standard"><text:span text:style-name="T61">Kulturdepartementet</text:span></text:p>
          </table:table-cell>
          <table:table-cell table:style-name="Table1.B3" office:value-type="string">
            <text:p text:style-name="P34"><text:span text:style-name="T9">113 489</text:span></text:p>
          </table:table-cell>
          <table:table-cell table:style-name="Table1.B3" office:value-type="string">
            <text:p text:style-name="P34"><text:span text:style-name="T9">113 940</text:span></text:p>
          </table:table-cell>
          <table:table-cell table:style-name="Table1.B3" office:value-type="string">
            <text:p text:style-name="P34"><text:span text:style-name="T9">116 940</text:span></text:p>
          </table:table-cell>
          <table:table-cell table:style-name="Table1.E5" office:value-type="string">
            <text:p text:style-name="P34"><text:span text:style-name="T9">2,6</text:span></text:p>
          </table:table-cell>
        </table:table-row>
        <table:table-row table:style-name="Table1.2">
          <table:table-cell table:style-name="Table1.A3" office:value-type="string">
            <text:p text:style-name="Standard"><text:span text:style-name="T64">Justis- og beredskapsdepartementet</text:span></text:p>
          </table:table-cell>
          <table:table-cell table:style-name="Table1.B3" office:value-type="string">
            <text:p text:style-name="P34"><text:span text:style-name="T12">400</text:span></text:p>
          </table:table-cell>
          <table:table-cell table:style-name="Table1.B3" office:value-type="string">
            <text:p text:style-name="P34"><text:span text:style-name="T9">400</text:span></text:p>
          </table:table-cell>
          <table:table-cell table:style-name="Table1.B3" office:value-type="string">
            <text:p text:style-name="P34"><text:span text:style-name="T9">400</text:span></text:p>
          </table:table-cell>
          <table:table-cell table:style-name="Table1.E6" office:value-type="string">
            <text:p text:style-name="P34"><text:span text:style-name="T9">0</text:span></text:p>
          </table:table-cell>
        </table:table-row>
        <table:table-row table:style-name="Table1.2">
          <table:table-cell table:style-name="Table1.A3" office:value-type="string">
            <text:p text:style-name="Standard"><text:span text:style-name="T61">Helse- og omsorgsdepartementet</text:span></text:p>
          </table:table-cell>
          <table:table-cell table:style-name="Table1.B3" office:value-type="string">
            <text:p text:style-name="P34"><text:span text:style-name="T9">11 700</text:span></text:p>
          </table:table-cell>
          <table:table-cell table:style-name="Table1.B3" office:value-type="string">
            <text:p text:style-name="P34"><text:span text:style-name="T9">11 700</text:span></text:p>
          </table:table-cell>
          <table:table-cell table:style-name="Table1.B3" office:value-type="string">
            <text:p text:style-name="P34"><text:span text:style-name="T9">11 800</text:span></text:p>
          </table:table-cell>
          <table:table-cell table:style-name="Table1.E7" office:value-type="string">
            <text:p text:style-name="P34"><text:span text:style-name="T9">0,8</text:span></text:p>
          </table:table-cell>
        </table:table-row>
        <table:table-row table:style-name="Table1.2">
          <table:table-cell table:style-name="Table1.A3" office:value-type="string">
            <text:p text:style-name="Standard"><text:span text:style-name="T9">Barne- og likestillingsdepartementet</text:span></text:p>
          </table:table-cell>
          <table:table-cell table:style-name="Table1.B3" office:value-type="string">
            <text:p text:style-name="P34"><text:span text:style-name="T9"><text:s text:c="6"/>1 000 <text:s text:c="34"/></text:span></text:p>
          </table:table-cell>
          <table:table-cell table:style-name="Table1.B3" office:value-type="string">
            <text:p text:style-name="P34"><text:span text:style-name="T9">1 000</text:span></text:p>
          </table:table-cell>
          <table:table-cell table:style-name="Table1.B3" office:value-type="string">
            <text:p text:style-name="P34"><text:span text:style-name="T9">1 000</text:span></text:p>
          </table:table-cell>
          <table:table-cell table:style-name="Table1.E8" office:value-type="string">
            <text:p text:style-name="P34"><text:span text:style-name="T9">0</text:span></text:p>
          </table:table-cell>
        </table:table-row>
        <table:table-row table:style-name="Table1.2">
          <table:table-cell table:style-name="Table1.A3" office:value-type="string">
            <text:p text:style-name="Standard"><text:span text:style-name="T61">Landbruks- og matdepartementet</text:span></text:p>
          </table:table-cell>
          <table:table-cell table:style-name="Table1.B3" office:value-type="string">
            <text:p text:style-name="P34"><text:span text:style-name="T13">129 937</text:span></text:p>
          </table:table-cell>
          <table:table-cell table:style-name="Table1.B3" office:value-type="string">
            <text:p text:style-name="P34"><text:span text:style-name="T13">121 809</text:span></text:p>
          </table:table-cell>
          <table:table-cell table:style-name="Table1.B3" office:value-type="string">
            <text:p text:style-name="P34"><text:span text:style-name="T13">126 143</text:span></text:p>
          </table:table-cell>
          <table:table-cell table:style-name="Table1.E9" office:value-type="string">
            <text:p text:style-name="P34"><text:span text:style-name="T9">3,6</text:span></text:p>
          </table:table-cell>
        </table:table-row>
        <table:table-row table:style-name="Table1.2">
          <table:table-cell table:style-name="Table1.A3" office:value-type="string">
            <text:p text:style-name="Standard"><text:span text:style-name="T9">Klima- og miljødepartementet</text:span></text:p>
          </table:table-cell>
          <table:table-cell table:style-name="Table1.B3" office:value-type="string">
            <text:p text:style-name="P34"><text:span text:style-name="T9">9 671 </text:span></text:p>
          </table:table-cell>
          <table:table-cell table:style-name="Table1.B3" office:value-type="string">
            <text:p text:style-name="P34"><text:span text:style-name="T9">10 361</text:span></text:p>
          </table:table-cell>
          <table:table-cell table:style-name="Table1.B3" office:value-type="string">
            <text:p text:style-name="P34"><text:span text:style-name="T9">12 023</text:span></text:p>
          </table:table-cell>
          <table:table-cell table:style-name="Table1.E10" office:value-type="string">
            <text:p text:style-name="P34"><text:span text:style-name="T9">16,0</text:span></text:p>
          </table:table-cell>
        </table:table-row>
        <table:table-row table:style-name="Table1.2">
          <table:table-cell table:style-name="Table1.A3" office:value-type="string">
            <text:p text:style-name="Standard"><text:span text:style-name="T61">Olje- og energidepartementet</text:span></text:p>
          </table:table-cell>
          <table:table-cell table:style-name="Table1.B3" office:value-type="string">
            <text:p text:style-name="P34"><text:span text:style-name="T9">500</text:span><text:span text:style-name="T79">1</text:span></text:p>
          </table:table-cell>
          <table:table-cell table:style-name="Table1.B3" office:value-type="string">
            <text:p text:style-name="P34"><text:span text:style-name="T9">0</text:span></text:p>
          </table:table-cell>
          <table:table-cell table:style-name="Table1.B3" office:value-type="string">
            <text:p text:style-name="P34"><text:span text:style-name="T9">0</text:span></text:p>
          </table:table-cell>
          <table:table-cell table:style-name="Table1.E11" office:value-type="string">
            <text:p text:style-name="P34"><text:span text:style-name="T9">0</text:span></text:p>
          </table:table-cell>
        </table:table-row>
        <table:table-row table:style-name="Table1.2">
          <table:table-cell table:style-name="Table1.A2" office:value-type="string">
            <text:p text:style-name="Standard"><text:span text:style-name="T11">Samlet bevilgning</text:span></text:p>
          </table:table-cell>
          <table:table-cell table:style-name="Table1.A1" office:value-type="string">
            <text:p text:style-name="P34"><text:span text:style-name="T9">901 768</text:span></text:p>
          </table:table-cell>
          <table:table-cell table:style-name="Table1.A1" office:value-type="string">
            <text:p text:style-name="P34"><text:span text:style-name="T9">944 061</text:span></text:p>
          </table:table-cell>
          <table:table-cell table:style-name="Table1.A1" office:value-type="string">
            <text:p text:style-name="P34"><text:span text:style-name="T9">988 063</text:span></text:p>
          </table:table-cell>
          <table:table-cell table:style-name="Table1.E12" office:value-type="string">
            <text:p text:style-name="P34"><text:span text:style-name="T9">4,7</text:span></text:p>
          </table:table-cell>
        </table:table-row>
        <table:table-row table:style-name="Table1.2">
          <table:table-cell table:style-name="Table1.A13" office:value-type="string">
            <text:p text:style-name="Standard"><text:span text:style-name="T9">Samefolkets fond</text:span></text:p>
          </table:table-cell>
          <table:table-cell table:style-name="Table1.B13" office:value-type="string">
            <text:p text:style-name="P34"><text:span text:style-name="T9">5 345</text:span></text:p>
          </table:table-cell>
          <table:table-cell table:style-name="Table1.B13" office:value-type="string">
            <text:p text:style-name="P34"><text:span text:style-name="T9">5 420</text:span></text:p>
          </table:table-cell>
          <table:table-cell table:style-name="Table1.B13" office:value-type="string">
            <text:p text:style-name="P34"><text:span text:style-name="T9">5 566</text:span></text:p>
          </table:table-cell>
          <table:table-cell table:style-name="Table1.E13" office:value-type="string">
            <text:p text:style-name="P34"><text:span text:style-name="T9">2,7</text:span></text:p>
          </table:table-cell>
        </table:table-row>
        <table:table-row table:style-name="Table1.2">
          <table:table-cell table:style-name="Table1.A13" office:value-type="string">
            <text:p text:style-name="Standard"><text:span text:style-name="T11">Sum</text:span></text:p>
          </table:table-cell>
          <table:table-cell table:style-name="Table1.B13" office:value-type="string">
            <text:p text:style-name="P34"><text:span text:style-name="T9">907 113</text:span></text:p>
          </table:table-cell>
          <table:table-cell table:style-name="Table1.B13" office:value-type="string">
            <text:p text:style-name="P34"><text:span text:style-name="T9">949 481</text:span></text:p>
          </table:table-cell>
          <table:table-cell table:style-name="Table1.B13" office:value-type="string">
            <text:p text:style-name="P34"><text:span text:style-name="T9">993 629</text:span></text:p>
          </table:table-cell>
          <table:table-cell table:style-name="Table1.E14" office:value-type="string">
            <text:p text:style-name="P34"><text:span text:style-name="T9">4,6</text:span></text:p>
          </table:table-cell>
        </table:table-row>
      </table:table>
      <text:p text:style-name="Standard"><text:span text:style-name="T84">1 </text:span><text:span text:style-name="T88">Olje- og energidepartementet ga en treårig støtte til Sametinget fra 2014-2016, for å gjøre Sametinget bedre rustet til å møte utfordringene ved å behandle krevende energisaker. </text:span></text:p>
      <text:p text:style-name="P35"/>
      <text:p text:style-name="Standard"><text:span text:style-name="T3">Det er gitt e</text:span><text:span text:style-name="T1">n nærmere presisering av summene som er oppgitt i tabellen under omtalene fra hvert departement i denne publikasjonen. Det </text:span><text:span text:style-name="T3">blir</text:span><text:span text:style-name="T1"> også</text:span><text:span text:style-name="T3"> gitt</text:span><text:span text:style-name="T1"> tilskudd til samiske formål over tilskuddsposter hvor tilskuddsfordelingen vil skje på et senere tidspunkt. Disse tilskuddene inngår ikke i summene i tabellen, men er beskrevet i de departementsvise omtalene. </text:span></text:p>
      <text:h text:style-name="P10" text:outline-level="1"/>
      <text:p text:style-name="Standard"/>
      <text:p text:style-name="Standard"/>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1" text:outline-level="1"><text:bookmark-start text:name="_Toc430855546"/></text:h>
      <text:p text:style-name="P18"/>
      <text:h text:style-name="P12" text:outline-level="1"><text:bookmark-start text:name="_Toc493592623"/><text:span text:style-name="T59">Sametinget</text:span><text:bookmark-end text:name="_Toc493592623"/><text:bookmark-end text:name="_Toc430855546"/></text:h>
      <text:p text:style-name="P36"/>
      <text:p text:style-name="Standard"><text:span text:style-name="T66">Sametinget vil ifølge budsjettforslaget forvalte omlag 486 mill.</text:span><text:span text:style-name="T67"> </text:span><text:span text:style-name="T66">kroner </text:span><text:span text:style-name="T1">(inklusive Samefolkets fond)</text:span><text:span text:style-name="T66"> i 2018. Dette er en økning på cirka 25 mill. kroner fra 2017. Sametingets første hele driftsår var 1990, da hadde Sametinget et budsjett på 31,7 mill. kroner. Det har vært en positiv utvikling av Sametingets budsjett gjennom mange år. Utviklingen er i tråd med myndig­hetenes mål­setting om at Sametinget skal ha større innflytelse og myndighet i saker som er av spesiell interesse for den samiske befolkningen.</text:span></text:p>
      <text:p text:style-name="P14"/>
      <text:p text:style-name="Standard"><text:span text:style-name="T19">Oversikt over bevilgninger til Sametinget</text:span></text:p>
      <text:p text:style-name="Standard"><text:span text:style-name="T1"><text:tab/><text:tab/><text:tab/><text:tab/><text:tab/><text:tab/><text:tab/><text:tab/><text:tab/><text:tab/><text:tab/></text:span><text:span text:style-name="T9"> <text:s/>(i 1000 kroner)</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Standard"><text:span text:style-name="T9"> </text:span></text:p>
          </table:table-cell>
          <table:table-cell table:style-name="Table2.A1" office:value-type="string">
            <text:p text:style-name="P34"><text:span text:style-name="T9">Regnskap </text:span></text:p>
            <text:p text:style-name="P34"><text:span text:style-name="T9">2016</text:span></text:p>
          </table:table-cell>
          <table:table-cell table:style-name="Table2.A1" office:value-type="string">
            <text:p text:style-name="P34"><text:span text:style-name="T61">Saldert budsjett 2017</text:span></text:p>
          </table:table-cell>
          <table:table-cell table:style-name="Table2.A1" office:value-type="string">
            <text:p text:style-name="P34"><text:span text:style-name="T9">Forslag 2018</text:span></text:p>
          </table:table-cell>
          <table:table-cell table:style-name="Table2.A1" office:value-type="string">
            <text:p text:style-name="P34"><text:span text:style-name="T9">Pst. endring 201</text:span><text:span text:style-name="T12">7</text:span><text:span text:style-name="T9">-2018</text:span></text:p>
          </table:table-cell>
        </table:table-row>
        <table:table-row table:style-name="Table2.2">
          <table:table-cell table:style-name="Table2.A2" office:value-type="string">
            <text:p text:style-name="Standard"><text:span text:style-name="T61">Kommunal- og moderniseringsdepartementet</text:span></text:p>
          </table:table-cell>
          <table:table-cell table:style-name="Table2.B2" office:value-type="string">
            <text:p text:style-name="P34"><text:span text:style-name="T9">280 879</text:span></text:p>
          </table:table-cell>
          <table:table-cell table:style-name="Table2.B2" office:value-type="string">
            <text:p text:style-name="P34"><text:span text:style-name="T9">301 617</text:span></text:p>
          </table:table-cell>
          <table:table-cell table:style-name="Table2.B2" office:value-type="string">
            <text:p text:style-name="P34"><text:span text:style-name="T9">311 155</text:span></text:p>
          </table:table-cell>
          <table:table-cell table:style-name="Table2.B2" office:value-type="string">
            <text:p text:style-name="P34"><text:span text:style-name="T9">3,16</text:span></text:p>
          </table:table-cell>
        </table:table-row>
        <table:table-row table:style-name="Table2.2">
          <table:table-cell table:style-name="Table2.A2" office:value-type="string">
            <text:p text:style-name="Standard"><text:span text:style-name="T9">Utenriksdepartementet</text:span></text:p>
          </table:table-cell>
          <table:table-cell table:style-name="Table2.B2" office:value-type="string">
            <text:p text:style-name="P34"><text:span text:style-name="T9">3 000</text:span></text:p>
          </table:table-cell>
          <table:table-cell table:style-name="Table2.B2" office:value-type="string">
            <text:p text:style-name="P34"><text:span text:style-name="T9">715</text:span></text:p>
          </table:table-cell>
          <table:table-cell table:style-name="Table2.B2" office:value-type="string">
            <text:p text:style-name="P34"><text:span text:style-name="T9">800</text:span></text:p>
          </table:table-cell>
          <table:table-cell table:style-name="Table2.B2" office:value-type="string">
            <text:p text:style-name="P34"><text:span text:style-name="T9">11,88</text:span></text:p>
          </table:table-cell>
        </table:table-row>
        <table:table-row table:style-name="Table2.2">
          <table:table-cell table:style-name="Table2.A2" office:value-type="string">
            <text:p text:style-name="Standard"><text:span text:style-name="T61">Kunnskapsdepartementet</text:span></text:p>
          </table:table-cell>
          <table:table-cell table:style-name="Table2.B2" office:value-type="string">
            <text:p text:style-name="P34"><text:span text:style-name="T9">57 615</text:span></text:p>
          </table:table-cell>
          <table:table-cell table:style-name="Table2.B2" office:value-type="string">
            <text:p text:style-name="P34"><text:span text:style-name="T9">59 116</text:span></text:p>
          </table:table-cell>
          <table:table-cell table:style-name="Table2.B2" office:value-type="string">
            <text:p text:style-name="P34"><text:span text:style-name="T9">68 639</text:span></text:p>
          </table:table-cell>
          <table:table-cell table:style-name="Table2.B2" office:value-type="string">
            <text:p text:style-name="P34"><text:span text:style-name="T9">16,10</text:span></text:p>
          </table:table-cell>
        </table:table-row>
        <table:table-row table:style-name="Table2.5">
          <table:table-cell table:style-name="Table2.A2" office:value-type="string">
            <text:p text:style-name="Standard"><text:span text:style-name="T61">Kulturdepartementet</text:span></text:p>
          </table:table-cell>
          <table:table-cell table:style-name="Table2.B2" office:value-type="string">
            <text:p text:style-name="P34"><text:span text:style-name="T9">82 487</text:span></text:p>
          </table:table-cell>
          <table:table-cell table:style-name="Table2.B2" office:value-type="string">
            <text:p text:style-name="P34"><text:span text:style-name="T9">81 900</text:span></text:p>
          </table:table-cell>
          <table:table-cell table:style-name="Table2.B2" office:value-type="string">
            <text:p text:style-name="P34"><text:span text:style-name="T9">83 700</text:span></text:p>
          </table:table-cell>
          <table:table-cell table:style-name="Table2.B2" office:value-type="string">
            <text:p text:style-name="P34"><text:span text:style-name="T9">2,19</text:span></text:p>
          </table:table-cell>
        </table:table-row>
        <table:table-row table:style-name="Table2.2">
          <table:table-cell table:style-name="Table2.A2" office:value-type="string">
            <text:p text:style-name="Standard"><text:span text:style-name="T61">Helse- og omsorgsdepartementet</text:span></text:p>
          </table:table-cell>
          <table:table-cell table:style-name="Table2.B2" office:value-type="string">
            <text:p text:style-name="P34"><text:span text:style-name="T9">5 500</text:span></text:p>
          </table:table-cell>
          <table:table-cell table:style-name="Table2.B2" office:value-type="string">
            <text:p text:style-name="P34"><text:span text:style-name="T9">5 500</text:span></text:p>
          </table:table-cell>
          <table:table-cell table:style-name="Table2.B2" office:value-type="string">
            <text:p text:style-name="P34"><text:span text:style-name="T9">5 600</text:span></text:p>
          </table:table-cell>
          <table:table-cell table:style-name="Table2.B2" office:value-type="string">
            <text:p text:style-name="P34"><text:span text:style-name="T9">1,81</text:span></text:p>
          </table:table-cell>
        </table:table-row>
        <table:table-row table:style-name="Table2.2">
          <table:table-cell table:style-name="Table2.A2" office:value-type="string">
            <text:p text:style-name="Standard"><text:span text:style-name="T9">Barne- og likestillingsdepartementet</text:span></text:p>
          </table:table-cell>
          <table:table-cell table:style-name="Table2.B2" office:value-type="string">
            <text:p text:style-name="P34"><text:span text:style-name="T9">1 000</text:span></text:p>
          </table:table-cell>
          <table:table-cell table:style-name="Table2.B2" office:value-type="string">
            <text:p text:style-name="P34"><text:span text:style-name="T9">1 000</text:span></text:p>
          </table:table-cell>
          <table:table-cell table:style-name="Table2.B2" office:value-type="string">
            <text:p text:style-name="P34"><text:span text:style-name="T9">1 000</text:span></text:p>
          </table:table-cell>
          <table:table-cell table:style-name="Table2.B2" office:value-type="string">
            <text:p text:style-name="P34"><text:span text:style-name="T9">0,00</text:span></text:p>
          </table:table-cell>
        </table:table-row>
        <table:table-row table:style-name="Table2.2">
          <table:table-cell table:style-name="Table2.A2" office:value-type="string">
            <text:p text:style-name="Standard"><text:span text:style-name="T9">Klima- og miljødepartementet</text:span></text:p>
          </table:table-cell>
          <table:table-cell table:style-name="Table2.B2" office:value-type="string">
            <text:p text:style-name="P34"><text:span text:style-name="T9">5 471</text:span></text:p>
          </table:table-cell>
          <table:table-cell table:style-name="Table2.B2" office:value-type="string">
            <text:p text:style-name="P34"><text:span text:style-name="T9">5 741</text:span></text:p>
          </table:table-cell>
          <table:table-cell table:style-name="Table2.B2" office:value-type="string">
            <text:p text:style-name="P34"><text:span text:style-name="T9"><text:s/>9 523</text:span><text:span text:style-name="T78">1</text:span></text:p>
          </table:table-cell>
          <table:table-cell table:style-name="Table2.B2" office:value-type="string">
            <text:p text:style-name="P34"><text:span text:style-name="T9">65,87</text:span></text:p>
          </table:table-cell>
        </table:table-row>
        <table:table-row table:style-name="Table2.9">
          <table:table-cell table:style-name="Table2.A2" office:value-type="string">
            <text:p text:style-name="Standard"><text:span text:style-name="T61">Olje- og energidepartementet</text:span></text:p>
          </table:table-cell>
          <table:table-cell table:style-name="Table2.B2" office:value-type="string">
            <text:p text:style-name="P34"><text:span text:style-name="T9">500</text:span></text:p>
          </table:table-cell>
          <table:table-cell table:style-name="Table2.B2" office:value-type="string">
            <text:p text:style-name="P34"><text:span text:style-name="T9">0</text:span></text:p>
          </table:table-cell>
          <table:table-cell table:style-name="Table2.D9" office:value-type="string">
            <text:p text:style-name="P34"><text:span text:style-name="T9">0</text:span><text:span text:style-name="T79">2</text:span></text:p>
          </table:table-cell>
          <table:table-cell table:style-name="Table2.D9" office:value-type="string">
            <text:p text:style-name="P34"><text:span text:style-name="T9">0,00</text:span></text:p>
          </table:table-cell>
        </table:table-row>
        <table:table-row table:style-name="Table2.2">
          <table:table-cell table:style-name="Table2.A10" office:value-type="string">
            <text:p text:style-name="Standard"><text:span text:style-name="T11">Samlet bevilgning</text:span></text:p>
          </table:table-cell>
          <table:table-cell table:style-name="Table2.A1" office:value-type="string">
            <text:p text:style-name="P34"><text:span text:style-name="T14">436 452</text:span></text:p>
          </table:table-cell>
          <table:table-cell table:style-name="Table2.A1" office:value-type="string">
            <text:p text:style-name="P34"><text:span text:style-name="T14">455 589</text:span></text:p>
          </table:table-cell>
          <table:table-cell table:style-name="Table2.A1" office:value-type="string">
            <text:p text:style-name="P34"><text:span text:style-name="T14">480 417</text:span></text:p>
          </table:table-cell>
          <table:table-cell table:style-name="Table2.A1" office:value-type="string">
            <text:p text:style-name="P34"><text:span text:style-name="T9">5,44</text:span></text:p>
          </table:table-cell>
        </table:table-row>
        <table:table-row table:style-name="Table2.2">
          <table:table-cell table:style-name="Table2.A11" office:value-type="string">
            <text:p text:style-name="Standard"><text:span text:style-name="T9">Samefolkets fond</text:span></text:p>
          </table:table-cell>
          <table:table-cell table:style-name="Table2.D9" office:value-type="string">
            <text:p text:style-name="P34"><text:span text:style-name="T9">5 345</text:span></text:p>
          </table:table-cell>
          <table:table-cell table:style-name="Table2.B2" office:value-type="string">
            <text:p text:style-name="P34"><text:span text:style-name="T9">5 420</text:span></text:p>
          </table:table-cell>
          <table:table-cell table:style-name="Table2.D9" office:value-type="string">
            <text:p text:style-name="P34"><text:span text:style-name="T9">5 566</text:span></text:p>
          </table:table-cell>
          <table:table-cell table:style-name="Table2.D9" office:value-type="string">
            <text:p text:style-name="P34"><text:span text:style-name="T9">2,69</text:span></text:p>
          </table:table-cell>
        </table:table-row>
        <table:table-row table:style-name="Table2.2">
          <table:table-cell table:style-name="Table2.A12" office:value-type="string">
            <text:p text:style-name="Standard"><text:span text:style-name="T11">Sum</text:span></text:p>
          </table:table-cell>
          <table:table-cell table:style-name="Table2.D9" office:value-type="string">
            <text:p text:style-name="P34"><text:span text:style-name="T9">441 797</text:span></text:p>
          </table:table-cell>
          <table:table-cell table:style-name="Table2.A1" office:value-type="string">
            <text:p text:style-name="P34"><text:span text:style-name="T9">461 009</text:span></text:p>
          </table:table-cell>
          <table:table-cell table:style-name="Table2.D9" office:value-type="string">
            <text:p text:style-name="P34"><text:span text:style-name="T9">485 983</text:span></text:p>
          </table:table-cell>
          <table:table-cell table:style-name="Table2.D9" office:value-type="string">
            <text:p text:style-name="P34"><text:span text:style-name="T9">5,41</text:span></text:p>
          </table:table-cell>
        </table:table-row>
      </table:table>
      <text:p text:style-name="P47"><text:span text:style-name="T80">1 </text:span><text:span text:style-name="T16">Over kap. 1429 Riksantikvaren, post 71 </text:span><text:span text:style-name="T17">Tilskudd til fredede kulturminner i privat eie </text:span><text:span text:style-name="T16">er det øremerket </text:span><text:span text:style-name="T17">inntil</text:span><text:span text:style-name="T16"> 6 mill. kroner for å styrke oppfølgingen av arbeidet med bevaringen av automatiske fredede samiske kulturminner. <text:line-break/></text:span><text:span text:style-name="T80">2 <text:s/></text:span><text:span text:style-name="T16">Olje- og energidepartementet ga en treårig støtte til Sametinget fra 2014-2016, for å gjøre Sametinget bedre rustet til å møte utfordringene ved å behandle krevende energisaker. </text:span></text:p>
      <text:p text:style-name="P47"><text:span text:style-name="T1">Sametinget har unntak fra bruttobudsjetteringsprinsippet og får hele sin bevilgning fra departementene. Med forbehold om budsjettvedtak i Stortinget fordeler Sametinget bevilgningene fra de ulike departe­mentene i årets siste plenumsmøte. Sametinget fordeler bevilgningene etter egne prio­riteringer, men i tråd med Stortingets budsjettvedtak.</text:span></text:p>
      <text:p text:style-name="P47"><text:span text:style-name="T1">Rammene for Sametingets økonomiforvaltning fastsettes av Kommunal- og moderniseringsdepartementet i </text:span><text:span text:style-name="T3">reglementet for Sametingets </text:span><text:span text:style-name="T1">økonomiforvaltning. </text:span><text:span text:style-name="T3">Reglementet</text:span><text:span text:style-name="T1"> gjelder også for bevilgninger over andre departementers budsjett og for eventuelle andre inntekter Sametinget har. </text:span><text:span text:style-name="T3">reglement for Sametingets </text:span><text:span text:style-name="T1">økonomiforvaltning er fastsatt med hjemmel i sameloven </text:span><text:span text:style-name="T3">§</text:span><text:span text:style-name="T1"> 2-1, tredje ledd. I reglementet har departementet fastsatt at økonomireglementet og bestemmelser om økonomistyring i staten også gjelder for Sametinget. </text:span></text:p>
      <text:p text:style-name="P80">Sametinget er tillagt forvaltningsansvar for en rekke administrative forhold, slik som sametingsvalget, fordeling av økonomiske tilskudd, fastsetting av nærmere bestemte deler av skolens lære­planer, forvaltning av samiske kulturminner etter kulturminneloven og tilhø­rende forskrifter, og oppnevning av representanter til ulike offentlige organer. Sametinget ut­øver dessuten myndighet og innflytelse gjennom deltakelse og repre­sentasjon i en rekke ut­valg, styrer og råd. </text:p>
      <text:p text:style-name="P48"><text:span text:style-name="T1">For mer om Sametingets virksomhet se </text:span><text:a xlink:type="simple" xlink:href="http://www.samediggi.no/" text:style-name="Internet_20_link" text:visited-style-name="Visited_20_Internet_20_Link"><text:span text:style-name="T1">www.samediggi.no</text:span></text:a><text:span text:style-name="T1">.</text:span></text:p>
      <text:p text:style-name="P24"/>
      <text:p text:style-name="P18"><text:bookmark-start text:name="_Toc430855547"/><text:soft-page-break/></text:p>
      <text:h text:style-name="P9" text:outline-level="1"><text:bookmark-start text:name="_Toc493592624"/><text:span text:style-name="T59">Kommunal- og moderniseringsdepartementet (KMD)</text:span><text:bookmark-end text:name="_Toc493592624"/><text:bookmark-end text:name="_Toc430855547"/></text:h>
      <text:p text:style-name="P51"><text:span text:style-name="T8">(i 1000 kr)</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68"/>
            <text:p text:style-name="P68"/>
            <text:p text:style-name="P75"><text:span text:style-name="T24">Kap.</text:span></text:p>
          </table:table-cell>
          <table:table-cell table:style-name="Table3.A1" office:value-type="string">
            <text:p text:style-name="P67"/>
            <text:p text:style-name="P67"/>
            <text:p text:style-name="Tabelltekst"><text:span text:style-name="T24">Post</text:span></text:p>
          </table:table-cell>
          <table:table-cell table:style-name="Table3.A1" table:number-columns-spanned="3" office:value-type="string">
            <text:p text:style-name="P68"/>
            <text:p text:style-name="P68"/>
            <text:p text:style-name="P75"><text:span text:style-name="T24">Benevnelse</text:span></text:p>
          </table:table-cell>
          <table:covered-table-cell/>
          <table:covered-table-cell/>
          <table:table-cell table:style-name="Table3.A1" office:value-type="string">
            <text:p text:style-name="P69"/>
            <text:p text:style-name="P76"><text:span text:style-name="T24">Regnskap</text:span></text:p>
            <text:p text:style-name="P76"><text:span text:style-name="T24">2016</text:span></text:p>
          </table:table-cell>
          <table:table-cell table:style-name="Table3.A1" office:value-type="string">
            <text:p text:style-name="P76"><text:span text:style-name="T24">Saldert</text:span></text:p>
            <text:p text:style-name="P76"><text:span text:style-name="T24">budsjett</text:span></text:p>
            <text:p text:style-name="P76"><text:span text:style-name="T24">2017</text:span></text:p>
          </table:table-cell>
          <table:table-cell table:style-name="Table3.A1" office:value-type="string">
            <text:p text:style-name="P69"/>
            <text:p text:style-name="P76"><text:span text:style-name="T24">Forslag</text:span></text:p>
            <text:p text:style-name="P76"><text:span text:style-name="T24">2018</text:span></text:p>
          </table:table-cell>
        </table:table-row>
        <table:table-row table:style-name="Table3.1">
          <table:table-cell table:style-name="Table3.A2" office:value-type="string">
            <text:p text:style-name="P75"><text:span text:style-name="T24">525</text:span></text:p>
          </table:table-cell>
          <table:table-cell table:style-name="Table3.A2" office:value-type="string">
            <text:p text:style-name="Tabelltekst"><text:span text:style-name="T24">01</text:span></text:p>
          </table:table-cell>
          <table:table-cell table:style-name="Table3.A2" table:number-columns-spanned="3" office:value-type="string">
            <text:p text:style-name="P75"><text:span text:style-name="T24">Fylkesmannsembetene</text:span></text:p>
          </table:table-cell>
          <table:covered-table-cell/>
          <table:covered-table-cell/>
          <table:table-cell table:style-name="Table3.F2" office:value-type="string">
            <text:p text:style-name="P90"><text:span text:style-name="T24">0</text:span></text:p>
          </table:table-cell>
          <table:table-cell table:style-name="Table3.F2" office:value-type="string">
            <text:p text:style-name="P90"><text:span text:style-name="T24">26 022</text:span></text:p>
          </table:table-cell>
          <table:table-cell table:style-name="Table3.F2" office:value-type="string">
            <text:p text:style-name="P90"><text:span text:style-name="T24">26 022</text:span><text:span text:style-name="T82">1</text:span></text:p>
          </table:table-cell>
        </table:table-row>
        <table:table-row table:style-name="Table3.1">
          <table:table-cell table:style-name="Table3.A2" office:value-type="string">
            <text:p text:style-name="P75"><text:span text:style-name="T24">560</text:span></text:p>
          </table:table-cell>
          <table:table-cell table:style-name="Table3.A2" office:value-type="string">
            <text:p text:style-name="Tabelltekst"><text:span text:style-name="T24">50</text:span></text:p>
          </table:table-cell>
          <table:table-cell table:style-name="Table3.A2" table:number-columns-spanned="3" office:value-type="string">
            <text:p text:style-name="P75"><text:span text:style-name="T24">Sametinget, Sametinget</text:span></text:p>
          </table:table-cell>
          <table:covered-table-cell/>
          <table:covered-table-cell/>
          <table:table-cell table:style-name="Table3.F2" office:value-type="string">
            <text:p text:style-name="P90"><text:span text:style-name="T1">280 879</text:span></text:p>
          </table:table-cell>
          <table:table-cell table:style-name="Table3.F2" office:value-type="string">
            <text:p text:style-name="P90"><text:span text:style-name="T24">301 617 </text:span></text:p>
          </table:table-cell>
          <table:table-cell table:style-name="Table3.F2" office:value-type="string">
            <text:p text:style-name="P90"><text:span text:style-name="T24">311 155</text:span></text:p>
          </table:table-cell>
        </table:table-row>
        <table:table-row table:style-name="Table3.1">
          <table:table-cell table:style-name="Table3.A2" office:value-type="string">
            <text:p text:style-name="P75"><text:span text:style-name="T24">560</text:span></text:p>
          </table:table-cell>
          <table:table-cell table:style-name="Table3.A2" office:value-type="string">
            <text:p text:style-name="Tabelltekst"><text:span text:style-name="T24">54</text:span></text:p>
          </table:table-cell>
          <table:table-cell table:style-name="Table3.A2" table:number-columns-spanned="3" office:value-type="string">
            <text:p text:style-name="P75"><text:span text:style-name="T24">Sametinget, Samefolkets fond</text:span></text:p>
          </table:table-cell>
          <table:covered-table-cell/>
          <table:covered-table-cell/>
          <table:table-cell table:style-name="Table3.F2" office:value-type="string">
            <text:p text:style-name="P88"><text:span text:style-name="T24">5 345</text:span></text:p>
          </table:table-cell>
          <table:table-cell table:style-name="Table3.F2" office:value-type="string">
            <text:p text:style-name="P88"><text:span text:style-name="T24">5 420</text:span></text:p>
          </table:table-cell>
          <table:table-cell table:style-name="Table3.F2" office:value-type="string">
            <text:p text:style-name="P88"><text:span text:style-name="T24">5 566</text:span></text:p>
          </table:table-cell>
        </table:table-row>
        <table:table-row table:style-name="Table3.1">
          <table:table-cell table:style-name="Table3.A2" office:value-type="string">
            <text:p text:style-name="P75"><text:span text:style-name="T24">561</text:span></text:p>
          </table:table-cell>
          <table:table-cell table:style-name="Table3.A2" office:value-type="string">
            <text:p text:style-name="Tabelltekst"><text:span text:style-name="T24">50</text:span></text:p>
          </table:table-cell>
          <table:table-cell table:style-name="Table3.A2" table:number-columns-spanned="3" office:value-type="string">
            <text:p text:style-name="P75"><text:span text:style-name="T24">Tilskudd til samiske formål, Samisk høgskole</text:span></text:p>
          </table:table-cell>
          <table:covered-table-cell/>
          <table:covered-table-cell/>
          <table:table-cell table:style-name="Table3.A2" office:value-type="string">
            <text:p text:style-name="P76"><text:span text:style-name="T1">4 588</text:span></text:p>
          </table:table-cell>
          <table:table-cell table:style-name="Table3.F2" office:value-type="string">
            <text:p text:style-name="P90"><text:span text:style-name="T24">4 021</text:span></text:p>
          </table:table-cell>
          <table:table-cell table:style-name="Table3.F2" office:value-type="string">
            <text:p text:style-name="P90"><text:span text:style-name="T24">5 109</text:span></text:p>
          </table:table-cell>
        </table:table-row>
        <table:table-row table:style-name="Table3.1">
          <table:table-cell table:style-name="Table3.A2" office:value-type="string">
            <text:p text:style-name="P75"><text:span text:style-name="T24">561</text:span></text:p>
          </table:table-cell>
          <table:table-cell table:style-name="Table3.A2" office:value-type="string">
            <text:p text:style-name="Tabelltekst"><text:span text:style-name="T24">51</text:span></text:p>
          </table:table-cell>
          <table:table-cell table:style-name="Table3.A2" table:number-columns-spanned="3" office:value-type="string">
            <text:p text:style-name="P75"><text:span text:style-name="T24">Tilskudd til samiske formål, Divvun</text:span></text:p>
          </table:table-cell>
          <table:covered-table-cell/>
          <table:covered-table-cell/>
          <table:table-cell table:style-name="Table3.A2" office:value-type="string">
            <text:p text:style-name="P76"><text:span text:style-name="T1">6 888</text:span></text:p>
          </table:table-cell>
          <table:table-cell table:style-name="Table3.F2" office:value-type="string">
            <text:p text:style-name="P88"><text:span text:style-name="T24">6 928</text:span></text:p>
          </table:table-cell>
          <table:table-cell table:style-name="Table3.F2" office:value-type="string">
            <text:p text:style-name="P88"><text:span text:style-name="T24">7 079</text:span></text:p>
          </table:table-cell>
        </table:table-row>
        <table:table-row table:style-name="Table3.1">
          <table:table-cell table:style-name="Table3.A2" office:value-type="string">
            <text:p text:style-name="P75"><text:span text:style-name="T24">561</text:span></text:p>
          </table:table-cell>
          <table:table-cell table:style-name="Table3.A2" office:value-type="string">
            <text:p text:style-name="Tabelltekst"><text:span text:style-name="T24">72</text:span></text:p>
          </table:table-cell>
          <table:table-cell table:style-name="Table3.A2" table:number-columns-spanned="3" office:value-type="string">
            <text:p text:style-name="P75"><text:span text:style-name="T24">Samisk språk, informasjon m.m.</text:span><text:span text:style-name="T82"> </text:span></text:p>
          </table:table-cell>
          <table:covered-table-cell/>
          <table:covered-table-cell/>
          <table:table-cell table:style-name="Table3.F2" office:value-type="string">
            <text:p text:style-name="P88"><text:span text:style-name="T1">2 800</text:span></text:p>
          </table:table-cell>
          <table:table-cell table:style-name="Table3.F2" office:value-type="string">
            <text:p text:style-name="P88"><text:span text:style-name="T24">3 084</text:span></text:p>
          </table:table-cell>
          <table:table-cell table:style-name="Table3.F2" office:value-type="string">
            <text:p text:style-name="P88"><text:span text:style-name="T24">0</text:span><text:span text:style-name="T82">2</text:span></text:p>
          </table:table-cell>
        </table:table-row>
        <table:table-row table:style-name="Table3.1">
          <table:table-cell table:style-name="Table3.A2" office:value-type="string">
            <text:p text:style-name="P75"><text:span text:style-name="T24">562</text:span></text:p>
          </table:table-cell>
          <table:table-cell table:style-name="Table3.A2" office:value-type="string">
            <text:p text:style-name="Tabelltekst"><text:span text:style-name="T24">01</text:span></text:p>
          </table:table-cell>
          <table:table-cell table:style-name="Table3.A2" office:value-type="string">
            <text:p text:style-name="Tabelltekst"><text:span text:style-name="T24">Gáldu - Kompetansesenteret for urfolks rettigheter, Driftsutgifter</text:span></text:p>
          </table:table-cell>
          <table:table-cell table:style-name="Table3.F2" table:number-columns-spanned="3" office:value-type="string">
            <text:p text:style-name="P76"><text:span text:style-name="T1">3 293</text:span></text:p>
          </table:table-cell>
          <table:covered-table-cell/>
          <table:covered-table-cell/>
          <table:table-cell table:style-name="Table3.F2" office:value-type="string">
            <text:p text:style-name="P76"><text:span text:style-name="T93">0</text:span></text:p>
          </table:table-cell>
          <table:table-cell table:style-name="Table3.F2" office:value-type="string">
            <text:p text:style-name="P76"><text:span text:style-name="T93">0</text:span><text:span text:style-name="T99">3</text:span></text:p>
          </table:table-cell>
        </table:table-row>
        <table:table-row table:style-name="Table3.1">
          <table:table-cell table:style-name="Table3.A2" office:value-type="string">
            <text:p text:style-name="P75"><text:span text:style-name="T24">562</text:span></text:p>
          </table:table-cell>
          <table:table-cell table:style-name="Table3.A2" office:value-type="string">
            <text:p text:style-name="Tabelltekst"><text:span text:style-name="T24">21</text:span></text:p>
          </table:table-cell>
          <table:table-cell table:style-name="Table3.A2" office:value-type="string">
            <text:p text:style-name="Tabelltekst"><text:span text:style-name="T24">Gáldu - Kompetansesenteret for urfolks rettigheter, Spesielle driftsutgifter, </text:span><text:span text:style-name="T28">kan overføres</text:span></text:p>
          </table:table-cell>
          <table:table-cell table:style-name="Table3.F2" table:number-columns-spanned="3" office:value-type="string">
            <text:p text:style-name="P76"><text:span text:style-name="T1">2 285</text:span></text:p>
          </table:table-cell>
          <table:covered-table-cell/>
          <table:covered-table-cell/>
          <table:table-cell table:style-name="Table3.F2" office:value-type="string">
            <text:p text:style-name="P76"><text:span text:style-name="T1">0</text:span></text:p>
          </table:table-cell>
          <table:table-cell table:style-name="Table3.F2" office:value-type="string">
            <text:p text:style-name="P76"><text:span text:style-name="T93">0</text:span><text:span text:style-name="T99">3</text:span></text:p>
          </table:table-cell>
        </table:table-row>
        <table:table-row table:style-name="Table3.1">
          <table:table-cell table:style-name="Table3.A2" office:value-type="string">
            <text:p text:style-name="P75"><text:span text:style-name="T24">563</text:span></text:p>
          </table:table-cell>
          <table:table-cell table:style-name="Table3.A2" office:value-type="string">
            <text:p text:style-name="Tabelltekst"><text:span text:style-name="T24">01</text:span></text:p>
          </table:table-cell>
          <table:table-cell table:style-name="Table3.A2" table:number-columns-spanned="2" office:value-type="string">
            <text:p text:style-name="P75"><text:span text:style-name="T24">Internasjonalt reindriftssenter, Driftsutgifter</text:span></text:p>
          </table:table-cell>
          <table:covered-table-cell/>
          <table:table-cell table:style-name="Table3.F2" table:number-columns-spanned="2" office:value-type="string">
            <text:p text:style-name="P76"><text:span text:style-name="T1">5 959</text:span></text:p>
          </table:table-cell>
          <table:covered-table-cell/>
          <table:table-cell table:style-name="Table3.A2" office:value-type="string">
            <text:p text:style-name="P76"><text:span text:style-name="T93">5 929</text:span></text:p>
          </table:table-cell>
          <table:table-cell table:style-name="Table3.A2" office:value-type="string">
            <text:p text:style-name="P76"><text:span text:style-name="T93">6 267</text:span></text:p>
          </table:table-cell>
        </table:table-row>
        <table:table-row table:style-name="Table3.1">
          <table:table-cell table:style-name="Table3.A2" office:value-type="string">
            <text:p text:style-name="P75"><text:span text:style-name="T24">563</text:span></text:p>
          </table:table-cell>
          <table:table-cell table:style-name="Table3.A2" office:value-type="string">
            <text:p text:style-name="Tabelltekst"><text:span text:style-name="T24">21</text:span></text:p>
          </table:table-cell>
          <table:table-cell table:style-name="Table3.A2" table:number-columns-spanned="2" office:value-type="string">
            <text:p text:style-name="P75"><text:span text:style-name="T24">Internasjonalt reindriftssenter, Spesielle driftsutgifter, </text:span><text:span text:style-name="T28">kan overføres</text:span></text:p>
          </table:table-cell>
          <table:covered-table-cell/>
          <table:table-cell table:style-name="Table3.F2" table:number-columns-spanned="2" office:value-type="string">
            <text:p text:style-name="P76"><text:span text:style-name="T1">4 449</text:span><text:span text:style-name="T79">4</text:span></text:p>
          </table:table-cell>
          <table:covered-table-cell/>
          <table:table-cell table:style-name="Table3.A2" office:value-type="string">
            <text:p text:style-name="P76"><text:span text:style-name="T93">2 601</text:span></text:p>
          </table:table-cell>
          <table:table-cell table:style-name="Table3.A2" office:value-type="string">
            <text:p text:style-name="P76"><text:span text:style-name="T93">2 658</text:span></text:p>
          </table:table-cell>
        </table:table-row>
        <table:table-row table:style-name="Table3.1">
          <table:table-cell table:style-name="Table3.A1" office:value-type="string">
            <text:p text:style-name="P70"/>
          </table:table-cell>
          <table:table-cell table:style-name="Table3.A1" office:value-type="string">
            <text:p text:style-name="P70"/>
          </table:table-cell>
          <table:table-cell table:style-name="Table3.A1" table:number-columns-spanned="2" office:value-type="string">
            <text:p text:style-name="P75"><text:span text:style-name="T24">Sum</text:span></text:p>
          </table:table-cell>
          <table:covered-table-cell/>
          <table:table-cell table:style-name="Table3.A1" table:number-columns-spanned="2" office:value-type="string">
            <text:p text:style-name="P76"><text:span text:style-name="T68">316 486</text:span></text:p>
          </table:table-cell>
          <table:covered-table-cell/>
          <table:table-cell table:style-name="Table3.A1" office:value-type="string">
            <text:p text:style-name="P76"><text:span text:style-name="T68">355 622</text:span></text:p>
          </table:table-cell>
          <table:table-cell table:style-name="Table3.A1" office:value-type="string">
            <text:p text:style-name="P76"><text:span text:style-name="T68">363 856</text:span></text:p>
          </table:table-cell>
        </table:table-row>
      </table:table>
      <text:p text:style-name="Standard"><text:span text:style-name="Footnote_20_Symbol"><text:span text:style-name="T15">1</text:span></text:span><text:span text:style-name="T15"> </text:span><text:span text:style-name="T16">Tildelingen finansierer de fem nordligste fylkesmenns oppgaver som regional reindriftsmyndighet.</text:span></text:p>
      <text:p text:style-name="Standard"><text:span text:style-name="T80">2 </text:span><text:span text:style-name="T16">Bevilgningen på kap. 561, post 72 blir fra 2018 overført til kap. 560, post 50, Sametinget.</text:span></text:p>
      <text:p text:style-name="Standard"><text:span text:style-name="Footnote_20_Symbol"><text:span text:style-name="T15">3</text:span></text:span><text:span text:style-name="T15"> </text:span><text:span text:style-name="T16">Gáldu ble integrert i Nasjonal institusjon for menneskerettigheter (NIM) fra 1. januar 2017, og bevilgningen til Gáldu ble overført fra kap. 562, post 01 </text:span><text:span text:style-name="T69">og post 21 </text:span><text:span text:style-name="T16">til Finansdepartementets kap. 45 Nasjonal institusjon for menneskerettigheter, post 01 Driftsutgifter.</text:span></text:p>
      <text:p text:style-name="Standard"><text:span text:style-name="Footnote_20_Symbol"><text:span text:style-name="T16">4</text:span></text:span><text:span text:style-name="Footnote_20_Symbol"><text:span text:style-name="T15"> </text:span></text:span><text:span text:style-name="T15">Regnskapstallet inkluderer ekstern finansiering av prosjekter i regi av Internasjonalt reindriftssenter.</text:span></text:p>
      <text:p text:style-name="P52"><text:span text:style-name="T1">I tillegg blir det bevilget midler til samiske formål over følgende budsjettkapitler og poster:</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5"><text:span text:style-name="T1">Kap.</text:span></text:p>
          </table:table-cell>
          <table:table-cell table:style-name="Table4.A1" office:value-type="string">
            <text:p text:style-name="P75"><text:span text:style-name="T1">Post</text:span></text:p>
          </table:table-cell>
          <table:table-cell table:style-name="Table4.A1" office:value-type="string">
            <text:p text:style-name="P75"><text:span text:style-name="T1">Benevnelse</text:span></text:p>
          </table:table-cell>
        </table:table-row>
        <table:table-row table:style-name="Table4.1">
          <table:table-cell table:style-name="Table4.A2" office:value-type="string">
            <text:p text:style-name="P75"><text:span text:style-name="T1">500</text:span></text:p>
          </table:table-cell>
          <table:table-cell table:style-name="Table4.A2" office:value-type="string">
            <text:p text:style-name="P75"><text:span text:style-name="T1">50</text:span></text:p>
          </table:table-cell>
          <table:table-cell table:style-name="Table4.A2" office:value-type="string">
            <text:p text:style-name="P75"><text:span text:style-name="T1">Kommunal- og moderniseringsdepartementet, Forskningsrådet</text:span></text:p>
          </table:table-cell>
        </table:table-row>
        <table:table-row table:style-name="Table4.1">
          <table:table-cell table:style-name="Table4.A3" office:value-type="string">
            <text:p text:style-name="P75"><text:span text:style-name="T1">500</text:span></text:p>
          </table:table-cell>
          <table:table-cell table:style-name="Table4.A3" office:value-type="string">
            <text:p text:style-name="P75"><text:span text:style-name="T1">22</text:span></text:p>
          </table:table-cell>
          <table:table-cell table:style-name="Table4.A3" office:value-type="string">
            <text:p text:style-name="P75"><text:span text:style-name="T1">Kommunal- og moderniseringsdepartementet, Forskning, </text:span><text:span text:style-name="T27">kan overføres</text:span></text:p>
          </table:table-cell>
        </table:table-row>
        <table:table-row table:style-name="Table4.1">
          <table:table-cell table:style-name="Table4.A4" office:value-type="string">
            <text:p text:style-name="P75"><text:span text:style-name="T1">553</text:span></text:p>
          </table:table-cell>
          <table:table-cell table:style-name="Table4.A4" office:value-type="string">
            <text:p text:style-name="P75"><text:span text:style-name="T1">63</text:span></text:p>
          </table:table-cell>
          <table:table-cell table:style-name="Table4.A4" office:value-type="string">
            <text:p text:style-name="P75"><text:span text:style-name="T24">Grenseregionale Interreg-program, </text:span><text:span text:style-name="T28">kan nyttes under kap. 553, post 60 og 65</text:span></text:p>
          </table:table-cell>
        </table:table-row>
      </table:table>
      <text:p text:style-name="P37"/>
      <text:p text:style-name="Standard"><text:soft-page-break/><text:span text:style-name="T37">Kap. 525 Fylkesmannsembetene, post 01 Driftsutgifter<text:line-break/></text:span><text:span text:style-name="T38">Bevilgningen skal dekke de fem nordligste fylkesmennenes oppgaver som reindriftsmyndighet. </text:span></text:p>
      <text:p text:style-name="P25"/>
      <text:p text:style-name="P47"><text:span text:style-name="T19">Kap. 560 Sametinget, post 50 Sametinget<text:line-break/></text:span><text:span text:style-name="T1">Grunnbevilgningen over posten skal blant annet dekke driften av det politiske arbeidet</text:span><text:span text:style-name="T3">,</text:span><text:span text:style-name="T1"> administrasjonen i Sametinget, </text:span><text:span text:style-name="T3">og</text:span><text:span text:style-name="T1"> kommunenes og fylkeskommunenes merkostnader ved oppfølging av samelovens språkregler. </text:span></text:p>
      <text:p text:style-name="P47"><text:span text:style-name="T1">For å styrke de samiske språkene og sikre første steg av oppfølgingen av Samisk språkutvalgs rapport NOU 2016:18 </text:span><text:span text:style-name="T27">Hjertespråket</text:span><text:span text:style-name="T1">, foreslår departementet å øke bevilgningen med 5 mill. kroner i 2018. </text:span></text:p>
      <text:p text:style-name="P47"><text:span text:style-name="T1">Videre er det foreslått å øke bevilgningen med 2,5 mill. kroner til Sametingets generelle arbeid med samisk kultur og språk.</text:span></text:p>
      <text:p text:style-name="P47"><text:span text:style-name="T1">Departementet og Sametinget har kommet til enighet om at Sametinget overtar forvaltnings-ansvaret for midlene som har vært tildelt sør-, lule- og markasamiske språktiltak, og til et prosjekt i regi av Ä´vv Skoltesamisk museum. Det er derfor foreslått å øke bevilgningen på posten med 3,2 mill. kroner mot en tilsvarende reduksjon av kap. 561 post 72 Samisk språk, informasjon m.m., jf. omtale under kap. 561, post 72. </text:span></text:p>
      <text:p text:style-name="P47"><text:span text:style-name="T1">Hattfjelldal kommune ble fra 1. juli 2017 innlemmet i forvaltningsområdet for samiske språk. I revidert nasjonalbudsjett for 2017 ble bevilgningen til Sametinget økt med 2,3 mill. kroner for å legge til rette for tospråklig forvaltning i Hattfjelldal kommune og i Nordland fylkeskommune. Til helårsvirkningen i 2018 foreslår departementet å øke bevilgningen med 4,5 mill. kroner. </text:span></text:p>
      <text:p text:style-name="P47"><text:span text:style-name="T1">Det er behov for å justere kompensasjonen for anslåtte utgifter i forbindelse med forenklet modell for premiebetaling til Statens pensjonskasse. Det foreslås derfor å øke posten med <text:line-break/>300 000 kroner. </text:span></text:p>
      <text:p text:style-name="P47"><text:span text:style-name="T1">I 2013 foreslo regjeringen Stoltenberg II "som en del av Kulturløftet å ha en særskilt satsning på samiske kultur- og språktiltak i perioden 2013 til 2017", jf. Prop. 1 S (2012-2013) for Fornyings-, administrasjons- og kirkedepartementet. I Innst. 16 S (2012-2013) vedtok Stortinget å øke Sametingets bevilgning med 10 mill. kroner årlig over fem år. I tråd med føringene fra regjeringen Stoltenberg II utløper den midlertidige bevilgningsøkningen i 2017 og det foreslås å redusere bevilgningen med 10 mill. kroner. Bevilgningene til samisk kultur og språk styrkes tilsvarende med bevilgninger til oppfølging av NOU 2016:18 </text:span><text:span text:style-name="T27">Hjertespråket</text:span><text:span text:style-name="T1">, innlemmelse av Hattfjelldal kommune i forvaltningsområdet for samisk språk og bevilgninger til generelle språk- og kulturtiltak, som omtalt over. </text:span></text:p>
      <text:p text:style-name="Standard"><text:span text:style-name="T1">Samlet foreslår Kommunal- og moderniseringsdepartementet en bevilgning på 311,2 mill. kroner til Sametinget i 2018.</text:span></text:p>
      <text:p text:style-name="P14"/>
      <text:p text:style-name="P81"><text:span text:style-name="T19">Kap. 560 Sametinget, post 54 Samefolkets fond<text:line-break/></text:span>Tilskuddet skal gå til ulike tiltak som styrker og bidrar til revitalisering av samiske språk og samisk kultur. Midlene skal ikke brukes til individuelle erstatninger. Bevilgningen forvaltes av Sametinget. <text:span text:style-name="T1">For 2018 er be­vilgningen foreslått til 5,6 mill. kroner.</text:span></text:p>
      <text:p text:style-name="P14"/>
      <text:p text:style-name="Standard"><text:span text:style-name="T19">Kap. 561 Tilskudd til samiske formål, post 50 Samisk høgskole<text:line-break/></text:span><text:span text:style-name="T1">Samisk høgskole utfører enkelte oppgaver på oppdrag fra Kommunal- og moderniseringsdepartementet. Bevilgningen skal benyttes til drift av Faglig analysegruppe for samisk statistikk og Samiske veivisere. I ordningen Samiske veivisere er det behov for nettsider med informasjon om samisk språk, kultur og samfunnsliv, spesielt rettet mot ungdom. Samisk høgskole vil tilrettelegge og drifte en slik side, og samtidig ivareta materialet fra daværende Gáldus informasjonsside om urfolksrettigheter og menneskerettigheter. Det er også behov for å styrke sekretariatet til veiviserordningen. Departementet foreslår derfor å øke bevilgningen på posten med 1 mill. kroner. Samlet foreslår departementet en bevilgning til Samisk høgskole på 5,1 mill. kroner i 2018, til dekning av utgifter til Faglig analysegruppe og Samiske veivisere. </text:span></text:p>
      <text:p text:style-name="P26"/>
      <text:p text:style-name="Standard"><text:span text:style-name="T19">Kap. 561 Tilskudd til samiske formål, post 51 Divvun<text:line-break/></text:span><text:span text:style-name="T1">Bevilgningen skal benyttes til drift av Divvun ved Universitetet i Tromsø – Norges arktiske universitet. Divvun utvikler teknologiske språkverktøy for de samiske språkene. Moderne språkteknologi er en forutsetning for at samiske språk skal kunne overleve som bruksspråk i dagens samfunn. Departementet foreslår en bevilgning på 7,1 mill. kroner til Divvun i 2018.</text:span></text:p>
      <text:p text:style-name="P14"/>
      <text:p text:style-name="Standard"><text:span text:style-name="T19">Kap. 561 Tilskudd til samiske formål, post 72 Samisk språk, informasjon m.m.<text:line-break/></text:span><text:span text:style-name="T1">Formålet med tilskuddsordningen har vært å styrke bruken av samiske språk ved å legge bedre til rette for bruk av samisk i det offentlige, øke antallet samiske språkbrukere, gi mer informasjon til samer på samisk og å øke informasjonen om samiske forhold til befolkningen i Norge. Forvaltningen av en del av tilskuddsmidlene har vært delegert Fylkesmannen i Nordland som har ansvaret for flere tiltak i Handlingsplanen for samiske språk. Midlene har gått til sør-, lule- og markasamiske tiltak. Ä´vv Skoltesamisk museum har også mottatt også tilskudd over denne posten, til skoltesamiske språk- og kulturprosjekter. Departementet og Sametinget er enige om </text:span><text:span text:style-name="T3">at </text:span><text:span text:style-name="T1">Sametinget overtar forvaltningsansvaret for midlene på posten. Departementet foreslår derfor at midlene på posten overføres til kap. 560, post 50 Sametinget.</text:span></text:p>
      <text:p text:style-name="P14"/>
      <text:p text:style-name="Standard"><text:span text:style-name="T19">Kap. 562 Gáldu - Kompetansesenteret for urfolks rettigheter, post 01 Driftsutgifter og post 21 Spesielle driftsutgifter, </text:span><text:span text:style-name="T32">kan overføres<text:line-break/></text:span><text:span text:style-name="T1">Gáldu – Kompetansesenteret for urfolks rettigheter ble fra 1. januar 2017 integrert i Nasjonal institusjon for menneskerettigheter. Bevilgningen på kap 562, post 01 og post 21 er fra 2017 overført til Finansdepartementets kap. 45 Nasjonal institusjon for menneskerettigheter, post 01 Driftsutgifter.</text:span></text:p>
      <text:p text:style-name="P14"/>
      <text:p text:style-name="P47"><text:span text:style-name="T19">Kap. 563 Internasjonalt reindriftssenter, post 01 Driftsutgifter og post 21 Spesielle driftsutgifter, </text:span><text:span text:style-name="T32">kan overføres<text:line-break/></text:span><text:span text:style-name="T1">Internasjonalt reindriftssenter i Kautokeino er en faglig selvstendig institusjon som vedtar egne mål og resultatkrav innenfor de rammene som Kommunal- og moderniseringsdepartementet fastsetter. Arbeidet skal være rettet mot næringsutøvere, offentlige myndigheter, forskningsmiljøer og andre fagmiljøer, i tillegg til internasjonale organisasjoner og samarbeidsorganer. Styret er senterets øverste organ. Departementet foreslår en samlet bevilgning på 8,9 mill. kroner til Internasjonalt reindriftssenter i 2018. I beløpet er det lagt inn en kompensasjon for anslåtte utgifter i forbindelse med forenklet modell for premiebetaling til Statens pensjonskasse på 380 000 kroner. <text:line-break/></text:span><text:span text:style-name="T20"><text:line-break/>Kap. 500 </text:span><text:span text:style-name="T19">Kommunal- og moderniseringsdepartementet, p</text:span><text:span text:style-name="T20">ost 50 og 22 Forskning, </text:span><text:span text:style-name="T33">kan overføres<text:line-break/></text:span><text:span text:style-name="T1">Norges forskningsråds program Samisk forskning II gikk fra 2007 til 2017. Kommunal- og moderniseringsdepartementet tildelte 3,9 mill. kroner til programmet i 2017. Programmet hadde som mål å fremme langsiktig forskning av høy kvalitet om samiske forhold, bidra til rekruttering av forskere og videre­utvikling av samisk som vitenskapsspråk. I tillegg ble internasjonalt forskningssam­arbeid, nettverksbygging og forskningsformidling på samisk og andre språk vektlagt. </text:span></text:p>
      <text:p text:style-name="P47"><text:span text:style-name="T1">Forskningsprogrammet har nå gått over i en ny fase – Samisk forskning III – som er et løpende program hvor det ikke er definert en tidsperiode. Programmet skal fremme forskning av høy kvalitet som er relevant for politikkutvikling, for forvaltning og andre aktører i samfunnet, gjennom å bidra med kunnskap om kulturuttrykk, samisk identitet og samfunnsbygging, oppvekst og utdanning, språk, klima og miljø, levekår og befolkningsutvikling. Det er foreslått å sette av 3,334 mill. kroner til Samisk forskning III i 2018. <text:line-break/></text:span><text:span text:style-name="T20"><text:line-break/>Kap. 553 Omstillingsdyktig</text:span><text:span text:style-name="T4">e</text:span><text:span text:style-name="T20"> regioner, post 63 Grenseregionale Interreg-program, </text:span><text:span text:style-name="T33">kan nyttes under kap. 553, post 60 og 65</text:span><text:span text:style-name="T20"> <text:line-break/></text:span><text:span text:style-name="T1">I 2017 tildelte Kommunal- og moderniseringsdepartementet 10,</text:span><text:span text:style-name="T100">1</text:span><text:span text:style-name="T1"> mill. kroner til gjennomføring av Interreg Nord, hvor Sápmi er et delprogram. Tildelingen til Interreg Nord vil bli videreført i 2018 på kap. 533, post 63 Grenseregionale Interreg-program. Det er lagt opp til en samlet ramme for norsk deltakelse på ca. 71 mill. kroner for programperioden 2014–2020.</text:span> <text:span text:style-name="T1">Troms fylkeskommune har sekretariatsfunksjonen for hele Nord-programmet og Sápmi, men samarbeider med Nord-Trøndelag fylkeskommune om sørsamiske aktiviteter.</text:span></text:p>
      <text:p text:style-name="Standard"><text:span text:style-name="T1">Målet er å styrke programområdets konkurransekraft og attraktivitet. Programområdet omfatter Nord-Norge, Nord-Finland, Nord-Sverige samt Sápmi (det samiske området fra Hedmark til Finnmark). Det ble tildelt støtte til 18 prosjekter i 2016 fordelt på følgende prioriterte innsatsområder: Forskning og innovasjon, entreprenørskap, kultur og miljø og felles arbeidsmarked. Et eksempel er prosjektet Indigenious Entrepreneurship der Barentssekretariatet har jobbet med å støtte urfolksungdom til økonomisk uavhengighet gjennom entreprenørskap. </text:span></text:p>
      <text:h text:style-name="P9" text:outline-level="1"><text:bookmark-start text:name="_Toc430855548"/><text:bookmark-start text:name="_Toc493592625"/>Utenriksdepartementet<text:span text:style-name="T58"> (UD)</text:span><text:bookmark-end text:name="_Toc430855548"/><text:bookmark-end text:name="_Toc493592625"/><text:span text:style-name="T58"> </text:span></text:h>
      <text:p text:style-name="P2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71"/>
          </table:table-cell>
          <table:table-cell table:style-name="Table5.A1" office:value-type="string">
            <text:p text:style-name="P71"/>
          </table:table-cell>
          <table:table-cell table:style-name="Table5.A1" office:value-type="string">
            <text:p text:style-name="P71"/>
          </table:table-cell>
          <table:table-cell table:style-name="Table5.A1" office:value-type="string">
            <text:p text:style-name="P72"/>
          </table:table-cell>
          <table:table-cell table:style-name="Table5.A1" office:value-type="string">
            <text:p text:style-name="P72"/>
          </table:table-cell>
          <table:table-cell table:style-name="Table5.A1" office:value-type="string">
            <text:p text:style-name="P54"><text:span text:style-name="T50">(i 1000 kr)</text:span></text:p>
          </table:table-cell>
        </table:table-row>
        <table:table-row table:style-name="Table5.1">
          <table:table-cell table:style-name="Table5.A2" office:value-type="string">
            <text:p text:style-name="P71"/>
            <text:p text:style-name="P71"/>
            <text:p text:style-name="P75"><text:span text:style-name="T1">Kap.</text:span></text:p>
          </table:table-cell>
          <table:table-cell table:style-name="Table5.A2" office:value-type="string">
            <text:p text:style-name="P71"/>
            <text:p text:style-name="P71"/>
            <text:p text:style-name="P75"><text:span text:style-name="T1">Post</text:span></text:p>
          </table:table-cell>
          <table:table-cell table:style-name="Table5.A2" office:value-type="string">
            <text:p text:style-name="P71"/>
            <text:p text:style-name="P71"/>
            <text:p text:style-name="P75"><text:span text:style-name="T1">Benevnelse</text:span></text:p>
          </table:table-cell>
          <table:table-cell table:style-name="Table5.A2" office:value-type="string">
            <text:p text:style-name="P72"/>
            <text:p text:style-name="P76"><text:span text:style-name="T1">Regnskap</text:span></text:p>
            <text:p text:style-name="P76"><text:span text:style-name="T1">2016</text:span></text:p>
          </table:table-cell>
          <table:table-cell table:style-name="Table5.A2" office:value-type="string">
            <text:p text:style-name="P76"><text:span text:style-name="T1">Saldert</text:span></text:p>
            <text:p text:style-name="P76"><text:span text:style-name="T1">budsjett</text:span></text:p>
            <text:p text:style-name="P76"><text:span text:style-name="T1">2017</text:span></text:p>
          </table:table-cell>
          <table:table-cell table:style-name="Table5.A2" office:value-type="string">
            <text:p text:style-name="P72"/>
            <text:p text:style-name="P76"><text:span text:style-name="T1">Forslag</text:span></text:p>
            <text:p text:style-name="P76"><text:span text:style-name="T1">2018</text:span></text:p>
          </table:table-cell>
        </table:table-row>
        <table:table-row table:style-name="Table5.1">
          <table:table-cell table:style-name="Table5.A3" office:value-type="string">
            <text:p text:style-name="Tabelltekst"><text:span text:style-name="T1">163</text:span></text:p>
          </table:table-cell>
          <table:table-cell table:style-name="Table5.A3" office:value-type="string">
            <text:p text:style-name="Tabelltekst"><text:span text:style-name="T1">72</text:span></text:p>
          </table:table-cell>
          <table:table-cell table:style-name="Table5.A3" office:value-type="string">
            <text:p text:style-name="Tabelltekst"><text:span text:style-name="T1">Menneskerettigheter</text:span></text:p>
          </table:table-cell>
          <table:table-cell table:style-name="Table5.A3" office:value-type="string">
            <text:p text:style-name="P76"><text:span text:style-name="T24">3 000</text:span><text:span text:style-name="T82">1</text:span></text:p>
          </table:table-cell>
          <table:table-cell table:style-name="Table5.A3" office:value-type="string">
            <text:p text:style-name="P76"><text:span text:style-name="T24">715</text:span></text:p>
          </table:table-cell>
          <table:table-cell table:style-name="Table5.A3" office:value-type="string">
            <text:p text:style-name="P76"><text:span text:style-name="T24">800</text:span></text:p>
          </table:table-cell>
        </table:table-row>
        <table:table-row table:style-name="Table5.1">
          <table:table-cell table:style-name="Table5.A2" office:value-type="string">
            <text:p text:style-name="P66"/>
          </table:table-cell>
          <table:table-cell table:style-name="Table5.A2" office:value-type="string">
            <text:p text:style-name="P66"/>
          </table:table-cell>
          <table:table-cell table:style-name="Table5.A2" office:value-type="string">
            <text:p text:style-name="Tabelltekst"><text:span text:style-name="T1">Sum</text:span></text:p>
          </table:table-cell>
          <table:table-cell table:style-name="Table5.A2" office:value-type="string">
            <text:p text:style-name="P76"><text:span text:style-name="T24">3 000</text:span></text:p>
          </table:table-cell>
          <table:table-cell table:style-name="Table5.A2" office:value-type="string">
            <text:p text:style-name="P76"><text:span text:style-name="T24">715</text:span></text:p>
          </table:table-cell>
          <table:table-cell table:style-name="Table5.A2" office:value-type="string">
            <text:p text:style-name="P76"><text:span text:style-name="T24">800</text:span></text:p>
          </table:table-cell>
        </table:table-row>
      </table:table>
      <text:p text:style-name="Standard"><text:span text:style-name="Footnote_20_Symbol"><text:span text:style-name="T18">1</text:span></text:span><text:span text:style-name="T15"> Gáldu – Kompetansesenteret for urfolks rettigheter mottok støtte over posten fram til 2016, til sitt arbeid med internasjonale menneskerettigheter. Gáldu ble integrert i Nasjonal institusjon for menneskerettigheter i 2017. <text:s/></text:span></text:p>
      <text:p text:style-name="P27"/>
      <text:p text:style-name="Standard"><text:span text:style-name="T1">I tillegg blir det bevilget midler til samiske formål over følgende budsjettkapitler og poster:</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5"><text:span text:style-name="T1">Kap.</text:span></text:p>
          </table:table-cell>
          <table:table-cell table:style-name="Table6.A1" office:value-type="string">
            <text:p text:style-name="P75"><text:span text:style-name="T1">Post</text:span></text:p>
          </table:table-cell>
          <table:table-cell table:style-name="Table6.A1" office:value-type="string">
            <text:p text:style-name="P75"><text:span text:style-name="T1">Benevnelse</text:span></text:p>
          </table:table-cell>
        </table:table-row>
        <table:table-row table:style-name="Table6.1">
          <table:table-cell table:style-name="Table6.A2" office:value-type="string">
            <text:p text:style-name="P75"><text:span text:style-name="T1">115</text:span></text:p>
          </table:table-cell>
          <table:table-cell table:style-name="Table6.A2" office:value-type="string">
            <text:p text:style-name="P75"><text:span text:style-name="T1">01/70</text:span></text:p>
          </table:table-cell>
          <table:table-cell table:style-name="Table6.A2" office:value-type="string">
            <text:p text:style-name="P75"><text:span text:style-name="T1">Driftsutgifter og Tilskudd til næringsfremme, kultur- og informasjonsspørsmål</text:span></text:p>
          </table:table-cell>
        </table:table-row>
        <table:table-row table:style-name="Table6.1">
          <table:table-cell table:style-name="Table6.A2" office:value-type="string">
            <text:p text:style-name="P75"><text:span text:style-name="T1">116</text:span></text:p>
          </table:table-cell>
          <table:table-cell table:style-name="Table6.A2" office:value-type="string">
            <text:p text:style-name="P75"><text:span text:style-name="T1">70</text:span></text:p>
          </table:table-cell>
          <table:table-cell table:style-name="Table6.A2" office:value-type="string">
            <text:p text:style-name="P75"><text:span text:style-name="T1">Tilskudd til internasjonale organisasjoner</text:span></text:p>
          </table:table-cell>
        </table:table-row>
        <table:table-row table:style-name="Table6.1">
          <table:table-cell table:style-name="Table6.A4" office:value-type="string">
            <text:p text:style-name="P75"><text:span text:style-name="T1">118</text:span></text:p>
          </table:table-cell>
          <table:table-cell table:style-name="Table6.A4" office:value-type="string">
            <text:p text:style-name="P75"><text:span text:style-name="T1">70</text:span></text:p>
          </table:table-cell>
          <table:table-cell table:style-name="Table6.A4" office:value-type="string">
            <text:p text:style-name="P75"><text:span text:style-name="T36">Nordområdetiltak og prosjektsamarbeid med Russland</text:span></text:p>
          </table:table-cell>
        </table:table-row>
      </table:table>
      <text:p text:style-name="P23"/>
      <text:p text:style-name="Standard"><text:span text:style-name="T20">Kap. 163, Nødhjelp, humanitær bistand og menneskerettigheter, post 72 Menneskerettigheter<text:line-break/></text:span><text:span text:style-name="T1">Tildelingen skal benyttes til Sametingets arbeid for å fremme urfolks rettigheter i FN og andre internasjonale fora. Et viktig mål er å styrke urfolks mulighet til å delta i FN på selvstendig grunnlag, i saker som angår dem. Dette forutsetter mobilisering og alliansebygging på tvers av de ulike urfolksregionene, inkludert aktiv deltagelse fra urfolk i utviklingsland. Det tas sikte på å utvikle en treårig rammeavtale om økonomisk støtte, med en årlig tildeling på inntil 0,8 mill. kroner over denne posten til Sametinget. Alle tilskudd fra denne bevilgningen skal benyttes til å fremme utviklingspolitiske formål, i tråd med OECD/DACs regelverk.</text:span></text:p>
      <text:p text:style-name="P14"/>
      <text:p text:style-name="P47"><text:span text:style-name="T20">Kap. 115, Næringsfremme-, kultur- og informasjonsformål, post 01 Driftsutgifter og post 70 Tilskudd til næringsfremme, kultur- og informasjonsspørsmål<text:line-break/></text:span><text:span text:style-name="T42">Tilskudd som gis under disse postene, skal bidra til å fremme utenrikspolitiske mål og ha verdi for norsk samfunns-, nærings- og kulturliv. Styrking av norsk kulturlivs internasjonale muligheter og kontaktflate, og profilering av Norge som sentral aktør i nordområdene er ledd i dette arbeidet. Sentralt i denne satsingen står også urfolksprosjekter. </text:span></text:p>
      <text:p text:style-name="Standard"><text:span text:style-name="T42">De siste årene er det tildelt mellom 1 og 1,5 mill. kroner til prosjekter for å styrke norske samers internasjonale kulturkontakter til andre urfolksgrupper over disse postene. Sentrale samarbeidspartnere for Utenriksdepartementet når det gjelder samiske miljøers internasjonale kultursamarbeid finansiert under denne posten, er blant andre Riddu Ri</text:span><text:span text:style-name="T43">đđ</text:span><text:span text:style-name="T42">u-festivalen og Internasjonalt Samisk Filmsenter.</text:span></text:p>
      <text:p text:style-name="P28"/>
      <text:p text:style-name="P47"><text:span text:style-name="T37">Kap 116, Deltaking i internasjonale organisasjoner, post 70 Tilskudd til internasjonale organisasjoner<text:line-break/></text:span><text:span text:style-name="T36">Nordisk ministerråd tildelte 3,891 mill. danske kroner i støtte til det samiske samarbeidet på kulturområdet i 2017.</text:span><text:span text:style-name="T1"> Midlene</text:span><text:span text:style-name="T36"> fordeles mellom Samerådet og Samisk kunstnerråd, og går i</text:span><text:span text:style-name="T1"> hovedsak</text:span><text:span text:style-name="T36"> til samisk kulturstøtte med målsetting om nordisk nytte, og i mindre grad til administrative driftskostnader. På utdanningsområdet tildelte Nordisk ministerråd 1,7 mill. danske kroner i 2017. Midlene overføres og disponeres av Samisk høgskole. Støtten til kultur- og utdanningsområdet forventes videreført i 2018.</text:span></text:p>
      <text:p text:style-name="P47"><text:span text:style-name="T36">Norges pliktige bidrag til Nordisk ministerråd blir bevilget under kap. 116 Deltaking i internasjonale organisasjoner, post 70 Tilskudd til internasjonale organisasjoner.</text:span></text:p>
      <text:p text:style-name="P23"/>
      <text:p text:style-name="P56"><text:span text:style-name="T37">Kap 118, Nordområdetiltak mv., post 70 Nordområdetiltak og prosjektsamarbeid med Russland</text:span></text:p>
      <text:p text:style-name="P57"><text:span text:style-name="T29">Prosjektsamarbeidet med Russland<text:line-break/></text:span><text:span text:style-name="T1">Denne bevilgningen benyttes til å støtte prosjekter innen en rekke prioriterte områder. Støtte til folk-til-folk-prosjekter innenfor norsk og russisk del av Barentsregionen, som involverer samer og andre urfolk, er et av de prioriterte områdene. Støtte til denne type formål forvaltes av Barentssekretariatet. </text:span></text:p>
      <text:p text:style-name="P58"><text:span text:style-name="T1">I 2017 er det gitt tilskudd på over 4,3 mill. kroner til samarbeidsprosjekter mellom norske, russiske og andre lands urfolk, og det forventes at det vil gis ytterligere tilskudd høsten 2017. I 2017 har flere større urfolksarrangementer funnet sted, som markeringen av 100-årsjubileet for samenes første landsmøte i Trondheim og en urfolkssummit i Moskva. Andelen av Barentssekretariatets prosjektmidler som har gått til urfolksformål har derfor vært noe større hittil i 2017 enn tidligere år. For 2018 forventes det at støtten vil gå noe ned i forhold til 2017.</text:span></text:p>
      <text:p text:style-name="P59"/>
      <text:p text:style-name="P58"><text:span text:style-name="T29">Arktis 2030<text:line-break/></text:span><text:span text:style-name="T1">Målet med ordningen er å fremme norske interesser og Norges posisjon som en ansvarlig aktør i nord. Midlene skal bidra til at Norge kan være ledende på kunnskap, være den fremste forvalter av miljøet og naturressursene i nordområdene, og bidra til næringsutvikling. Arktis 2030 skal i tillegg støtte opp under norsk engasjement og rolle i Antarktis, og utnytte styrken i at Norge har kompetanse i begge polområdene.</text:span></text:p>
      <text:p text:style-name="P47"><text:span text:style-name="T1">Tilskudd under posten omfatter også støtte til urfolkrepresentanters deltakelse i internasjonalt samarbeid i nordområdene. Midlene nyttes da i første rekke til dekning av reiseutgifter for deltakelse i Arktisk råd og Barentsrådet. I 2015 ble en ny 3-årig rammeavtale med Sametinget undertegnet, og det ble planlagt en årlig støtte på 385 000 kroner per år til dette formålet. Dette beløpet ble utbetalt til Sametinget i 2016. </text:span></text:p>
      <text:p text:style-name="P47"><text:span text:style-name="T1">Samerådet og Utenriksdepartementet har en avtale for å dekke utgifter i forbindelse med Samerådets deltakelse i Arktisk råd. I 2016 ble 1,7 mill. kroner utbetalt. 285 000 kroner er planlagt utbetalt i 2017 under denne avtalen. Det er søkt om forlengelse.</text:span></text:p>
      <text:p text:style-name="P47"><text:span text:style-name="T1">Som en oppfølging av forprosjektet om utvikling av etiske retningslinjer for økonomisk aktivitet i urfolksområder, ble Árran lulesamisk senter i 2013 tildelt 7,3 mill. kroner i tilskudd for perioden 2013-2016 til prosjektet «Indigenous People and Resource Extraction: Evaluating Ethical Guidelines». 1,3 mill. kroner ble utbetalt i 2016. Avtalen ble forlenget til 2017, og det er planlagt en siste utbetaling under avtalen i 2017 på 336 000 kroner. </text:span></text:p>
      <text:p text:style-name="P47"><text:span text:style-name="T1">Senter for samiske studier ved Universitetet i Tromsø – Norges arktiske universitet ble for perioden 2013-2016 tildelt 8,7 mill. kroner i tilskudd til prosjektet «Brennpunkt nord. Nettverk, urfolksinstitusjoner og kunnskapsproduksjon». Prosjektet er knyttet til det flerfaglige urfolksprogrammet Master of Indigenous Peoples. Det skal i tillegg forskes på den internasjonale urfolksbevegelsen i tid og rom. Om lag 1 mill. kroner ble utbetalt for 2016, mens det er planlagt utbetaling på 1,5 mill. kroner i 2017.</text:span></text:p>
      <text:p text:style-name="P47"><text:span text:style-name="T1">Gjennom Stipendprogrammet for studier i nordområdene fikk Samisk høgskole en tildeling på 0,4 mill. kroner for perioden 2013-2016. I denne tredje stipendperioden har Samisk høgskole</text:span><text:span text:style-name="T3"> </text:span><text:span text:style-name="T1">midler til å tildele stipendmåneder og reisestipend til studenter fra Canada og Russland, i tillegg til midler til ansattmobilitet. 35 000 kroner ble utbetalt i 2016. Avtalen er gått ut.</text:span></text:p>
      <text:p text:style-name="P19"/>
      <text:h text:style-name="P9" text:outline-level="1"><text:bookmark-start text:name="_Toc493592626"/>Kunnskapsdepartementet (KD)<text:bookmark-end text:name="_Toc493592626"/> </text:h>
      <text:p text:style-name="P34"><text:span text:style-name="T50"><text:s/>(i 1000 kr)</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77"><text:span text:style-name="T1">Kap.</text:span></text:p>
          </table:table-cell>
          <table:table-cell table:style-name="Table7.A1" office:value-type="string">
            <text:p text:style-name="P77"><text:span text:style-name="T1">Post</text:span></text:p>
          </table:table-cell>
          <table:table-cell table:style-name="Table7.A1" office:value-type="string">
            <text:p text:style-name="Tabelltekst"><text:span text:style-name="T1">Benevnelse</text:span></text:p>
          </table:table-cell>
          <table:table-cell table:style-name="Table7.A1" office:value-type="string">
            <text:p text:style-name="P76"><text:span text:style-name="T1">Regnskap</text:span></text:p>
            <text:p text:style-name="P76"><text:span text:style-name="T1">2016</text:span></text:p>
          </table:table-cell>
          <table:table-cell table:style-name="Table7.A1" office:value-type="string">
            <text:p text:style-name="P76"><text:span text:style-name="T1">Saldert</text:span></text:p>
            <text:p text:style-name="P76"><text:span text:style-name="T1">budsjett</text:span></text:p>
            <text:p text:style-name="P76"><text:span text:style-name="T1">2017</text:span></text:p>
          </table:table-cell>
          <table:table-cell table:style-name="Table7.A1" office:value-type="string">
            <text:p text:style-name="P76"><text:span text:style-name="T1">Forslag</text:span></text:p>
            <text:p text:style-name="P76"><text:span text:style-name="T1">2018</text:span></text:p>
          </table:table-cell>
        </table:table-row>
        <table:table-row table:style-name="Table7.2">
          <table:table-cell table:style-name="Table7.A2" office:value-type="string">
            <text:p text:style-name="Tabelltekst"><text:span text:style-name="T24">222</text:span></text:p>
          </table:table-cell>
          <table:table-cell table:style-name="Table7.B2" office:value-type="string">
            <text:p text:style-name="P77"><text:span text:style-name="T24">01/45</text:span></text:p>
          </table:table-cell>
          <table:table-cell table:style-name="Table7.C2" office:value-type="string">
            <text:p text:style-name="Tabelltekst"><text:span text:style-name="T24">Statens grunn- og videregående skoler og grunnskole­internat, Driftsutgifter og utstyrsanskaffelser, </text:span><text:span text:style-name="T28">kan overføres</text:span></text:p>
          </table:table-cell>
          <table:table-cell table:style-name="Table7.D2" office:value-type="string">
            <text:p text:style-name="P76"><text:span text:style-name="T24">98 826 </text:span></text:p>
          </table:table-cell>
          <table:table-cell table:style-name="Table7.E2" office:value-type="string">
            <text:p text:style-name="P76"><text:span text:style-name="T24">102 067</text:span></text:p>
          </table:table-cell>
          <table:table-cell table:style-name="Table7.F2" office:value-type="string">
            <text:p text:style-name="P76"><text:span text:style-name="T94">108 277</text:span></text:p>
          </table:table-cell>
        </table:table-row>
        <table:table-row table:style-name="Table7.3">
          <table:table-cell table:style-name="Table7.A3" office:value-type="string">
            <text:p text:style-name="Tabelltekst"><text:span text:style-name="T24">223</text:span></text:p>
          </table:table-cell>
          <table:table-cell table:style-name="Table7.B3" office:value-type="string">
            <text:p text:style-name="P77"><text:span text:style-name="T24">50</text:span></text:p>
          </table:table-cell>
          <table:table-cell table:style-name="Table7.C3" office:value-type="string">
            <text:p text:style-name="P79"><text:span text:style-name="T24">Sametinget, Tilskudd til Sametinget</text:span></text:p>
          </table:table-cell>
          <table:table-cell table:style-name="Table7.D3" office:value-type="string">
            <text:p text:style-name="P76"><text:span text:style-name="T24">41 501</text:span></text:p>
          </table:table-cell>
          <table:table-cell table:style-name="Table7.E3" office:value-type="string">
            <text:p text:style-name="P76"><text:span text:style-name="T1">42 551</text:span></text:p>
          </table:table-cell>
          <table:table-cell table:style-name="Table7.F3" office:value-type="string">
            <text:p text:style-name="P76"><text:span text:style-name="T1">46 627</text:span></text:p>
          </table:table-cell>
        </table:table-row>
        <table:table-row table:style-name="Table7.4">
          <table:table-cell table:style-name="Table7.A4" office:value-type="string">
            <text:p text:style-name="Tabelltekst"><text:span text:style-name="T24">225</text:span></text:p>
          </table:table-cell>
          <table:table-cell table:style-name="Table7.B4" office:value-type="string">
            <text:p text:style-name="P77"><text:span text:style-name="T24">62</text:span></text:p>
          </table:table-cell>
          <table:table-cell table:style-name="Table7.C4" office:value-type="string">
            <text:p text:style-name="P79"><text:span text:style-name="T24">Tilskudd til de kommunale sameskolene i Snåsa og Målselv</text:span></text:p>
          </table:table-cell>
          <table:table-cell table:style-name="Table7.D4" office:value-type="string">
            <text:p text:style-name="P76"><text:span text:style-name="T24">23 670</text:span></text:p>
          </table:table-cell>
          <table:table-cell table:style-name="Table7.E4" office:value-type="string">
            <text:p text:style-name="P76"><text:span text:style-name="T1">24 321</text:span></text:p>
          </table:table-cell>
          <table:table-cell table:style-name="Table7.F4" office:value-type="string">
            <text:p text:style-name="P76"><text:span text:style-name="T24">0</text:span><text:span text:style-name="T82">1</text:span></text:p>
          </table:table-cell>
        </table:table-row>
        <table:table-row table:style-name="Table7.5">
          <table:table-cell table:style-name="Table7.A5" office:value-type="string">
            <text:p text:style-name="Tabelltekst"><text:span text:style-name="T24">225</text:span></text:p>
          </table:table-cell>
          <table:table-cell table:style-name="Table7.B5" office:value-type="string">
            <text:p text:style-name="P77"><text:span text:style-name="T24">63</text:span></text:p>
          </table:table-cell>
          <table:table-cell table:style-name="Table7.C5" office:value-type="string">
            <text:p text:style-name="Tabelltekst"><text:span text:style-name="T24">Tiltak i grunnopplæringen, Tilskudd til samisk grunnopplæring, </text:span><text:span text:style-name="T28">kan overføres</text:span></text:p>
          </table:table-cell>
          <table:table-cell table:style-name="Table7.D5" office:value-type="string">
            <text:p text:style-name="P76"><text:span text:style-name="T24">52 406</text:span></text:p>
          </table:table-cell>
          <table:table-cell table:style-name="Table7.E5" office:value-type="string">
            <text:p text:style-name="P76"><text:span text:style-name="T1">63 806</text:span></text:p>
          </table:table-cell>
          <table:table-cell table:style-name="Table7.F5" office:value-type="string">
            <text:p text:style-name="P76"><text:span text:style-name="T1">67 349</text:span></text:p>
          </table:table-cell>
        </table:table-row>
        <table:table-row table:style-name="Table7.6">
          <table:table-cell table:style-name="Table7.A6" office:value-type="string">
            <text:p text:style-name="Tabelltekst"><text:span text:style-name="T24">227</text:span></text:p>
          </table:table-cell>
          <table:table-cell table:style-name="Table7.B6" office:value-type="string">
            <text:p text:style-name="P77"><text:span text:style-name="T24">63</text:span></text:p>
          </table:table-cell>
          <table:table-cell table:style-name="Table7.C6" office:value-type="string">
            <text:p text:style-name="Tabelltekst"><text:span text:style-name="T24">Tilskudd til kommuner og fylkeskommuner</text:span></text:p>
          </table:table-cell>
          <table:table-cell table:style-name="Table7.D6" office:value-type="string">
            <text:p text:style-name="P69"/>
          </table:table-cell>
          <table:table-cell table:style-name="Table7.E6" office:value-type="string">
            <text:p text:style-name="P72"/>
          </table:table-cell>
          <table:table-cell table:style-name="Table7.F6" office:value-type="string">
            <text:p text:style-name="P76"><text:span text:style-name="T1">24 953</text:span><text:span text:style-name="T77">1</text:span></text:p>
          </table:table-cell>
        </table:table-row>
        <table:table-row table:style-name="Table7.7">
          <table:table-cell table:style-name="Table7.A7" office:value-type="string">
            <text:p text:style-name="Tabelltekst"><text:span text:style-name="T24">231</text:span></text:p>
          </table:table-cell>
          <table:table-cell table:style-name="Table7.B7" office:value-type="string">
            <text:p text:style-name="P77"><text:span text:style-name="T24">50</text:span></text:p>
          </table:table-cell>
          <table:table-cell table:style-name="Table7.C7" office:value-type="string">
            <text:p text:style-name="Tabelltekst"><text:span text:style-name="T24">Barnehager, Tilskudd til samiske barnehagetilbud</text:span></text:p>
          </table:table-cell>
          <table:table-cell table:style-name="Table7.D7" office:value-type="string">
            <text:p text:style-name="P76"><text:span text:style-name="T24">16 114</text:span></text:p>
          </table:table-cell>
          <table:table-cell table:style-name="Table7.E7" office:value-type="string">
            <text:p text:style-name="P76"><text:span text:style-name="T24">16 565</text:span></text:p>
          </table:table-cell>
          <table:table-cell table:style-name="Table7.F7" office:value-type="string">
            <text:p text:style-name="P76"><text:span text:style-name="T24">22 012</text:span></text:p>
          </table:table-cell>
        </table:table-row>
        <table:table-row table:style-name="Table7.8">
          <table:table-cell table:style-name="Table7.A8" office:value-type="string">
            <text:p text:style-name="Tabelltekst"><text:span text:style-name="T93">260</text:span></text:p>
          </table:table-cell>
          <table:table-cell table:style-name="Table7.B8" office:value-type="string">
            <text:p text:style-name="P77"><text:span text:style-name="T93">50</text:span></text:p>
          </table:table-cell>
          <table:table-cell table:style-name="Table7.C8" office:value-type="string">
            <text:p text:style-name="Tabelltekst"><text:span text:style-name="T93">Universitet og høgskoler</text:span></text:p>
          </table:table-cell>
          <table:table-cell table:style-name="Table7.D8" office:value-type="string">
            <text:p text:style-name="P76"><text:span text:style-name="T93">81 118</text:span></text:p>
          </table:table-cell>
          <table:table-cell table:style-name="Table7.E8" office:value-type="string">
            <text:p text:style-name="P76"><text:span text:style-name="T93">83 924</text:span></text:p>
          </table:table-cell>
          <table:table-cell table:style-name="Table7.F8" office:value-type="string">
            <text:p text:style-name="P76"><text:span text:style-name="T93">90 599</text:span></text:p>
          </table:table-cell>
        </table:table-row>
        <table:table-row table:style-name="Table7.9">
          <table:table-cell table:style-name="Table7.A9" office:value-type="string">
            <text:p text:style-name="Tabelltekst"><text:span text:style-name="T93">281</text:span></text:p>
          </table:table-cell>
          <table:table-cell table:style-name="Table7.B9" office:value-type="string">
            <text:p text:style-name="P77"><text:span text:style-name="T93">01</text:span></text:p>
          </table:table-cell>
          <table:table-cell table:style-name="Table7.C9" office:value-type="string">
            <text:p text:style-name="Tabelltekst"><text:span text:style-name="T95">Felles tiltak for universitet og høgskoler. Driftsutgifter</text:span></text:p>
          </table:table-cell>
          <table:table-cell table:style-name="Table7.D9" office:value-type="string">
            <text:p text:style-name="P76"><text:span text:style-name="T93">1 100</text:span></text:p>
          </table:table-cell>
          <table:table-cell table:style-name="Table7.E9" office:value-type="string">
            <text:p text:style-name="P76"><text:span text:style-name="T93">0</text:span></text:p>
          </table:table-cell>
          <table:table-cell table:style-name="Table7.F9" office:value-type="string">
            <text:p text:style-name="P76"><text:span text:style-name="T93">0</text:span></text:p>
          </table:table-cell>
        </table:table-row>
        <table:table-row table:style-name="Table7.10">
          <table:table-cell table:style-name="Table7.A10" office:value-type="string">
            <text:p text:style-name="Tabelltekst"><text:span text:style-name="T93">281</text:span></text:p>
          </table:table-cell>
          <table:table-cell table:style-name="Table7.B10" office:value-type="string">
            <text:p text:style-name="P77"><text:span text:style-name="T93">78</text:span></text:p>
          </table:table-cell>
          <table:table-cell table:style-name="Table7.C10" office:value-type="string">
            <text:p text:style-name="Tabelltekst"><text:span text:style-name="T95">Tilskudd til Universitets- og høgskolerådet</text:span></text:p>
          </table:table-cell>
          <table:table-cell table:style-name="Table7.D10" office:value-type="string">
            <text:p text:style-name="P76"><text:span text:style-name="T93">500</text:span></text:p>
          </table:table-cell>
          <table:table-cell table:style-name="Table7.E10" office:value-type="string">
            <text:p text:style-name="P76"><text:span text:style-name="T93">500</text:span></text:p>
          </table:table-cell>
          <table:table-cell table:style-name="Table7.F10" office:value-type="string">
            <text:p text:style-name="P76"><text:span text:style-name="T93">500</text:span></text:p>
          </table:table-cell>
        </table:table-row>
        <table:table-row table:style-name="Table7.11">
          <table:table-cell table:style-name="Table7.A11" office:value-type="string">
            <text:p text:style-name="Tabelltekst"><text:span text:style-name="T93">2410</text:span></text:p>
          </table:table-cell>
          <table:table-cell table:style-name="Table7.B11" office:value-type="string">
            <text:p text:style-name="P77"><text:span text:style-name="T93">73</text:span></text:p>
          </table:table-cell>
          <table:table-cell table:style-name="Table7.C11" office:value-type="string">
            <text:p text:style-name="Tabelltekst"><text:span text:style-name="T93">Statens lånekasse for utdanning, Avskrivninger, </text:span><text:span text:style-name="T96">overslagsbevilgning</text:span></text:p>
          </table:table-cell>
          <table:table-cell table:style-name="Table7.D11" office:value-type="string">
            <text:p text:style-name="P76"><text:span text:style-name="T93">350</text:span></text:p>
          </table:table-cell>
          <table:table-cell table:style-name="Table7.E11" office:value-type="string">
            <text:p text:style-name="P76"><text:span text:style-name="T93">200</text:span></text:p>
          </table:table-cell>
          <table:table-cell table:style-name="Table7.F11" office:value-type="string">
            <text:p text:style-name="P76"><text:span text:style-name="T93">350</text:span></text:p>
          </table:table-cell>
        </table:table-row>
        <table:table-row table:style-name="Table7.12">
          <table:table-cell table:style-name="Table7.A12" office:value-type="string">
            <text:p text:style-name="Tabelltekst"><text:span text:style-name="T24">Sum</text:span></text:p>
          </table:table-cell>
          <table:table-cell table:style-name="Table7.B12" office:value-type="string">
            <text:p text:style-name="P67"/>
          </table:table-cell>
          <table:table-cell table:style-name="Table7.C12" office:value-type="string">
            <text:p text:style-name="P68"/>
          </table:table-cell>
          <table:table-cell table:style-name="Table7.D12" office:value-type="string">
            <text:p text:style-name="P76"><text:span text:style-name="T24">315 585</text:span></text:p>
          </table:table-cell>
          <table:table-cell table:style-name="Table7.E12" office:value-type="string">
            <text:p text:style-name="P76"><text:span text:style-name="T24">333 934</text:span></text:p>
          </table:table-cell>
          <table:table-cell table:style-name="Table7.F12" office:value-type="string">
            <text:p text:style-name="P76"><text:span text:style-name="T24">360 667</text:span></text:p>
          </table:table-cell>
        </table:table-row>
      </table:table>
      <text:p text:style-name="P78"><text:span text:style-name="T79">1 </text:span><text:span text:style-name="T15">Tilskuddet til sameskolene i Snåsa og Målselv er fra 2018 flyttet til kap. 227 Tilskudd til særskilte skoler, post 63 Tilskudd til kommuner og fylkeskommuner.</text:span></text:p>
      <text:p text:style-name="P78"><text:span text:style-name="T79">2 </text:span><text:span text:style-name="T15">Beløpet gjelder den delen av bevilgningen på posten som er foreslått bevilget til sameskolene i Snåsa og Målselv. For samlet bevilgning på posten, se omtale under. </text:span></text:p>
      <text:p text:style-name="P78"><text:span text:style-name="T15"><text:line-break/></text:span></text:p>
      <text:p text:style-name="Standard">I tillegg blir det bevilget midler til samiske formål over disse kapitlene og posten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5"><text:span text:style-name="T1">Kap.</text:span></text:p>
          </table:table-cell>
          <table:table-cell table:style-name="Table8.A1" office:value-type="string">
            <text:p text:style-name="P75"><text:span text:style-name="T1">Post</text:span></text:p>
          </table:table-cell>
          <table:table-cell table:style-name="Table8.A1" office:value-type="string">
            <text:p text:style-name="P75"><text:span text:style-name="T1">Benevnelse</text:span></text:p>
          </table:table-cell>
        </table:table-row>
        <table:table-row table:style-name="Table8.1">
          <table:table-cell table:style-name="Table8.A2" office:value-type="string">
            <text:p text:style-name="P75"><text:span text:style-name="T1">254</text:span></text:p>
          </table:table-cell>
          <table:table-cell table:style-name="Table8.A2" office:value-type="string">
            <text:p text:style-name="P75"><text:span text:style-name="T1">70</text:span></text:p>
          </table:table-cell>
          <table:table-cell table:style-name="Table8.A2" office:value-type="string">
            <text:p text:style-name="P75"><text:span text:style-name="T1">Tilskudd til studieforbund</text:span></text:p>
          </table:table-cell>
        </table:table-row>
        <table:table-row table:style-name="Table8.1">
          <table:table-cell table:style-name="Table8.A2" office:value-type="string">
            <text:p text:style-name="P75"><text:span text:style-name="T1">260</text:span><text:span text:style-name="T80">1</text:span></text:p>
          </table:table-cell>
          <table:table-cell table:style-name="Table8.A2" office:value-type="string">
            <text:p text:style-name="P75"><text:span text:style-name="T1">50</text:span></text:p>
          </table:table-cell>
          <table:table-cell table:style-name="Table8.A2" office:value-type="string">
            <text:p text:style-name="P75"><text:span text:style-name="T1">Universitet og høgskoler</text:span></text:p>
          </table:table-cell>
        </table:table-row>
        <table:table-row table:style-name="Table8.1">
          <table:table-cell table:style-name="Table8.A2" office:value-type="string">
            <text:p text:style-name="P75"><text:span text:style-name="T24">281</text:span></text:p>
          </table:table-cell>
          <table:table-cell table:style-name="Table8.A2" office:value-type="string">
            <text:p text:style-name="P75"><text:span text:style-name="T1">01</text:span></text:p>
          </table:table-cell>
          <table:table-cell table:style-name="Table8.A2" office:value-type="string">
            <text:p text:style-name="P75"><text:span text:style-name="T1">Felles tiltak for universiteter og høgskoler</text:span></text:p>
          </table:table-cell>
        </table:table-row>
        <table:table-row table:style-name="Table8.1">
          <table:table-cell table:style-name="Table8.A5" office:value-type="string">
            <text:p text:style-name="P75"><text:span text:style-name="T1">285</text:span></text:p>
          </table:table-cell>
          <table:table-cell table:style-name="Table8.A5" office:value-type="string">
            <text:p text:style-name="P75"><text:span text:style-name="T1">52</text:span></text:p>
          </table:table-cell>
          <table:table-cell table:style-name="Table8.A5" office:value-type="string">
            <text:p text:style-name="P75"><text:span text:style-name="T1">Norges forskningsråd, Forskningsformål</text:span></text:p>
          </table:table-cell>
        </table:table-row>
      </table:table>
      <text:p text:style-name="Standard"><text:span text:style-name="T80">1</text:span><text:span text:style-name="T15"> Gjelder bevilgninger til andre universiteter og høgskoler enn Samisk høgskole, som får midler til samiske tiltak i sin årlige ramme. </text:span></text:p>
      <text:p text:style-name="Standard"><text:soft-page-break/></text:p>
      <text:p text:style-name="Standard"><text:span text:style-name="T19">Kap. 222 Statlige grunn- og videregående skoler og grunnskoleinternat, post 01 Driftsutgifter og post 45 Større utstyrsanskaffelser og vedlikehold, </text:span><text:span text:style-name="T32">kan overføres</text:span></text:p>
      <text:p text:style-name="P47"><text:span text:style-name="T42">Målet med bevilgningen er å opprettholde og videreutvikle samisk identitet, språk og kultur. </text:span></text:p>
      <text:p text:style-name="P47"><text:span text:style-name="T42">Bevilgningen</text:span><text:span text:style-name="T1"> på posten dekker hovedsakelig drift av Samisk videregående skole i Karasjok, Samisk videregående skole og reindriftsskole i Kautokeino og Sørsamisk kunnskapspark (tidligere Sameskolen for Midt-Norge) i Hattfjelldal. Opplæringen ved Sørsamisk kunnskapspark og de videregående skolene følger Kunnskapsløftet – Samisk.</text:span></text:p>
      <text:p text:style-name="P47"><text:span text:style-name="T1">Sameskolen for Midt-Norge har endret navn til Åarjelsaemien vierhtiesåafoe – Sørsamisk kunnskapspark. Regjeringen har vedtatt å beholde virksomheten i staten, og det er satt i gang en prosess for å utvikle og effektivisere det sørsamiske fjernundervisningstilbudet. Tilbudet skal treffe behovet til kommunene for sørsamisk opplæring på en bedre måte, og øke rekrutteringen av sørsamiske fjernundervisningselever.</text:span></text:p>
      <text:p text:style-name="P47"><text:span text:style-name="T1">Statsbygg har på oppdrag fra Sametinget gjennomført en mulighetsstudie for ulike alternativ for det samiske nasjonalteateret Beaivváš. I 2017 har regjeringen besluttet at  Kulturdepartementet og Kunnskapsdepartementet skal gi Statsbygg i oppdrag å utrede et alternativ med samlokalisering mellom teatret og Samisk videregående skole og reindriftsskole i Kautokeino nærmere. </text:span></text:p>
      <text:p text:style-name="Standard"><text:span text:style-name="T1">For at Sørsamisk kunnskapspark skal få stabil drift, etter at det ble trukket ut midler i 2015 som følge av forslag om å avvikle Sameskolen for Midt-Norge, foreslår Kunnskapsdepartementet å øke bevilgningen med 2,7 mill. kroner i 2018. Det foreslås også å øke inntektsposten kap. 322</text:span><text:span text:style-name="T3">2,</text:span><text:span text:style-name="T1"> post 02 med 2,5 mill. kroner, for å synliggjøre de reelle inntektene til Sørsamisk kunnskapspark. Fordi utgiftene i virksomheten har sammenheng med inntektene, foreslås utgiftsposten økt tilsvarende. Samlet sett blir det foreslått en tildeling på postene 01 og 45 på 108,3 mill. kroner. </text:span></text:p>
      <text:p text:style-name="P15"/>
      <text:p text:style-name="Standard"><text:span text:style-name="T19">Kap. 223 Sametinget, post 50 Tilskudd til Sametinget</text:span></text:p>
      <text:p text:style-name="P47"><text:span text:style-name="T42">M</text:span><text:span text:style-name="T1">ålet med bevilgningen er, gjennom Sametingets virksomhet, å gi samiske elever en god opplæring med tilgang til ordinære og tilrettelagte læremiddel på sitt eget språk. </text:span></text:p>
      <text:p text:style-name="P47"><text:span text:style-name="T1">Tilskuddet finansierer utdanningsformål i Sametinget, inkludert utvikling og produksjon av ordinære og tilrettelagte læremiddel for samiske elever, arbeid med samiske læreplaner og råd og veiledning om samisk opplæring.</text:span></text:p>
      <text:p text:style-name="Standard"><text:span text:style-name="T1">Bevilgningen foreslås økt med 3 mill. kroner i 2018, for arbeid med læreplaner og læremidler. Økt bevilgning har sammenheng med fagfornyelsen som er varslet i Meld. St. 28 (2015-2016) </text:span><text:span text:style-name="T27">Fag – Fordypning – Forståelse. En fornyelse av Kunnskapsløftet. </text:span><text:span text:style-name="T1">Det foreslås en tildeling på posten på 46,6 mill. kroner. </text:span></text:p>
      <text:p text:style-name="P15"/>
      <text:p text:style-name="Standard"><text:span text:style-name="T19">Kap. 225 Tiltak i grunnopplæringen, post 63 Tilskudd til samisk i grunnopplæringen</text:span></text:p>
      <text:p text:style-name="P47"><text:span text:style-name="T1">Tilskuddet skal bidra med finansiering til kommuner, fylkeskommuner og frittstående skoler som tilbyr samiskopplæring i samsvar med § 6-2 og § 6-3 i opplæringsloven, og til at lærere får økt kompetanse i samiske språk.</text:span></text:p>
      <text:p text:style-name="P47"><text:span text:style-name="T1">Under posten er det tre tilskuddsordninger: En for samiskopplæring i grunnskolen, en for samiskopplæring i den videregående opplæringen og en ordning med samiske studiepermisjoner for videreutdanning i samisk for lærere i hele grunnopplæringen. Antall elever som velger samisk språk i grunnskolen har holdt seg relativt stabilt de siste årene. </text:span></text:p>
      <text:p text:style-name="Standard"><text:span text:style-name="T42">Det foreslås en tildeling på 67,3 mill. kroner på posten i 2018. Det er anslått en reell økning på 1,9 mill. kroner fra saldert budsjett i 2017.</text:span></text:p>
      <text:p text:style-name="P17"/>
      <text:p text:style-name="P49"><text:span text:style-name="T19">Kap. 227 Tilskudd til særskilte skoler, post 63 Tilskudd til kommuner og fylkeskommuner</text:span></text:p>
      <text:p text:style-name="P47"><text:bookmark text:name="_GoBack"/><text:span text:style-name="T30">Tilskudd til de kommunale sameskolene i Snåsa og Målselv<text:line-break/></text:span><text:span text:style-name="T42">Målet med tilskuddsordningen er å bidra til å opprettholde og utvikle samisk identitet, språk og kultur.</text:span></text:p>
      <text:p text:style-name="P47"><text:span text:style-name="T42">Tilskuddet finansierer drift av</text:span><text:span text:style-name="T1"> de kommunale sameskolene i Snåsa og Målselv, med tilhørende internat. Sameskolen i Snåsa gir opplæring på sørsamisk, og sameskolen i Målselv gir opplæring på nordsamisk. Skolene har hele landet som opptaksområde, og opplæringen følger </text:span><text:span text:style-name="T27">Kunnskapsløftet - Samisk</text:span><text:span text:style-name="T1">. </text:span></text:p>
      <text:p text:style-name="Standard"><text:span text:style-name="T1">Det har over tid blitt opprettet svært mange tilskuddsposter under budsjettet til Kunnskapsdepartementet. Departementet vil samle flere tilskuddsordninger på færre budsjettposter. Tilskuddet til de kommunale sameskolene i Snåsa og Målselv flyttes derfor fra kap. 225 </text:span><text:span text:style-name="T27">Tiltak i grunnopplæringen, </text:span><text:span text:style-name="T1">post 62 </text:span><text:span text:style-name="T27">Tilskudd til de kommunale sameskolene i Snåsa og Målselv</text:span><text:span text:style-name="T1">, til kap. 227 </text:span><text:span text:style-name="T27">Tilskudd til særskilte skoler, </text:span><text:span text:style-name="T1">post 63 </text:span><text:span text:style-name="T27">Tilskudd til kommuner og fylkeskommuner</text:span><text:span text:style-name="T1">. Endringen påvirker ikke nivået på tilskuddet til sameskolene. Samlet nivå på kap. 227 post 63 er 39,1 mill. kroner. Nivået på tilskuddet til sameskolene er foreslått til 25 mill. kroner. </text:span></text:p>
      <text:p text:style-name="P15"/>
      <text:p text:style-name="P47"><text:span text:style-name="T19">Kap. 231 barnehager, post 50 Tilskudd til samiske barnehagetilbud<text:line-break/></text:span><text:span text:style-name="T1">Tilskuddet skal bidra til at samiske barn får utviklet sitt språk og sin kultur i barnehagen. Sametinget forvalter tilskuddet.</text:span></text:p>
      <text:p text:style-name="P47"><text:soft-page-break/><text:span text:style-name="T1">Statistikk fra Sametinget viser at det i 2016 var totalt 758 barn som gikk i barnehager med et samisk tilbud, mot 783 i 2015. Av disse gikk 573 barn i samiske barnehager, 78 barn i barnehager med samisk avdeling og 107 i barnehager med samisk språkopplæringstilbud. Av de 758 barna hadde 708 barn nordsamisk bakgrunn, mot 735 i 2015. 19 barn hadde lulesamisk bakgrunn, mot 22 i 2015. 31 barn hadde sørsamisk bakgrunn mot 26 i 2015. </text:span></text:p>
      <text:p text:style-name="P47"><text:span text:style-name="T1">I 2016 var det registrert 24 samiske barnehager og åtte barnehager med samisk avdeling, mot henholdsvis 24 og sju i 2015. 26 barnehager hadde samisk språkopplæringstilbud, mot 29 i 2015. De sistnevnte barnehagene ligger i ni fylker: Finnmark, Troms, Nordland, Nord-Trøndelag, Sør-Trøndelag, Oppland, Hedmark, Buskerud og Akershus. </text:span></text:p>
      <text:p text:style-name="Standard"><text:span text:style-name="T1">I revidert nasjonalbudsjett for 2017 ble tilskuddet til samiske barnehagetilbud økt med 5 mill. kroner, jf. Prop. 129 S (2016-2017) </text:span><text:span text:style-name="T27">Tilleggsbevilgninger og omprioriteringer i statsbudsjettet 2017 </text:span><text:span text:style-name="T1">og Innst. 401 A (2016-2017). Departementet foreslår å videreføre denne økningen i 2018, slik at total bevilgning blir 22 mill. kroner. </text:span></text:p>
      <text:p text:style-name="P14"/>
      <text:p text:style-name="P47"><text:span text:style-name="T70">Kap 254 Tilskudd til voksenopplæring, post 70 Tilskudd til studieforbund<text:line-break/></text:span><text:span text:style-name="T42">Tilskuddet bidrar til at godkjente studieforbund kan tilby fleksibel og brukertilpasset</text:span><text:span text:style-name="T1"> opplæring for voksne. Deler av tilskuddet går til samiske studieforbund. En mindre del går til refusjon av kostnader knyttet til opplæring av voksne i samisk språk på grunnskolenivå, gjennomført av godkjente studieforbund og nettskoler. Størrelsen på disse tilskuddene beregnes ut fra aktiviteten foregående år. Den samlede bevilgningen i 2017 er 208,4 mill. kroner. </text:span></text:p>
      <text:p text:style-name="P47"><text:span text:style-name="T1">Departementet har bedt Kompetanse Norge gjennomføre en evaluering av måloppnåelsen i studieforbundene, med leveringsfrist i mai 2018.</text:span></text:p>
      <text:p text:style-name="Standard"><text:span text:style-name="T1">Departementet foreslår å redusere bevilgningen med 22,5 mill. kroner sammenlignet med nivået i 2017. Reduksjonen skal ikke påvirke størrelsen på tilretteleggingstilskuddet, slik at aktivitet for deltakere som trenger særskilt tilrettelegging, blir den samme som tidligere år. Det foreslås at den samlede bevilgningen over kap. 254, post 70 i 2018 blir 193,5 mill. kroner.</text:span></text:p>
      <text:p text:style-name="Standard"><text:span text:style-name="T1"><text:s/></text:span></text:p>
      <text:p text:style-name="Standard"><text:span text:style-name="T19">Kap. 260 Universitet og høyskoler, post 50 Statlige universitet og høyskoler<text:line-break/></text:span><text:span text:style-name="T1">I Meld. St. 21 (2016-2017) </text:span><text:span text:style-name="T27">Lærelyst – tidlig innsats og kvalitet i skolen</text:span><text:span text:style-name="T1"> varsler Kunnskapsdepartementet at det faglige ansvaret for de nasjonale sentrene skal legges til vertsinstitusjonene, som allerede i dag har det administrative ansvaret for sentrenes tilsatte. Bakgrunnen er at departementet mener at en innlemming i vertsinstitusjonene vil gi bedre kvalitet på de oppgavene departementet ønsker at senteret skal løse. Endringen trer i kraft </text:span></text:p>
      <text:p text:style-name="P47"><text:span text:style-name="T1">1. januar 2018. Videre blir det i meldingen varslet at Kunnskapsdepartementet tar sikte på å gi Senter for samisk i opplæringa ved Samisk høgskole grunnfinansiering i tråd med de nasjonale sentrene. Det foreslås derfor å øke rammebevilgningen til Samisk høgskole med 2,4 mill. kroner. Samtidig foreslås det å flytte 2 mill. kroner til den samiske læremiddelportalen Ovttas, som driftes av Senter for samisk i opplæringa, inn i rammebevilgningen til Samisk høgskole på kap. 260, post 50. Midlene er tidligere bevilget over kap. 226 post 21.</text:span></text:p>
      <text:p text:style-name="Standard"><text:span text:style-name="T1">Det er foreslått en samlet bevilgning på posten på 90,6 mill. kroner. </text:span></text:p>
      <text:p text:style-name="P14"/>
      <text:p text:style-name="Standard"><text:span text:style-name="T19">Kap. 281 Felles tiltak for universiteter og høyskoler, post 01 Driftsutgifter<text:line-break/></text:span><text:span text:style-name="T66">Forskningsrådet har i 2017 tildelt 4,12 mill. kroner til et strategisk høgskoleprosjekt (Rapid change – challenges or opportunities for sustainable reindeer husbandry (Rievdan)) til Samisk høgskole. </text:span></text:p>
      <text:p text:style-name="P40"/>
      <text:p text:style-name="P53"><text:span text:style-name="T19">Kap. 281 Felles tiltak for universiteter og høyskoler, post 78 Tilskudd til Universitets- og høgskolerådet</text:span></text:p>
      <text:p text:style-name="Standard"><text:span text:style-name="T1">Ansvaret for fagstrategisk organ for samiske høyere utdanning og forskning er en varig oppgave som ble lagt til Universitets- og høgskolerådet i 2016. Det er foreslått å videreføre bevilgning på 0,5 mill. kroner til formålet. <text:s/></text:span></text:p>
      <text:p text:style-name="P14"/>
      <text:p text:style-name="P47"><text:span text:style-name="T19">Kap. 285 Norges forskningsråd, post 52 Langsiktig grunnleggende forskning<text:line-break/></text:span><text:span text:style-name="T1">Norges forskningsråd har et delansvar for finansiering av samisk forskning. Midler til samisk forskning over kap. 285, post 52 går hovedsakelig til Program for samisk forskning. Programmet har et budsjett på 15,5 mill. kroner i 2017. Av disse kommer 11,7 mill. kroner fra Kunnskapsdepartementet og 3,8 mill. kroner fra Kommunal- og moderniseringsdepartementet. <text:s/></text:span></text:p>
      <text:p text:style-name="P47"><text:span text:style-name="T1">Program for samisk forskning II løp i perioden 2007 til juni 2017. Programmet fokuserte på sentrale utfordringer for samisk forskning, herunder rekruttering og styrking av samisk som vitenskapsspråk. Programmet la også vekt på kulturell og språklig variasjon i det samiske samfunnet, på internasjonalt samarbeid og på formidling av forskningen. </text:span></text:p>
      <text:p text:style-name="P47"><text:span text:style-name="T1">Programmet har nå gått over i en ny fase – Program for samisk forskning III (P-SAMISK III). Programmet har samtidig gått over til å bli definert som løpende og en ny programplan som skal gjelde for perioden juni 2017 til 2027 ble vedtatt på forsommeren. </text:span></text:p>
      <text:p text:style-name="P47"><text:span text:style-name="T1">Programmet er et faglig bredt grunnforskningsprogram for samiske problemstillinger innenfor humaniora og samfunnsvitenskap. I tillegg er det også åpent for naturvitenskaplig forskning innenfor klima og miljø som har en direkte tilknytning til humaniora og samfunnsvitenskap. Hovedmålet for programmet er å bidra til å ivareta Norges særlige ansvar for å utvikle ny, forskningsbasert kunnskap for at den samiske folkegruppen skal kunne sikre og utvikle språket, kulturen og samfunnslivet sitt. </text:span></text:p>
      <text:p text:style-name="Standard"><text:span text:style-name="T1">I tillegg har Forskningsrådet i 2017, under FriHumSam-ordningen, tildelt 0,72 mill. kroner til et prosjekt som ser på språklæring hos nordsamiske barn, 0,09 mill. kroner til en offentlig ph.d. som ser på tilbakeføring av samisk kulturarv, og 0,48 mill. kroner til et SAMKUL-prosjekt som ser på hvordan vitenskapelig kunnskap og forskning på samisk historie er påvirket av sosiale og kulturelle forestillinger om </text:span><text:span text:style-name="T27">rase og opphav</text:span><text:span text:style-name="T1">. </text:span></text:p>
      <text:p text:style-name="P14"/>
      <text:p text:style-name="P47"><text:span text:style-name="T22">Kap. 2410 Statens lånekasse for utdanning, post 73 </text:span><text:span text:style-name="T19">Avskrivninger</text:span><text:span text:style-name="T22">, </text:span><text:span text:style-name="T35">overslagsbevilgning<text:line-break/></text:span><text:span text:style-name="T44">Avskrivningene på posten omfatter ulike avskrivningsordninger i Lånekassen. Studenter som har kombinasjonen grunnskolelærerutdanning, praktisk-pedagogisk utdanning eller førskolelærerutdanning og samisk språk, får ettergitt lån i Statens lånekasse for utdanning med inntil 50</text:span><text:span text:style-name="T1"> </text:span><text:span text:style-name="T44">000 kroner. I 2016 ble det ettergitt lån til syv personer. Det forventes at om lag syv studenter per år vil få ettergivelse på dette grunnlaget i årene som kommer. </text:span></text:p>
      <text:p text:style-name="P47"><text:span text:style-name="T44">For 2018 foreslås det en bevilgning til samiske formål på posten på 350 000 kroner.</text:span></text:p>
      <text:p text:style-name="P29"/>
      <text:h text:style-name="P9" text:outline-level="1"><text:bookmark-start text:name="_Toc430855550"/><text:bookmark-start text:name="_Toc493592627"/>Kulturdepartementet (KUD)<text:bookmark-end text:name="_Toc430855550"/><text:bookmark-end text:name="_Toc493592627"/> </text:h>
      <text:p text:style-name="P60"><text:span text:style-name="T45"><text:tab/><text:tab/><text:tab/><text:tab/><text:tab/><text:tab/></text:span><text:span text:style-name="T49">(i 1000 kr)</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row table:style-name="Table9.1">
          <table:table-cell table:style-name="Table9.A1" office:value-type="string">
            <text:p text:style-name="P71"/>
            <text:p text:style-name="P71"/>
            <text:p text:style-name="P75"><text:span text:style-name="T1">Kap.</text:span></text:p>
          </table:table-cell>
          <table:table-cell table:style-name="Table9.A1" office:value-type="string">
            <text:p text:style-name="P66"/>
            <text:p text:style-name="P66"/>
            <text:p text:style-name="Tabelltekst"><text:span text:style-name="T1">Post</text:span></text:p>
          </table:table-cell>
          <table:table-cell table:style-name="Table9.A1" office:value-type="string">
            <text:p text:style-name="P71"/>
            <text:p text:style-name="P71"/>
            <text:p text:style-name="P75"><text:span text:style-name="T1">Benevnelse</text:span></text:p>
          </table:table-cell>
          <table:table-cell table:style-name="Table9.A1" office:value-type="string">
            <text:p text:style-name="P72"/>
            <text:p text:style-name="P76"><text:span text:style-name="T1">Regnskap</text:span></text:p>
            <text:p text:style-name="P76"><text:span text:style-name="T1">2016</text:span></text:p>
          </table:table-cell>
          <table:table-cell table:style-name="Table9.A1" office:value-type="string">
            <text:p text:style-name="P76"><text:span text:style-name="T1">Saldert</text:span></text:p>
            <text:p text:style-name="P76"><text:span text:style-name="T1">budsjett</text:span></text:p>
            <text:p text:style-name="P76"><text:span text:style-name="T1">2017</text:span></text:p>
          </table:table-cell>
          <table:table-cell table:style-name="Table9.A1" office:value-type="string">
            <text:p text:style-name="P73"/>
            <text:p text:style-name="P76"><text:span text:style-name="T1">Forslag</text:span></text:p>
            <text:p text:style-name="P76"><text:span text:style-name="T1">2018</text:span></text:p>
          </table:table-cell>
        </table:table-row>
        <table:table-row table:style-name="Table9.1">
          <table:table-cell table:style-name="Table9.A2" office:value-type="string">
            <text:p text:style-name="P75"><text:span text:style-name="T1">325</text:span></text:p>
          </table:table-cell>
          <table:table-cell table:style-name="Table9.A2" office:value-type="string">
            <text:p text:style-name="Tabelltekst"><text:span text:style-name="T1">53</text:span></text:p>
          </table:table-cell>
          <table:table-cell table:style-name="Table9.A2" office:value-type="string">
            <text:p text:style-name="P75"><text:span text:style-name="T1">Allmenne kulturformål, Sametinget</text:span></text:p>
          </table:table-cell>
          <table:table-cell table:style-name="Table9.A2" office:value-type="string">
            <text:p text:style-name="P34"><text:span text:style-name="T50">82 487</text:span><text:span text:style-name="T86">1</text:span></text:p>
          </table:table-cell>
          <table:table-cell table:style-name="Table9.A2" office:value-type="string">
            <text:p text:style-name="P34"><text:span text:style-name="T50">81 900 </text:span></text:p>
          </table:table-cell>
          <table:table-cell table:style-name="Table9.A2" office:value-type="string">
            <text:p text:style-name="P34"><text:span text:style-name="T50">83 700</text:span></text:p>
          </table:table-cell>
        </table:table-row>
        <table:table-row table:style-name="Table9.1">
          <table:table-cell table:style-name="Table9.A2" office:value-type="string">
            <text:p text:style-name="P75"><text:span text:style-name="T1">334</text:span></text:p>
          </table:table-cell>
          <table:table-cell table:style-name="Table9.A2" office:value-type="string">
            <text:p text:style-name="P75"><text:span text:style-name="T1">78</text:span></text:p>
          </table:table-cell>
          <table:table-cell table:style-name="Table9.A2" office:value-type="string">
            <text:p text:style-name="P75"><text:span text:style-name="T1">Film og medieformål, Ymse faste tiltak, Internasjonalt Samisk filminstitutt (ISFI) </text:span></text:p>
          </table:table-cell>
          <table:table-cell table:style-name="Table9.A2" office:value-type="string">
            <text:p text:style-name="P34"><text:span text:style-name="T50">3 970</text:span></text:p>
          </table:table-cell>
          <table:table-cell table:style-name="Table9.A2" office:value-type="string">
            <text:p text:style-name="P34"><text:span text:style-name="T50">4 540 </text:span></text:p>
          </table:table-cell>
          <table:table-cell table:style-name="Table9.A2" office:value-type="string">
            <text:p text:style-name="P34"><text:span text:style-name="T50">5 140</text:span></text:p>
          </table:table-cell>
        </table:table-row>
        <table:table-row table:style-name="Table9.1">
          <table:table-cell table:style-name="Table9.A2" office:value-type="string">
            <text:p text:style-name="P75"><text:span text:style-name="T1">335</text:span></text:p>
          </table:table-cell>
          <table:table-cell table:style-name="Table9.A2" office:value-type="string">
            <text:p text:style-name="Tabelltekst"><text:span text:style-name="T1">75</text:span></text:p>
          </table:table-cell>
          <table:table-cell table:style-name="Table9.A2" office:value-type="string">
            <text:p text:style-name="P75"><text:span text:style-name="T1">Mediestøtte/Tilskudd til samiske aviser</text:span></text:p>
          </table:table-cell>
          <table:table-cell table:style-name="Table9.A2" office:value-type="string">
            <text:p text:style-name="P34"><text:span text:style-name="T50">27 032</text:span></text:p>
          </table:table-cell>
          <table:table-cell table:style-name="Table9.A2" office:value-type="string">
            <text:p text:style-name="P34"><text:span text:style-name="T50">27 500</text:span></text:p>
          </table:table-cell>
          <table:table-cell table:style-name="Table9.A2" office:value-type="string">
            <text:p text:style-name="P34"><text:span text:style-name="T50">28 100</text:span></text:p>
          </table:table-cell>
        </table:table-row>
        <table:table-row table:style-name="Table9.1">
          <table:table-cell table:style-name="Table9.A1" office:value-type="string">
            <text:p text:style-name="P74"/>
          </table:table-cell>
          <table:table-cell table:style-name="Table9.A1" office:value-type="string">
            <text:p text:style-name="P74"/>
          </table:table-cell>
          <table:table-cell table:style-name="Table9.A1" office:value-type="string">
            <text:p text:style-name="P75"><text:span text:style-name="T1">Sum</text:span></text:p>
          </table:table-cell>
          <table:table-cell table:style-name="Table9.A1" office:value-type="string">
            <text:p text:style-name="P34"><text:span text:style-name="T50">113 489</text:span></text:p>
          </table:table-cell>
          <table:table-cell table:style-name="Table9.A1" office:value-type="string">
            <text:p text:style-name="P34"><text:span text:style-name="T75">113 940</text:span></text:p>
          </table:table-cell>
          <table:table-cell table:style-name="Table9.A1" office:value-type="string">
            <text:p text:style-name="P34"><text:span text:style-name="T50">116 940</text:span></text:p>
          </table:table-cell>
        </table:table-row>
      </table:table>
      <text:p text:style-name="Standard"><text:span text:style-name="T85">1 </text:span><text:span text:style-name="T89">Tilskuddet ble fram til 2016 bevilget under kap. 320 Allmenne kulturformål, post 53 Sametinget.</text:span></text:p>
      <text:p text:style-name="P5"/>
      <text:p text:style-name="Default"><text:span text:style-name="T47">I tillegg blir det bevilget midler til samiske formål over følgende budsjettkapitler:</text:span></text:p>
      <text:p text:style-name="P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5"><text:span text:style-name="T1">Kap.</text:span></text:p>
          </table:table-cell>
          <table:table-cell table:style-name="Table10.A1" office:value-type="string">
            <text:p text:style-name="Tabelltekst"><text:span text:style-name="T1">Post</text:span></text:p>
          </table:table-cell>
          <table:table-cell table:style-name="Table10.A1" office:value-type="string">
            <text:p text:style-name="P75"><text:span text:style-name="T1">Benevnelse</text:span></text:p>
          </table:table-cell>
        </table:table-row>
        <table:table-row table:style-name="Table10.1">
          <table:table-cell table:style-name="Table10.A2" office:value-type="string">
            <text:p text:style-name="Tabelltekst"><text:span text:style-name="T1">325</text:span></text:p>
          </table:table-cell>
          <table:table-cell table:style-name="Table10.A2" office:value-type="string">
            <text:p text:style-name="Tabelltekst"><text:span text:style-name="T1">72</text:span></text:p>
          </table:table-cell>
          <table:table-cell table:style-name="Table10.A2" office:value-type="string">
            <text:p text:style-name="P75"><text:span text:style-name="T1">Allmenne kulturformål, Kultursamarbeid i nordområdene</text:span></text:p>
          </table:table-cell>
        </table:table-row>
        <table:table-row table:style-name="Table10.1">
          <table:table-cell table:style-name="Table10.A2" office:value-type="string">
            <text:p text:style-name="Tabelltekst"><text:span text:style-name="T1">329</text:span></text:p>
          </table:table-cell>
          <table:table-cell table:style-name="Table10.A2" office:value-type="string">
            <text:p text:style-name="P75"><text:span text:style-name="T1">01</text:span></text:p>
          </table:table-cell>
          <table:table-cell table:style-name="Table10.A2" office:value-type="string">
            <text:p text:style-name="P75"><text:span text:style-name="T1">Arkivformål, Driftsutgifter</text:span></text:p>
          </table:table-cell>
        </table:table-row>
        <table:table-row table:style-name="Table10.1">
          <table:table-cell table:style-name="Table10.A4" office:value-type="string">
            <text:p text:style-name="Tabelltekst"><text:span text:style-name="T1">340</text:span></text:p>
          </table:table-cell>
          <table:table-cell table:style-name="Table10.A4" office:value-type="string">
            <text:p text:style-name="P75"><text:span text:style-name="T1">70</text:span></text:p>
          </table:table-cell>
          <table:table-cell table:style-name="Table10.A4" office:value-type="string">
            <text:p text:style-name="P75"><text:span text:style-name="T1">Den norske kirke, Rammetilskudd til Den norske kirke</text:span></text:p>
          </table:table-cell>
        </table:table-row>
      </table:table>
      <text:p text:style-name="Standard"><text:span text:style-name="T15">Videre forvalter flere mottakere av tilskudd/bevilgninger fra Kulturdepartementet oppgaver og aktiviteter rettet mot samisk kunst og kultur. Det gjelder for eksempel Nasjonalbiblioteket, Norsk kulturråd og museene i det nasjonale museumsnettverket.</text:span></text:p>
      <text:p text:style-name="P15"/>
      <text:p text:style-name="Standard"><text:span text:style-name="T19">Kap. 325 Allmenne kulturformål, post 53 Sametinget<text:line-break/></text:span><text:span text:style-name="T1">Sametinget forvalter en rammebevilgning til kulturformål under statsbudsjettets kap. 325, post 53. Bevilgningen skal bidra til Sametingets arbeid med å legge til rette for et levende og mangfoldig samisk kunst- og kulturliv av god kvalitet, som er tilgjengelig for alle. Bevilgningen overføres til Sametinget, som disponerer midlene etter egne prioriteringer. </text:span></text:p>
      <text:p text:style-name="P14"/>
      <text:p text:style-name="Default"><text:span text:style-name="T21">Kap. 334 Film- og medieformål, post 78 Ymse faste tiltak <text:line-break/></text:span><text:span text:style-name="T1">Internasjonalt Samisk Filminstitutt (ISFI) har nasjonal status. Tilskuddet til ISFI blir foretatt på et særskilt grunnlag og ikke ut fra de samme kriteriene som midler til regionale filmvirksomheter. Det foreslås en økning på 0,6 mill. kroner til ISFI i 2018. Økningen kan brukes både til drift av ISFI og bevilgninger til samiske audiovisuelle produksjoner. Formålet er å sikre ISFI en bedre driftssituasjon, slik at de kan videreføre og styrke satsingen på produksjon og formidling av samiske audiovisuelle produksjoner.</text:span></text:p>
      <text:p text:style-name="P3"/>
      <text:p text:style-name="Standard"><text:span text:style-name="T19">Kap. 335 Mediestøtte, post 75 Tilskudd til samiske aviser<text:line-break/></text:span><text:span text:style-name="T1">Under denne posten gis det tilskudd til produksjon av samiske aviser og tilskudd til produksjon av avissider på lulesamisk og sørsamisk. Ordningen er regulert i forskrift fastsatt av Kulturdepartementet, og midlene fordeles av Medietilsynet.</text:span></text:p>
      <text:p text:style-name="P14"/>
      <text:p text:style-name="Standard"><text:span text:style-name="T19">Kap. 325 Allmenne kulturformål, post 72 Kultursamarbeid i nordområdene<text:line-break/></text:span><text:span text:style-name="T1">I det norsk-russiske kultursamarbeidet etableres treårige samarbeidsprogrammer med sikte på utvikling av det norsk-russiske kultursamarbeidet. Departementet gir treårig prosjektstøtte til utviklingsarbeid innenfor ulike deler av kulturfeltet, herunder til samisk kultur og urfolkskultur.</text:span></text:p>
      <text:p text:style-name="P14"><text:soft-page-break/></text:p>
      <text:p text:style-name="Standard"><text:span text:style-name="T19">Kap. 329 Arkivformål, post 01 Driftsutgifter<text:line-break/></text:span><text:span text:style-name="T1">Drift av Samisk arkiv dekkes innenfor de årlige bevilgningene til Arkivverket over statsbudsjettets kap. 329, post 01.</text:span></text:p>
      <text:p text:style-name="P14"/>
      <text:p text:style-name="Standard"><text:span text:style-name="T19">Kap. 340 Den norske kirke, post 70 Rammetilskudd til Den norske kirke<text:line-break/></text:span><text:span text:style-name="T1">Rammetilskuddet til Den norske kirke nyttes blant annet til finansiering av Samisk kirkeråd. Rådet har som oppgave å samordne kirkens innsats blant de samiske befolkningsgruppene og å bedre folks kjennskap til samisk kirkeliv. I tilskuddet inngår også utgifter til kirkelig betjening av den samiske befolkningen, som samiskspråklige prester og samiske kirketolker i nordsamisk språkområde, og til trosopplæringstilbud for barn og unge i den samiske befolkning. Midler nyttes også til oversettelse av bibelske tekster til samiske språk og til samisk-kirkelig utdanningstilbud ved Universitetet i Tromsø. Rammetilskuddet disponeres av Kirkerådet som fastsetter den endelige fordelingen på ulike formål, herunder samiske formål.</text:span></text:p>
      <text:p text:style-name="P15"/>
      <text:p text:style-name="Standard"><text:span text:style-name="T19">Spillemidler til samisk idrett<text:line-break/></text:span><text:span text:style-name="T1">Ved fordeling av overskuddet til Norsk Tipping AS for spilleåret 2016 til idrettsformål i 2017, ble det avsatt 750 000 kroner til samisk idrett. Tilskuddet overføres Sametinget som er ansvarlig for den videre fordelingen i tråd med målet for tilskuddet – som er å opprettholde og videreutvikle særegne samiske idrettsaktiviteter som er en del av samisk kultur. Videre skal midlene bidra til mer idrett og fysisk aktivitet i befolkningen. Tilskuddet skal primært benyttes til aktiviteter rettet mot barn (6-12 år) og ungdom (13-19 år). Tilskuddet skal ikke brukes til å støtte opp om ordinære idrettsaktiviteter som utøves i regi av samiske idrettsorganisasjoner.</text:span></text:p>
      <text:p text:style-name="P14"/>
      <text:p text:style-name="P45"/>
      <text:p text:style-name="P45"/>
      <text:p text:style-name="P45"/>
      <text:p text:style-name="P45"/>
      <text:p text:style-name="P45"/>
      <text:p text:style-name="P45"/>
      <text:p text:style-name="P45"/>
      <text:p text:style-name="P45"/>
      <text:p text:style-name="P45"/>
      <text:p text:style-name="P45"/>
      <text:p text:style-name="P45"/>
      <text:p text:style-name="P46"/>
      <text:p text:style-name="P18"><text:bookmark-start text:name="_Toc430855551"/></text:p>
      <text:h text:style-name="P9" text:outline-level="1"><text:bookmark-start text:name="_Toc493592628"/><text:span text:style-name="T59">Justisdepartementet (JD)</text:span><text:bookmark-end text:name="_Toc493592628"/><text:bookmark-end text:name="_Toc430855551"/><text:span text:style-name="T59"> </text:span></text:h>
      <text:p text:style-name="P34"><text:span text:style-name="T9">(i 1000 kr)</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71"/>
            <text:p text:style-name="P71"/>
            <text:p text:style-name="P75"><text:span text:style-name="T1">Kap.</text:span></text:p>
          </table:table-cell>
          <table:table-cell table:style-name="Table11.A1" office:value-type="string">
            <text:p text:style-name="P71"/>
            <text:p text:style-name="P71"/>
            <text:p text:style-name="P75"><text:span text:style-name="T1">Post</text:span></text:p>
          </table:table-cell>
          <table:table-cell table:style-name="Table11.A1" office:value-type="string">
            <text:p text:style-name="P71"/>
            <text:p text:style-name="P71"/>
            <text:p text:style-name="P75"><text:span text:style-name="T1">Benevnelse</text:span></text:p>
          </table:table-cell>
          <table:table-cell table:style-name="Table11.A1" office:value-type="string">
            <text:p text:style-name="P72"/>
            <text:p text:style-name="P76"><text:span text:style-name="T1">Regnskap</text:span></text:p>
            <text:p text:style-name="P76"><text:span text:style-name="T1">2016</text:span></text:p>
          </table:table-cell>
          <table:table-cell table:style-name="Table11.A1" office:value-type="string">
            <text:p text:style-name="P76"><text:span text:style-name="T1">Saldert</text:span></text:p>
            <text:p text:style-name="P76"><text:span text:style-name="T1">budsjett</text:span></text:p>
            <text:p text:style-name="P76"><text:span text:style-name="T1">2017</text:span></text:p>
          </table:table-cell>
          <table:table-cell table:style-name="Table11.A1" office:value-type="string">
            <text:p text:style-name="P72"/>
            <text:p text:style-name="P76"><text:span text:style-name="T1">Forslag</text:span></text:p>
            <text:p text:style-name="P76"><text:span text:style-name="T1">2018</text:span></text:p>
          </table:table-cell>
        </table:table-row>
        <table:table-row table:style-name="Table11.1">
          <table:table-cell table:style-name="Table11.A2" office:value-type="string">
            <text:p text:style-name="Tabelltekst"><text:span text:style-name="T1">440</text:span></text:p>
          </table:table-cell>
          <table:table-cell table:style-name="Table11.A2" office:value-type="string">
            <text:p text:style-name="Tabelltekst"><text:span text:style-name="T1">01</text:span></text:p>
          </table:table-cell>
          <table:table-cell table:style-name="Table11.A2" office:value-type="string">
            <text:p text:style-name="Tabelltekst"><text:span text:style-name="T1">Politidirektoratet – politi og lensmannsetat, Driftsutgifter</text:span></text:p>
          </table:table-cell>
          <table:table-cell table:style-name="Table11.A2" office:value-type="string">
            <text:p text:style-name="P76"><text:span text:style-name="T24">400</text:span></text:p>
          </table:table-cell>
          <table:table-cell table:style-name="Table11.A2" office:value-type="string">
            <text:p text:style-name="P76"><text:span text:style-name="T24">400</text:span></text:p>
          </table:table-cell>
          <table:table-cell table:style-name="Table11.A2" office:value-type="string">
            <text:p text:style-name="P76"><text:span text:style-name="T24">400</text:span></text:p>
          </table:table-cell>
        </table:table-row>
        <table:table-row table:style-name="Table11.1">
          <table:table-cell table:style-name="Table11.A1" office:value-type="string">
            <text:p text:style-name="P66"/>
          </table:table-cell>
          <table:table-cell table:style-name="Table11.A1" office:value-type="string">
            <text:p text:style-name="P66"/>
          </table:table-cell>
          <table:table-cell table:style-name="Table11.A1" office:value-type="string">
            <text:p text:style-name="Tabelltekst"><text:span text:style-name="T1">Sum</text:span></text:p>
          </table:table-cell>
          <table:table-cell table:style-name="Table11.A1" office:value-type="string">
            <text:p text:style-name="P76"><text:span text:style-name="T24">400</text:span></text:p>
          </table:table-cell>
          <table:table-cell table:style-name="Table11.A1" office:value-type="string">
            <text:p text:style-name="P76"><text:span text:style-name="T24">400</text:span></text:p>
          </table:table-cell>
          <table:table-cell table:style-name="Table11.A1" office:value-type="string">
            <text:p text:style-name="P76"><text:span text:style-name="T24">400</text:span></text:p>
          </table:table-cell>
        </table:table-row>
      </table:table>
      <text:p text:style-name="P20"/>
      <text:p text:style-name="Standard"><text:span text:style-name="T20">Kap. 440 Politidirektoratet – politi- og lensmannsetaten, post 01 Driftsutgifter </text:span></text:p>
      <text:p text:style-name="P47"><text:span text:style-name="T1">Under kap. 440, post 01 har det i flere år blitt stilt midler til disposisjon for de politidistriktene hvor det er kommuner innenfor forvaltningsområdet for samisk språk. Målsettingen er å motivere til økt kunnskap om samisk språk og kultur i politidistrikter med samisk befolkning. Politidistrikter som har kommuner med tospråklig forvaltning, kan tildeles midler for utgifter de har hatt som følge av dette. Politidirektoratet har fra og med 2017 delegert administrasjonen av ordningen til Finnmark politidistrikt, som dermed har fått et nasjonalt ansvar for å administrere ordningen i henhold til gjeldende instruks. Samelovens språkregler omfatter politidistriktene Trøndelag, Nordland, Troms og Finnmark, som alle har kommuner som kommer inn under bestemmelsene i sameloven. </text:span></text:p>
      <text:p text:style-name="P47"><text:span text:style-name="T1">Det er etablert en ressursgruppe med polititjenestemenn med samisk bakgrunn og/eller som behersker samisk språk. Gruppen skal veilede direktoratet og politidistriktene i spørsmål som angår samisk språk og samisk kultur i politiet. Det er iverksatt et arbeid med å styrke samisk språk knyttet til behandling av saker hvor samiske barn har vært utsatt for vold eller overgrep. Statens barnehus i Tromsø er i den forbindelse gitt et ansvar, og har styrket bemanningen med en samiskspråklig psykolog. I Finnmark politidistrikt er prosjektet for å styrke innsatsen mot vold i nære relasjoner i samiske områder i ordinær drift. Det er videre lagt til rette for bruk av samisk språk i politiets elektroniske saksbehandlingsverktøy. Arbeid med andre tiltak for å styrke samisk språk i politiet, med henvisning til regjeringens handlingsplan for samiske språk, er fortsatt under utvikling. </text:span></text:p>
      <text:p text:style-name="P47"><text:span text:style-name="T1">Regnskap for 2016 er 400 000 kroner. For 2017 er det satt av 400 000 kroner. Det tas sikte på å sette av tilsvarende beløp i 2018.</text:span></text:p>
      <text:p text:style-name="P14"/>
      <text:p text:style-name="P15"/>
      <text:p text:style-name="P15"/>
      <text:p text:style-name="P15"/>
      <text:p text:style-name="P15"/>
      <text:p text:style-name="P15"/>
      <text:p text:style-name="P15"/>
      <text:p text:style-name="P15"/>
      <text:p text:style-name="P15"/>
      <text:p text:style-name="P44"/>
      <text:p text:style-name="P18"><text:bookmark-start text:name="_Toc430855552"/></text:p>
      <text:h text:style-name="P9" text:outline-level="1"><text:bookmark-start text:name="_Toc493592629"/><text:span text:style-name="T59">Helse- og omsorgsdepartementet (HOD)</text:span><text:bookmark-end text:name="_Toc493592629"/><text:bookmark-end text:name="_Toc430855552"/><text:span text:style-name="T59"> </text:span></text:h>
      <text:p text:style-name="P21"/>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68"/>
          </table:table-cell>
          <table:table-cell table:style-name="Table12.A1" office:value-type="string">
            <text:p text:style-name="P68"/>
          </table:table-cell>
          <table:table-cell table:style-name="Table12.A1" office:value-type="string">
            <text:p text:style-name="P68"/>
          </table:table-cell>
          <table:table-cell table:style-name="Table12.A1" office:value-type="string">
            <text:p text:style-name="P69"/>
          </table:table-cell>
          <table:table-cell table:style-name="Table12.A1" office:value-type="string">
            <text:p text:style-name="P69"/>
          </table:table-cell>
          <table:table-cell table:style-name="Table12.A1" table:number-columns-spanned="2" office:value-type="string">
            <text:p text:style-name="P55"><text:span text:style-name="T50">(i 1000 kr)</text:span></text:p>
          </table:table-cell>
          <table:covered-table-cell/>
        </table:table-row>
        <table:table-row table:style-name="Table12.1">
          <table:table-cell table:style-name="Table12.A2" office:value-type="string">
            <text:p text:style-name="P68"/>
            <text:p text:style-name="P68"/>
            <text:p text:style-name="P75"><text:span text:style-name="T24">Kap.</text:span></text:p>
          </table:table-cell>
          <table:table-cell table:style-name="Table12.A2" office:value-type="string">
            <text:p text:style-name="P68"/>
            <text:p text:style-name="P68"/>
            <text:p text:style-name="P75"><text:span text:style-name="T24">post</text:span></text:p>
          </table:table-cell>
          <table:table-cell table:style-name="Table12.A2" office:value-type="string">
            <text:p text:style-name="P68"/>
            <text:p text:style-name="P68"/>
            <text:p text:style-name="P75"><text:span text:style-name="T24">Benevnelse</text:span></text:p>
          </table:table-cell>
          <table:table-cell table:style-name="Table12.A2" office:value-type="string">
            <text:p text:style-name="P69"/>
            <text:p text:style-name="P76"><text:span text:style-name="T24">Regnskap</text:span></text:p>
            <text:p text:style-name="P76"><text:span text:style-name="T24">2016</text:span></text:p>
          </table:table-cell>
          <table:table-cell table:style-name="Table12.A2" table:number-columns-spanned="2" office:value-type="string">
            <text:p text:style-name="P76"><text:span text:style-name="T24">Saldert</text:span></text:p>
            <text:p text:style-name="P76"><text:span text:style-name="T24">budsjett</text:span></text:p>
            <text:p text:style-name="P76"><text:span text:style-name="T24">2017</text:span></text:p>
          </table:table-cell>
          <table:covered-table-cell/>
          <table:table-cell table:style-name="Table12.A2" office:value-type="string">
            <text:p text:style-name="P69"/>
            <text:p text:style-name="P76"><text:span text:style-name="T24">Forslag</text:span></text:p>
            <text:p text:style-name="P76"><text:span text:style-name="T24">2018</text:span></text:p>
          </table:table-cell>
        </table:table-row>
        <table:table-row table:style-name="Table12.1">
          <table:table-cell table:style-name="Table12.A3" office:value-type="string">
            <text:p text:style-name="Tabelltekst"><text:span text:style-name="T24">762</text:span></text:p>
          </table:table-cell>
          <table:table-cell table:style-name="Table12.A3" office:value-type="string">
            <text:p text:style-name="Tabelltekst"><text:span text:style-name="T24">50</text:span></text:p>
          </table:table-cell>
          <table:table-cell table:style-name="Table12.A3" office:value-type="string">
            <text:p text:style-name="Tabelltekst"><text:span text:style-name="T24">Samisk helse, Tilskudd til Sametinget</text:span></text:p>
          </table:table-cell>
          <table:table-cell table:style-name="Table12.A3" office:value-type="string">
            <text:p text:style-name="P76"><text:span text:style-name="T24">5 500</text:span></text:p>
          </table:table-cell>
          <table:table-cell table:style-name="Table12.A3" table:number-columns-spanned="2" office:value-type="string">
            <text:p text:style-name="P76"><text:span text:style-name="T24">5 500</text:span></text:p>
          </table:table-cell>
          <table:covered-table-cell/>
          <table:table-cell table:style-name="Table12.A3" office:value-type="string">
            <text:p text:style-name="P76"><text:span text:style-name="T24">5 600</text:span></text:p>
          </table:table-cell>
        </table:table-row>
        <table:table-row table:style-name="Table12.1">
          <table:table-cell table:style-name="Table12.A3" office:value-type="string">
            <text:p text:style-name="Tabelltekst"><text:span text:style-name="T24">762</text:span></text:p>
          </table:table-cell>
          <table:table-cell table:style-name="Table12.A3" office:value-type="string">
            <text:p text:style-name="Tabelltekst"><text:span text:style-name="T24">70</text:span></text:p>
          </table:table-cell>
          <table:table-cell table:style-name="Table12.A3" office:value-type="string">
            <text:p text:style-name="Tabelltekst"><text:span text:style-name="T24">Primærhelsetjenesten, Tilskudd, </text:span><text:span text:style-name="T28">kan benyttes under post 21</text:span><text:span text:style-name="T82">1</text:span></text:p>
          </table:table-cell>
          <table:table-cell table:style-name="Table12.A3" office:value-type="string">
            <text:p text:style-name="P76"><text:span text:style-name="T24">6 200</text:span></text:p>
          </table:table-cell>
          <table:table-cell table:style-name="Table12.A3" table:number-columns-spanned="2" office:value-type="string">
            <text:p text:style-name="P76"><text:span text:style-name="T24">6 200</text:span></text:p>
          </table:table-cell>
          <table:covered-table-cell/>
          <table:table-cell table:style-name="Table12.A3" office:value-type="string">
            <text:p text:style-name="P76"><text:span text:style-name="T24">6 200</text:span></text:p>
          </table:table-cell>
        </table:table-row>
        <table:table-row table:style-name="Table12.1">
          <table:table-cell table:style-name="Table12.A2" office:value-type="string">
            <text:p text:style-name="P67"/>
          </table:table-cell>
          <table:table-cell table:style-name="Table12.A2" office:value-type="string">
            <text:p text:style-name="P67"/>
          </table:table-cell>
          <table:table-cell table:style-name="Table12.A2" office:value-type="string">
            <text:p text:style-name="Tabelltekst"><text:span text:style-name="T24">Sum</text:span></text:p>
          </table:table-cell>
          <table:table-cell table:style-name="Table12.A2" office:value-type="string">
            <text:p text:style-name="P76"><text:span text:style-name="T24">11 700</text:span></text:p>
          </table:table-cell>
          <table:table-cell table:style-name="Table12.A2" table:number-columns-spanned="2" office:value-type="string">
            <text:p text:style-name="P76"><text:span text:style-name="T24">11 700</text:span></text:p>
          </table:table-cell>
          <table:covered-table-cell/>
          <table:table-cell table:style-name="Table12.A2" office:value-type="string">
            <text:p text:style-name="P76"><text:span text:style-name="T24">11 800</text:span></text:p>
          </table:table-cell>
        </table:table-row>
      </table:table>
      <text:p text:style-name="Standard"><text:span text:style-name="T79">1</text:span><text:span text:style-name="T15">Beløpene som er oppgitt i tabellen henviser kun til tildelingene til samiske formål. For en nærmere spesifisering av budsjettpostene totale størrelse viser vi til Helse- og omsorgsdepartementets Prop. 1 S (2016-2017).</text:span></text:p>
      <text:p text:style-name="P39"/>
      <text:p text:style-name="Standard"><text:span text:style-name="T23">Kap. 762 Primærhelsetjenesten, post 50 Samisk helse</text:span></text:p>
      <text:p text:style-name="P47"><text:span text:style-name="T48">Formålet med tilskuddsordningen er å bidra til likeverdige helse- og omsorgstjenester til den samiske befolkning. Dette skjer blant annet gjennom tilskudd til Sametinget til utvikling av Sametingets helsepolitiske innspill til sentrale myndigheter, samarbeid og dialog med helseforetakene, saksbehandling i forbindelse med tildeling av prosjektmidler til samiske helseformål og administrasjon av tilskuddsordningen. </text:span></text:p>
      <text:p text:style-name="Standard"><text:span text:style-name="T48">Det er bevilget 5,5 mill. kroner i 2017 til Sametingets arbeid med samisk helse. Bevilgningen foreslås videreført i 2018 med 5,6 mill. kroner.</text:span></text:p>
      <text:p text:style-name="P30"/>
      <text:p text:style-name="Standard"><text:span text:style-name="T23">Kap. 762 Primærhelsetjenesten, post 70, Tilskudd</text:span></text:p>
      <text:p text:style-name="P47"><text:span text:style-name="T1">Formålet med tilskuddsordningen er å bidra til likeverdige helse- og omsorgstjenester til den samiske befolkningen, og til at tjenestene er kunnskapsbaserte. Tilskuddet forvaltes av Helsedirektoratet. Det er behov for oppdatert kunnskap om den samiske befolkningens helse og bruk av helse- og omsorgstjenester. </text:span></text:p>
      <text:p text:style-name="P47"><text:span text:style-name="T1">Bevilgningen dekker tilskudd til Senter for samisk helseforskning. Senterets hovedoppgave er å drive forskning med fokus på helse og livsstil i den samiske befolkningen. Senteret gjennomførte en større befolkningsundersøkelse i kommuner med samisk befolkning i 2003-2004, kalt Saminor 1. Undersøkelsen – Saminor 2 – ble gjentatt i de tre nordligste fylker i 2012-2014. Det er laget sluttrapport om resultatene fra den enkelte kommune som er presentert for kommuneadministrasjonen og befolkningen i kommunene. Senteret sitter på et stort materiale og vil følge opp funnene i 2018. Saminor 2-studien viser store helseutfordringer i den samiske befolkningen. Det planlegges derfor for en større studie – Saminor 3 – i 2020-2021. Saminor-studiene er designet som en repeterende studie slik at man kan følge helsevariabler over tid. Det er spesielt ønskelig å inkludere kystkommunene og kommuner i det sørsamiske området i Saminor 3. Det er stor etterspørsel etter senterets kunnskap på urfolk internasjonalt. Kompetansen innenfor helsespørsmål om det fleretniske i nord, som senteret etterhvert innehar, er unikt i internasjonal sammenheng. </text:span></text:p>
      <text:p text:style-name="P47"><text:span text:style-name="T1">Tilskuddet på 6,2 mill. kroner foreslås videreført. </text:span></text:p>
      <text:p text:style-name="P61"/>
      <text:p text:style-name="P62"/>
      <text:p text:style-name="P44"/>
      <text:p text:style-name="P44"/>
      <text:p text:style-name="P44"/>
      <text:p text:style-name="P18"><text:bookmark-start text:name="_Toc430855553"/></text:p>
      <text:p text:style-name="P18"/>
      <text:h text:style-name="P9" text:outline-level="1"><text:bookmark-start text:name="_Toc493592630"/><text:span text:style-name="T59">Barne- og likestillingsdepartementet (BLD)</text:span><text:bookmark-end text:name="_Toc493592630"/><text:bookmark-end text:name="_Toc430855553"/><text:span text:style-name="T59"> </text:span></text:h>
      <text:p text:style-name="P21"/>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71"/>
          </table:table-cell>
          <table:table-cell table:style-name="Table13.A1" office:value-type="string">
            <text:p text:style-name="P71"/>
          </table:table-cell>
          <table:table-cell table:style-name="Table13.A1" office:value-type="string">
            <text:p text:style-name="P71"/>
          </table:table-cell>
          <table:table-cell table:style-name="Table13.A1" office:value-type="string">
            <text:p text:style-name="P72"/>
          </table:table-cell>
          <table:table-cell table:style-name="Table13.A1" office:value-type="string">
            <text:p text:style-name="P72"/>
          </table:table-cell>
          <table:table-cell table:style-name="Table13.A1" table:number-columns-spanned="2" office:value-type="string">
            <text:p text:style-name="P55"><text:span text:style-name="T50">(i 1000 kr)</text:span></text:p>
          </table:table-cell>
          <table:covered-table-cell/>
        </table:table-row>
        <table:table-row table:style-name="Table13.1">
          <table:table-cell table:style-name="Table13.A2" office:value-type="string">
            <text:p text:style-name="P71"/>
            <text:p text:style-name="P71"/>
            <text:p text:style-name="P75"><text:span text:style-name="T1">Kap.</text:span></text:p>
          </table:table-cell>
          <table:table-cell table:style-name="Table13.A2" office:value-type="string">
            <text:p text:style-name="P71"/>
            <text:p text:style-name="P71"/>
            <text:p text:style-name="P75"><text:span text:style-name="T1">post</text:span></text:p>
          </table:table-cell>
          <table:table-cell table:style-name="Table13.A2" office:value-type="string">
            <text:p text:style-name="P71"/>
            <text:p text:style-name="P71"/>
            <text:p text:style-name="P75"><text:span text:style-name="T1">Benevnelse</text:span></text:p>
          </table:table-cell>
          <table:table-cell table:style-name="Table13.A2" office:value-type="string">
            <text:p text:style-name="P72"/>
            <text:p text:style-name="P76"><text:span text:style-name="T1">Regnskap</text:span></text:p>
            <text:p text:style-name="P76"><text:span text:style-name="T1">2016</text:span></text:p>
          </table:table-cell>
          <table:table-cell table:style-name="Table13.A2" table:number-columns-spanned="2" office:value-type="string">
            <text:p text:style-name="P76"><text:span text:style-name="T1">Saldert</text:span></text:p>
            <text:p text:style-name="P76"><text:span text:style-name="T1">budsjett</text:span></text:p>
            <text:p text:style-name="P76"><text:span text:style-name="T1">2017</text:span></text:p>
          </table:table-cell>
          <table:covered-table-cell/>
          <table:table-cell table:style-name="Table13.A2" office:value-type="string">
            <text:p text:style-name="P72"/>
            <text:p text:style-name="P76"><text:span text:style-name="T1">Forslag</text:span></text:p>
            <text:p text:style-name="P76"><text:span text:style-name="T1">2018</text:span></text:p>
          </table:table-cell>
        </table:table-row>
        <table:table-row table:style-name="Table13.1">
          <table:table-cell table:style-name="Table13.A3" office:value-type="string">
            <text:p text:style-name="Tabelltekst"><text:span text:style-name="T1">854</text:span></text:p>
          </table:table-cell>
          <table:table-cell table:style-name="Table13.A3" office:value-type="string">
            <text:p text:style-name="Tabelltekst"><text:span text:style-name="T1">50</text:span></text:p>
          </table:table-cell>
          <table:table-cell table:style-name="Table13.A3" office:value-type="string">
            <text:p text:style-name="Tabelltekst"><text:span text:style-name="T1">Tiltak i barne- og ungdomsvernet, Forskning og utvikling</text:span></text:p>
          </table:table-cell>
          <table:table-cell table:style-name="Table13.A3" office:value-type="string">
            <text:p text:style-name="P76"><text:span text:style-name="T24">1 000</text:span></text:p>
          </table:table-cell>
          <table:table-cell table:style-name="Table13.A3" table:number-columns-spanned="2" office:value-type="string">
            <text:p text:style-name="P76"><text:span text:style-name="T24">1 000</text:span></text:p>
          </table:table-cell>
          <table:covered-table-cell/>
          <table:table-cell table:style-name="Table13.A3" office:value-type="string">
            <text:p text:style-name="P76"><text:span text:style-name="T24">1 000</text:span></text:p>
          </table:table-cell>
        </table:table-row>
        <table:table-row table:style-name="Table13.1">
          <table:table-cell table:style-name="Table13.A2" office:value-type="string">
            <text:p text:style-name="P66"/>
          </table:table-cell>
          <table:table-cell table:style-name="Table13.A2" office:value-type="string">
            <text:p text:style-name="P66"/>
          </table:table-cell>
          <table:table-cell table:style-name="Table13.A2" office:value-type="string">
            <text:p text:style-name="Tabelltekst"><text:span text:style-name="T1">Sum</text:span></text:p>
          </table:table-cell>
          <table:table-cell table:style-name="Table13.A2" office:value-type="string">
            <text:p text:style-name="P76"><text:span text:style-name="T24">1 000</text:span></text:p>
          </table:table-cell>
          <table:table-cell table:style-name="Table13.A2" table:number-columns-spanned="2" office:value-type="string">
            <text:p text:style-name="P76"><text:span text:style-name="T24">1 000</text:span></text:p>
          </table:table-cell>
          <table:covered-table-cell/>
          <table:table-cell table:style-name="Table13.A2" office:value-type="string">
            <text:p text:style-name="P76"><text:span text:style-name="T24">1 000</text:span></text:p>
          </table:table-cell>
        </table:table-row>
      </table:table>
      <text:p text:style-name="P41"/>
      <text:p text:style-name="Standard"><text:span text:style-name="T71">Kap. 854 Tiltak i barne- og ungdomsvernet, post 50 Forskning og utvikling </text:span></text:p>
      <text:p text:style-name="Standard"><text:span text:style-name="T73">Posten dekker blant annet overføring til Sametinget som foreslås til 1 mill. kroner i 2018. Sametinget har fått overført samme beløp i 2016 og 2017. Midlene <text:s/>skal brukes til videreføring og styrking av Sametingets virksomhet på ba</text:span><text:span text:style-name="T48">rnevernsområdet.</text:span></text:p>
      <text:p text:style-name="P15"/>
      <text:p text:style-name="P15"/>
      <text:p text:style-name="P1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8"><text:bookmark-start text:name="_Toc430855554"/></text:p>
      <text:h text:style-name="P9" text:outline-level="1"><text:bookmark-start text:name="_Toc493592631"/><text:span text:style-name="T59">Landbruks- og matdepartementet (LMD)</text:span><text:bookmark-end text:name="_Toc493592631"/><text:bookmark-end text:name="_Toc430855554"/><text:span text:style-name="T59"> </text:span></text:h>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office:value-type="string">
              <text:p text:style-name="P65"/>
            </table:table-cell>
            <table:table-cell table:style-name="Table14.A1" office:value-type="string">
              <text:p text:style-name="P84"/>
            </table:table-cell>
            <table:table-cell table:style-name="Table14.A1" office:value-type="string">
              <text:p text:style-name="P84"/>
            </table:table-cell>
            <table:table-cell table:style-name="Table14.A1" office:value-type="string">
              <text:p text:style-name="P84"/>
            </table:table-cell>
            <table:table-cell table:style-name="Table14.E1" office:value-type="string">
              <text:p text:style-name="tblDeltMedTusen"><text:span text:style-name="T9">(i 1 000 kr)</text:span></text:p>
            </table:table-cell>
          </table:table-row>
          <table:table-row table:style-name="Table14.1">
            <table:table-cell table:style-name="Table14.A2" office:value-type="string">
              <text:p text:style-name="tblKolonneoverskrift"><text:span text:style-name="T9">Kap</text:span></text:p>
            </table:table-cell>
            <table:table-cell table:style-name="Table14.A2" office:value-type="string">
              <text:p text:style-name="tblKolonneoverskrift"><text:span text:style-name="T9">Benevnelse</text:span></text:p>
            </table:table-cell>
            <table:table-cell table:style-name="Table14.A2" office:value-type="string">
              <text:p text:style-name="P87"><text:span text:style-name="T13">Regnskap 2016</text:span></text:p>
            </table:table-cell>
            <table:table-cell table:style-name="Table14.A2" office:value-type="string">
              <text:p text:style-name="P87"><text:span text:style-name="T13">Saldert budsjett 2017</text:span></text:p>
            </table:table-cell>
            <table:table-cell table:style-name="Table14.A2" office:value-type="string">
              <text:p text:style-name="P87"><text:span text:style-name="T13">Forslag 2018</text:span></text:p>
            </table:table-cell>
          </table:table-row>
        </table:table-header-rows>
        <table:table-row table:style-name="Table14.1">
          <table:table-cell table:style-name="Table14.A3" office:value-type="string">
            <text:p text:style-name="tblRadMedLuft"><text:span text:style-name="T24">1142</text:span></text:p>
          </table:table-cell>
          <table:table-cell table:style-name="Table14.B3" office:value-type="string">
            <text:p text:style-name="tblRadMedLuft"><text:span text:style-name="T24">Landbruksdirektoratet </text:span><text:span text:style-name="T81">1</text:span></text:p>
          </table:table-cell>
          <table:table-cell table:style-name="Table14.B3" office:value-type="string">
            <text:p text:style-name="P89"><text:span text:style-name="T39">16 937</text:span><text:span text:style-name="T83">2</text:span></text:p>
          </table:table-cell>
          <table:table-cell table:style-name="Table14.B3" office:value-type="string">
            <text:p text:style-name="P89"><text:span text:style-name="T39">7 309</text:span></text:p>
          </table:table-cell>
          <table:table-cell table:style-name="Table14.B3" office:value-type="string">
            <text:p text:style-name="P89"><text:span text:style-name="T39">7 543</text:span></text:p>
          </table:table-cell>
        </table:table-row>
        <table:table-row table:style-name="Table14.1">
          <table:table-cell table:style-name="Table14.A4" office:value-type="string">
            <text:p text:style-name="tblRad"><text:span text:style-name="T24">1151 </text:span></text:p>
          </table:table-cell>
          <table:table-cell table:style-name="Table14.B4" office:value-type="string">
            <text:p text:style-name="tblRad"><text:span text:style-name="T24">Til gjennomføring av reindriftsavtalen</text:span><text:span text:style-name="kursiv"><text:span text:style-name="T24"> </text:span></text:span></text:p>
          </table:table-cell>
          <table:table-cell table:style-name="Table14.B4" office:value-type="string">
            <text:p text:style-name="P88"><text:span text:style-name="T39">113 000</text:span></text:p>
          </table:table-cell>
          <table:table-cell table:style-name="Table14.B4" office:value-type="string">
            <text:p text:style-name="P88"><text:span text:style-name="T39">114 500</text:span></text:p>
          </table:table-cell>
          <table:table-cell table:style-name="Table14.B4" office:value-type="string">
            <text:p text:style-name="P88"><text:span text:style-name="T39">118 600</text:span></text:p>
          </table:table-cell>
        </table:table-row>
        <table:table-row table:style-name="Table14.1">
          <table:table-cell table:style-name="Table14.A2" office:value-type="string">
            <text:p text:style-name="P82"/>
          </table:table-cell>
          <table:table-cell table:style-name="Table14.A2" office:value-type="string">
            <text:p text:style-name="tbl2LinjeSum"><text:span text:style-name="T24">Sum</text:span></text:p>
          </table:table-cell>
          <table:table-cell table:style-name="Table14.A2" office:value-type="string">
            <text:p text:style-name="P34"><text:span text:style-name="T52">129 937</text:span></text:p>
          </table:table-cell>
          <table:table-cell table:style-name="Table14.A2" office:value-type="string">
            <text:p text:style-name="P34"><text:span text:style-name="T52">121 809</text:span></text:p>
          </table:table-cell>
          <table:table-cell table:style-name="Table14.A2" office:value-type="string">
            <text:p text:style-name="P34"><text:span text:style-name="T52">126 143</text:span></text:p>
          </table:table-cell>
        </table:table-row>
      </table:table>
      <text:p text:style-name="Default"><text:span text:style-name="T85">1 </text:span><text:span text:style-name="T89">Beløpet i tabellen under kap. 1142 Landbruksdirektoratet omfatter tildelinger gitt over post 45, 70, 71, 72 og 80, jf. postomtalen under. Tildelingen til drift av Landbruksdirektoratets avdeling i Alta er ikke inkludert i beløpet.</text:span></text:p>
      <text:p text:style-name="Default"><text:span text:style-name="T85">2 </text:span><text:span text:style-name="T90">Fra 1. januar 2014 ble de fem nordligste fylkesmennene regional reindriftsmyndighet. Fram til og med 2016 har fylkesmennene blitt finansiert gjennom en belastningsfullmakt på kap. 1142. Fra 2017 ble det rammeoverført ca. 26 mill. kroner fra kap. 1142 til Kommunal- og moderniseringsdepartementets kap. 525. </text:span></text:p>
      <text:p text:style-name="Standard"><text:span text:style-name="T89"><text:s/></text:span><text:span text:style-name="T87"><text:s/></text:span></text:p>
      <text:p text:style-name="P1"><text:span text:style-name="T26">Kap. 1142 Landbruksdirektoratet</text:span></text:p>
      <table:table table:name="Table15" table:style-name="Table15">
        <table:table-column table:style-name="Table15.A"/>
        <table:table-column table:style-name="Table15.B"/>
        <table:table-column table:style-name="Table15.C"/>
        <table:table-column table:style-name="Table15.D"/>
        <table:table-column table:style-name="Table15.E"/>
        <table:table-header-rows>
          <text:soft-page-break/>
          <table:table-row table:style-name="Table15.1">
            <table:table-cell table:style-name="Table15.A1" table:number-columns-spanned="5" office:value-type="string">
              <text:p text:style-name="tblDeltMedTusen"><text:span text:style-name="T9">(i 1 000 kr)</text:span></text:p>
            </table:table-cell>
            <table:covered-table-cell/>
            <table:covered-table-cell/>
            <table:covered-table-cell/>
            <table:covered-table-cell/>
          </table:table-row>
          <table:table-row table:style-name="Table15.1">
            <table:table-cell table:style-name="Table15.A2" office:value-type="string">
              <text:p text:style-name="tblKolonneoverskrift"><text:span text:style-name="T9">Post</text:span></text:p>
            </table:table-cell>
            <table:table-cell table:style-name="Table15.A2" office:value-type="string">
              <text:p text:style-name="tblKolonneoverskrift"><text:span text:style-name="T9">Tiltak</text:span></text:p>
            </table:table-cell>
            <table:table-cell table:style-name="Table15.A2" office:value-type="string">
              <text:p text:style-name="P87"><text:span text:style-name="T13">Regnskap 2016</text:span></text:p>
            </table:table-cell>
            <table:table-cell table:style-name="Table15.A2" office:value-type="string">
              <text:p text:style-name="P87"><text:span text:style-name="T13">Saldert budsjett 2017</text:span></text:p>
            </table:table-cell>
            <table:table-cell table:style-name="Table15.A2" office:value-type="string">
              <text:p text:style-name="P87"><text:span text:style-name="T13">Forslag 2018</text:span></text:p>
            </table:table-cell>
          </table:table-row>
        </table:table-header-rows>
        <table:table-row table:style-name="Table15.1">
          <table:table-cell table:style-name="Table15.A3" office:value-type="string">
            <text:p text:style-name="tblRadMedLuft"><text:span text:style-name="T24">01</text:span></text:p>
          </table:table-cell>
          <table:table-cell table:style-name="Table15.B3" office:value-type="string">
            <text:p text:style-name="tblRadMedLuft"><text:span text:style-name="T24">Driftsutgifter </text:span></text:p>
          </table:table-cell>
          <table:table-cell table:style-name="Table15.B3" office:value-type="string">
            <text:p text:style-name="P89"><text:span text:style-name="T39">236 751</text:span></text:p>
          </table:table-cell>
          <table:table-cell table:style-name="Table15.B3" office:value-type="string">
            <text:p text:style-name="P89"><text:span text:style-name="T39">224 905</text:span></text:p>
          </table:table-cell>
          <table:table-cell table:style-name="Table15.B3" office:value-type="string">
            <text:p text:style-name="P89"><text:span text:style-name="T39">220 960</text:span></text:p>
          </table:table-cell>
        </table:table-row>
        <table:table-row table:style-name="Table15.1">
          <table:table-cell table:style-name="Table15.A4" office:value-type="string">
            <text:p text:style-name="tblRad"><text:span text:style-name="T24">45</text:span></text:p>
          </table:table-cell>
          <table:table-cell table:style-name="Table15.B4" office:value-type="string">
            <text:p text:style-name="tblRad"><text:span text:style-name="T24">Større utstyrskjøp og vedlikehold</text:span><text:span text:style-name="kursiv"><text:span text:style-name="T24">, kan overføres </text:span></text:span></text:p>
          </table:table-cell>
          <table:table-cell table:style-name="Table15.B4" office:value-type="string">
            <text:p text:style-name="P88"><text:span text:style-name="T39">5 620</text:span></text:p>
          </table:table-cell>
          <table:table-cell table:style-name="Table15.B4" office:value-type="string">
            <text:p text:style-name="P88"><text:span text:style-name="T39">1 299</text:span></text:p>
          </table:table-cell>
          <table:table-cell table:style-name="Table15.B4" office:value-type="string">
            <text:p text:style-name="P88"><text:span text:style-name="T39">1 312 </text:span></text:p>
          </table:table-cell>
        </table:table-row>
        <table:table-row table:style-name="Table15.1">
          <table:table-cell table:style-name="Table15.A5" office:value-type="string">
            <text:p text:style-name="tblRad"><text:span text:style-name="T24">50</text:span></text:p>
          </table:table-cell>
          <table:table-cell table:style-name="Table15.B4" office:value-type="string">
            <text:p text:style-name="tblRad"><text:span text:style-name="T24">Arealressurskart</text:span></text:p>
          </table:table-cell>
          <table:table-cell table:style-name="Table15.B4" office:value-type="string">
            <text:p text:style-name="P88"><text:span text:style-name="T39">7 616</text:span></text:p>
          </table:table-cell>
          <table:table-cell table:style-name="Table15.B4" office:value-type="string">
            <text:p text:style-name="P88"><text:span text:style-name="T39">7 594</text:span></text:p>
          </table:table-cell>
          <table:table-cell table:style-name="Table15.B4" office:value-type="string">
            <text:p text:style-name="P88"><text:span text:style-name="T39">7 658</text:span></text:p>
          </table:table-cell>
        </table:table-row>
        <table:table-row table:style-name="Table15.1">
          <table:table-cell table:style-name="Table15.A6" office:value-type="string">
            <text:p text:style-name="tblRad"><text:span text:style-name="T24">60 </text:span></text:p>
          </table:table-cell>
          <table:table-cell table:style-name="Table15.B4" office:value-type="string">
            <text:p text:style-name="tblRad"><text:span text:style-name="T24">Tilskudd til veterinærdekning</text:span></text:p>
          </table:table-cell>
          <table:table-cell table:style-name="Table15.B4" office:value-type="string">
            <text:p text:style-name="P88"><text:span text:style-name="T39">138 845</text:span></text:p>
          </table:table-cell>
          <table:table-cell table:style-name="Table15.B4" office:value-type="string">
            <text:p text:style-name="P88"><text:span text:style-name="T39">142 664 </text:span></text:p>
          </table:table-cell>
          <table:table-cell table:style-name="Table15.B4" office:value-type="string">
            <text:p text:style-name="P88"><text:span text:style-name="T39">146 373</text:span></text:p>
          </table:table-cell>
        </table:table-row>
        <table:table-row table:style-name="Table15.1">
          <table:table-cell table:style-name="Table15.A7" office:value-type="string">
            <text:p text:style-name="tblRad"><text:span text:style-name="T24">70</text:span></text:p>
          </table:table-cell>
          <table:table-cell table:style-name="Table15.B4" office:value-type="string">
            <text:p text:style-name="tblRad"><text:span text:style-name="T24">Tilskudd til fjellstuer </text:span></text:p>
          </table:table-cell>
          <table:table-cell table:style-name="Table15.B4" office:value-type="string">
            <text:p text:style-name="P34"><text:span text:style-name="T52">701</text:span></text:p>
          </table:table-cell>
          <table:table-cell table:style-name="Table15.B4" office:value-type="string">
            <text:p text:style-name="P34"><text:span text:style-name="T52">808</text:span></text:p>
          </table:table-cell>
          <table:table-cell table:style-name="Table15.B4" office:value-type="string">
            <text:p text:style-name="P34"><text:span text:style-name="T52">819</text:span></text:p>
          </table:table-cell>
        </table:table-row>
        <table:table-row table:style-name="Table15.1">
          <table:table-cell table:style-name="Table15.A8" office:value-type="string">
            <text:p text:style-name="tblRad"><text:span text:style-name="T24">71</text:span></text:p>
          </table:table-cell>
          <table:table-cell table:style-name="Table15.B4" office:value-type="string">
            <text:p text:style-name="tblRad"><text:span text:style-name="T24">Omstillingstiltak i Indre Finnmark</text:span><text:span text:style-name="kursiv"><text:span text:style-name="T24">, kan overføres </text:span></text:span></text:p>
          </table:table-cell>
          <table:table-cell table:style-name="Table15.B4" office:value-type="string">
            <text:p text:style-name="P34"><text:span text:style-name="T52">10 211 </text:span></text:p>
          </table:table-cell>
          <table:table-cell table:style-name="Table15.B4" office:value-type="string">
            <text:p text:style-name="P34"><text:span text:style-name="T52">4 400</text:span></text:p>
          </table:table-cell>
          <table:table-cell table:style-name="Table15.B4" office:value-type="string">
            <text:p text:style-name="P34"><text:span text:style-name="T52">4 460</text:span></text:p>
          </table:table-cell>
        </table:table-row>
        <table:table-row table:style-name="Table15.1">
          <table:table-cell table:style-name="Table15.A9" office:value-type="string">
            <text:p text:style-name="tblRad"><text:span text:style-name="T24">72</text:span></text:p>
          </table:table-cell>
          <table:table-cell table:style-name="Table15.B4" office:value-type="string">
            <text:p text:style-name="tblRad"><text:span text:style-name="T24">Erstatninger ved ekspropriasjon og leie av rett til reinbeite, </text:span><text:span text:style-name="T28">overslagsbevilgning</text:span></text:p>
          </table:table-cell>
          <table:table-cell table:style-name="Table15.B4" office:value-type="string">
            <text:p text:style-name="P34"><text:span text:style-name="T52">358</text:span></text:p>
          </table:table-cell>
          <table:table-cell table:style-name="Table15.B4" office:value-type="string">
            <text:p text:style-name="P34"><text:span text:style-name="T52">302</text:span></text:p>
          </table:table-cell>
          <table:table-cell table:style-name="Table15.B4" office:value-type="string">
            <text:p text:style-name="P34"><text:span text:style-name="T52">452</text:span></text:p>
          </table:table-cell>
        </table:table-row>
        <table:table-row table:style-name="Table15.1">
          <table:table-cell table:style-name="Table15.A10" office:value-type="string">
            <text:p text:style-name="tblRad"><text:span text:style-name="T24">73</text:span></text:p>
          </table:table-cell>
          <table:table-cell table:style-name="Table15.B4" office:value-type="string">
            <text:p text:style-name="tblRad"><text:span text:style-name="T24">Tilskudd til erstatninger mv. etter offentlige pålegg i plante- og husdyrproduksjon, </text:span><text:span text:style-name="T28">overslagsbevilgning</text:span></text:p>
          </table:table-cell>
          <table:table-cell table:style-name="Table15.B4" office:value-type="string">
            <text:p text:style-name="P34"><text:span text:style-name="T52">83 259</text:span></text:p>
          </table:table-cell>
          <table:table-cell table:style-name="Table15.B4" office:value-type="string">
            <text:p text:style-name="P34"><text:span text:style-name="T52">55 610</text:span></text:p>
          </table:table-cell>
          <table:table-cell table:style-name="Table15.B4" office:value-type="string">
            <text:p text:style-name="P34"><text:span text:style-name="T52">55 610</text:span></text:p>
          </table:table-cell>
        </table:table-row>
        <table:table-row table:style-name="Table15.1">
          <table:table-cell table:style-name="Table15.A11" office:value-type="string">
            <text:p text:style-name="tblRad"><text:span text:style-name="T24">74</text:span></text:p>
          </table:table-cell>
          <table:table-cell table:style-name="Table15.B4" office:value-type="string">
            <text:p text:style-name="tblRad"><text:span text:style-name="T24">Kompensasjon til dyreeiere som blir pålagt beitenekt</text:span></text:p>
          </table:table-cell>
          <table:table-cell table:style-name="Table15.B4" office:value-type="string">
            <text:p text:style-name="P34"><text:span text:style-name="T52">360</text:span></text:p>
          </table:table-cell>
          <table:table-cell table:style-name="Table15.B4" office:value-type="string">
            <text:p text:style-name="P34"><text:span text:style-name="T52">1 000</text:span></text:p>
          </table:table-cell>
          <table:table-cell table:style-name="Table15.B4" office:value-type="string">
            <text:p text:style-name="P34"><text:span text:style-name="T52">1 000</text:span></text:p>
          </table:table-cell>
        </table:table-row>
        <table:table-row table:style-name="Table15.1">
          <table:table-cell table:style-name="Table15.A12" office:value-type="string">
            <text:p text:style-name="tblRad"><text:span text:style-name="T24">75</text:span></text:p>
          </table:table-cell>
          <table:table-cell table:style-name="Table15.B4" office:value-type="string">
            <text:p text:style-name="tblRad"><text:span text:style-name="T24">Tilskudd til klimarådgivning på gårder</text:span></text:p>
          </table:table-cell>
          <table:table-cell table:style-name="Table15.B4" office:value-type="string">
            <text:p text:style-name="P38"/>
          </table:table-cell>
          <table:table-cell table:style-name="Table15.B4" office:value-type="string">
            <text:p text:style-name="P34"><text:span text:style-name="T52">20 000</text:span></text:p>
          </table:table-cell>
          <table:table-cell table:style-name="Table15.B4" office:value-type="string">
            <text:p text:style-name="P38"/>
          </table:table-cell>
        </table:table-row>
        <table:table-row table:style-name="Table15.1">
          <table:table-cell table:style-name="Table15.A1" office:value-type="string">
            <text:p text:style-name="tblRad"><text:span text:style-name="T24">80</text:span></text:p>
          </table:table-cell>
          <table:table-cell table:style-name="Table15.B13" office:value-type="string">
            <text:p text:style-name="tblRad"><text:span text:style-name="T24">Radioaktivitetstiltak</text:span><text:span text:style-name="kursiv"><text:span text:style-name="T24">, kan overføres </text:span></text:span></text:p>
          </table:table-cell>
          <table:table-cell table:style-name="Table15.B13" office:value-type="string">
            <text:p text:style-name="P34"><text:span text:style-name="T52">47</text:span></text:p>
          </table:table-cell>
          <table:table-cell table:style-name="Table15.B13" office:value-type="string">
            <text:p text:style-name="Standard"><text:span text:style-name="T52"><text:s text:c="14"/>500</text:span></text:p>
          </table:table-cell>
          <table:table-cell table:style-name="Table15.B13" office:value-type="string">
            <text:p text:style-name="P34"><text:span text:style-name="T52">500</text:span></text:p>
          </table:table-cell>
        </table:table-row>
        <table:table-row table:style-name="Table15.1">
          <table:table-cell table:style-name="Table15.A2" office:value-type="string">
            <text:p text:style-name="P82"/>
          </table:table-cell>
          <table:table-cell table:style-name="Table15.A2" office:value-type="string">
            <text:p text:style-name="tbl2LinjeSum"><text:span text:style-name="T24">Sum kap. 1142</text:span></text:p>
          </table:table-cell>
          <table:table-cell table:style-name="Table15.A2" office:value-type="string">
            <text:p text:style-name="P34"><text:span text:style-name="T52">483 768</text:span></text:p>
          </table:table-cell>
          <table:table-cell table:style-name="Table15.A2" office:value-type="string">
            <text:p text:style-name="P34"><text:span text:style-name="T52">459 082</text:span></text:p>
          </table:table-cell>
          <table:table-cell table:style-name="Table15.A2" office:value-type="string">
            <text:p text:style-name="P34"><text:span text:style-name="T52">439 144</text:span></text:p>
          </table:table-cell>
        </table:table-row>
      </table:table>
      <text:p text:style-name="Standard"><text:span text:style-name="T91">Kap. 1142 ble opprettet i sammenheng med at Statens landbruksforvaltning (SLF) og Statens reindriftsforvaltning (SRF) 01.07.2014 ble slått sammen til et direktorat under navnet Landbruksdirektoratet. Fra 1. januar 2014 ble de fem nordligste fylkesmennene regional reindriftsmyndighet. Fram til og med 2016 ble fylkesmennene finansiert gjennom en belastningsfullmakt på kapittel 1142. Fra 2017 ble det rammeoverført vel 26. mill. kroner fra kapittel 1142 til kapittel 525.</text:span></text:p>
      <text:p text:style-name="P42"/>
      <text:p text:style-name="P7"><text:span text:style-name="T21">Post 01 Driftsutgifter<text:line-break/></text:span><text:span text:style-name="T47">Bevilgningen skal dekke drift av Landbruksdirektoratet. Landbruksdirektoratet er blant annet et utøvende forvaltningsorgan for de sentrale reindriftspolitiske virkemidlene, og et støtte- og utredningsorgan for Landbruks- og matdepartementet. Direktoratet har en sentral rolle i gjennomføringen av reindriftspolitikken, og det er lagt opp til at direktoratet i vesentlig grad også skal ha en rådgivende rolle. Tilrettelegging og aktivt arbeid for å nå målene i reindrifts-politikken står også sentralt. Landbruksdirektoratet forvalter blant annet reindriftsloven og virkemidlene under reindriftsavtalen, og er også sekretariat for Reindriftsstyret, RUF-styret og for Markedsutvalget for reinsdyrkjøtt. </text:span></text:p>
      <text:p text:style-name="Default"><text:span text:style-name="T47">LMD fremmer forslag om en bevilgning på posten på 220,96 mill. kroner for 2018.</text:span></text:p>
      <text:p text:style-name="P6"/>
      <text:p text:style-name="Default"><text:span text:style-name="T46">Omtale av postene som gjelder særskilte reindriftsformål</text:span></text:p>
      <text:p text:style-name="P6"/>
      <text:p text:style-name="P7"><text:span text:style-name="T21">Post 45 Større utstyrskjøp og vedlikehold, </text:span><text:span text:style-name="T34">kan overføres</text:span><text:span text:style-name="T21"><text:line-break/></text:span><text:span text:style-name="T47">Bevilgningen skal dekke utgiftene til oppfølging av Norges ansvar for grensegjerdene mot Sverige, Finland og Russland. Videre skal posten dekke utgiftene til effektuering av reinbeiteavtaler i Rørosregionen. I tillegg skal posten dekke eventuelle erstatningskrav fra finske myndigheter for norsk rein som har krysset grensen til Finland.</text:span></text:p>
      <text:p text:style-name="Default"><text:span text:style-name="T47">LMD fremmer forslag om en bevilgning på 1,3 mill. kroner for 2018.</text:span></text:p>
      <text:p text:style-name="P4"/>
      <text:p text:style-name="Default"><text:span text:style-name="T21">Post 70 Tilskott til fjellstuer<text:line-break/></text:span><text:span text:style-name="T47">Formålet med bevilgningen er å opprettholde tryggheten i fjellområder for blant annet reingjetere. LMD har i dag avtale med tre statseide fjellstuer, og i tillegg kontrakt med fire private om fjellstuehold. Fjellstuene har plikt til å holde åpent hele året.</text:span></text:p>
      <text:p text:style-name="Default"><text:span text:style-name="T47">LMD fremmer forslag om en bevilgning på 819 000 kroner for 2018.</text:span></text:p>
      <text:p text:style-name="P4"/>
      <text:p text:style-name="P7"><text:span text:style-name="T21">Post 71 Omstillingstiltak i Indre Finnmark, </text:span><text:span text:style-name="T34">kan overføres</text:span><text:span text:style-name="T21"><text:line-break/></text:span><text:span text:style-name="T47">Formålet med bevilgningen er å finansiere ulike tilpasinger og tiltak for å legge til rette for en bærekraftig reindrift i Finnmark. </text:span></text:p>
      <text:p text:style-name="Default"><text:span text:style-name="T47">LMD fremmer forslag om en bevilgning på 4,5 mill. kroner for 2018.</text:span></text:p>
      <text:p text:style-name="P4"/>
      <text:p text:style-name="P7"><text:span text:style-name="T21">Post 72 Erstatninger ved ekspropriasjon og leie av rett til reinbeite i Trollheimen, </text:span><text:span text:style-name="T34">overslagsbevilgning</text:span><text:span text:style-name="T21"><text:line-break/></text:span><text:span text:style-name="T47">Formålet med posten er å dekke erstatningene ved ekspropriasjon og leie av rett til reinbeite i Trollheimen, jf. Frostating lagmannsrett sitt overskjønn av 2. september 1999 og inngåtte reinbeiteavtaler med grunneierne i Trollheimen.</text:span></text:p>
      <text:p text:style-name="Default"><text:span text:style-name="T47">LMD fremmer forslag om en bevilgning på 452 000 kroner for 2018.</text:span></text:p>
      <text:p text:style-name="P4"/>
      <text:p text:style-name="P7"><text:span text:style-name="T21">Post 80 Radioaktivitetstiltak<text:line-break/></text:span><text:span text:style-name="T47">Statens ansvar for å dekke kostnader som følge av radioaktivt nedfall etter Tsjernobylulykka har som prinsipielt utgangspunkt det vedtak som regjeringen fattet 31. juli 1986. Regelverket for radioaktivitetstiltak blir fastsatt etter de samme prosedyrene som forskriftene etter reindriftsavtalen.</text:span></text:p>
      <text:p text:style-name="Default"><text:span text:style-name="T47">LMD fremmer forslag om en bevilgning på 0,5 mill. kroner for 2018.</text:span></text:p>
      <text:p text:style-name="P6"/>
      <text:p text:style-name="P7"><text:span text:style-name="T21">Kap. 1152 Reindriftsavtalen<text:line-break/></text:span><text:span text:style-name="T47">Den 28. februar i år ble Norske Reindriftsamers Landsforbund (NRL) og Staten enige om ny reindriftsavtale for perioden 01.07.2017 – 30.06.2018. Avtalen innebærer økonomiske tiltak i reindriftsnæringen på i alt 118,6 mill. kroner. Dette er en økning på 4,1 mill. kroner i forhold til Reindriftsavtalen 2016/2017.</text:span></text:p>
      <text:p text:style-name="P7"><text:soft-page-break/><text:span text:style-name="T47">Hovedmålet med Reindriftsavtalen 2017/2018 er å legge til rette for å utvikle reindriftsnæringen som en rasjonell markedsorientert næring som er bærekraftig i et langsiktig perspektiv. I tråd med regjeringsplattformen blir tiltak som støtter opp om økologisk bærekraft prioritert. Gjennom arbeidet med fastsetting av et økologisk bærekraftig reintall har det blitt mulig å knytte sammen virkemidlene over reindriftsavtalen og reindriftsloven. De tre siste reindriftsavtalene har støttet opp om de som har fulgt opp vedtak om reduksjon, mens de som ikke har fulgt reduksjonskravene ikke har vært i posisjon til å få tilskudd. De produksjonsrettede tilskuddene har blitt prioritert framfor tilskudd som ikke direkte stimulerer til økt slakting og omsetning. Ved inngåelsen av de tre siste reindriftsavtalene er det gjennomført en rekke forenklingstiltak. I tillegg har tiltak som støtter opp om de utøverne som har reindrift som hovedvirksomhet blitt prioritert. Reindriftsavtalen 2017/2018 har også stor oppmerksomhet rundt disse områdene. </text:span></text:p>
      <text:p text:style-name="P7"><text:span text:style-name="T47">Reindriftsavtalen 2017/2018 er den fjerde avtalen der regjeringa har kommet fram til enighet med NRL. Enighet i avtaleforhandlingene er viktig for å støtte opp om avtaleinstituttet og den hovedavtalen som er inngått mellom Landbruks- og matdepartementet og NRL. Ved Stortingets behandling av de siste fire reindriftsavtalene har en samlet næringskomité støttet opp om regjeringens reindriftspolitikk. Gjennom sine innstillinger har komiteen vist at det er bred politisk enighet om den dreining man har hatt i virkemidlene de siste årene, med vektlegging av næringsretting og tilrettelegging for de som har reindrift som hovedvirksomhet. </text:span></text:p>
      <text:p text:style-name="P7"><text:span text:style-name="T47">LMD fremmer forslag om en bevilgning under kapittel 1151 for 2018 i samsvar med Stortingets behandling av reindriftsavtalen for 2017/2018, jf. Innst. 454 S (2016-2017). For nærmere omtale av de enkelte postene og strategier i reindriftspolitikken vises det til Prop. 138 S (2016-2017) </text:span><text:span text:style-name="T31">Endringer i statsbudsjettet 2017 under Landbruks- og matdepartementet (Reindriftsavtalen 2017/2018)</text:span><text:span text:style-name="T47">.</text:span></text:p>
      <text:p text:style-name="P30"/>
      <text:h text:style-name="P9" text:outline-level="1"><text:bookmark-start text:name="_Toc430855555"/><text:bookmark-start text:name="_Toc493592632"/><text:span text:style-name="T59">Klima- og miljødepartementet (KLD)</text:span><text:bookmark-end text:name="_Toc430855555"/><text:bookmark-end text:name="_Toc493592632"/><text:span text:style-name="T59"> </text:span></text:h>
      <text:p text:style-name="Standard"><text:span text:style-name="T76">1 </text:span><text:span text:style-name="T63">Over posten er det øremerket </text:span><text:span text:style-name="T65">inntil </text:span><text:span text:style-name="T63">6 mill. kroner for å styrke oppfølgingen av arbeidet med bevaring av automatisk fredede samiske kulturminner.</text:span></text:p>
      <text:p text:style-name="Standard"><text:span text:style-name="T63">Beløpene som er oppgitt i tabellen viser kun til tildelingene til samiske formål. For en nærmere spesifisering av budsjettpostens totale størrelse vises det til Klima- og miljøverndepartementets Prop. 1 S (2016-2017).</text:span></text:p>
      <text:p text:style-name="P43"/>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header-rows>
          <table:table-row table:style-name="Table16.1">
            <table:table-cell table:style-name="Table16.A1" office:value-type="string">
              <text:p text:style-name="P64"/>
            </table:table-cell>
            <table:table-cell table:style-name="Table16.B1" office:value-type="string">
              <text:p text:style-name="P64"/>
            </table:table-cell>
            <table:table-cell table:style-name="Table16.B1" office:value-type="string">
              <text:p text:style-name="P85"/>
            </table:table-cell>
            <table:table-cell table:style-name="Table16.B1" office:value-type="string">
              <text:p text:style-name="P85"/>
            </table:table-cell>
            <table:table-cell table:style-name="Table16.B1" office:value-type="string">
              <text:p text:style-name="P85"/>
            </table:table-cell>
            <table:table-cell table:style-name="Table16.F1" table:number-columns-spanned="2" office:value-type="string">
              <text:p text:style-name="P86"><text:span text:style-name="T9">(i 1000 kr)</text:span></text:p>
            </table:table-cell>
            <table:covered-table-cell/>
            <table:table-cell table:style-name="Table16.H1" office:value-type="string">
              <text:p text:style-name="Standard"/>
            </table:table-cell>
          </table:table-row>
        </table:table-header-rows>
        <table:table-row table:style-name="Table16.1">
          <table:table-cell table:style-name="Table16.A2" office:value-type="string">
            <text:p text:style-name="tblKolonneoverskrift"><text:span text:style-name="T9">Kap.</text:span></text:p>
          </table:table-cell>
          <table:table-cell table:style-name="Table16.B2" office:value-type="string">
            <text:p text:style-name="tblKolonneoverskrift"><text:span text:style-name="T9">Post</text:span></text:p>
          </table:table-cell>
          <table:table-cell table:style-name="Table16.B2" office:value-type="string">
            <text:p text:style-name="tblKolonneoverskrift"><text:span text:style-name="T9">Benevnelse</text:span></text:p>
          </table:table-cell>
          <table:table-cell table:style-name="Table16.B2" office:value-type="string">
            <text:p text:style-name="P87"><text:span text:style-name="T9">Regnskap 2016</text:span></text:p>
          </table:table-cell>
          <table:table-cell table:style-name="Table16.B2" table:number-columns-spanned="2" office:value-type="string">
            <text:p text:style-name="P87"><text:span text:style-name="T9">Saldert budsjett 2017</text:span></text:p>
          </table:table-cell>
          <table:covered-table-cell/>
          <table:table-cell table:style-name="Table16.B2" table:number-columns-spanned="2" office:value-type="string">
            <text:p text:style-name="P87"><text:span text:style-name="T9">Forslag 2018</text:span></text:p>
          </table:table-cell>
          <table:covered-table-cell/>
        </table:table-row>
        <table:table-row table:style-name="Table16.1">
          <table:table-cell table:style-name="Table16.A3" office:value-type="string">
            <text:p text:style-name="tblRad"><text:span text:style-name="T24">1429</text:span></text:p>
          </table:table-cell>
          <table:table-cell table:style-name="Table16.B3" office:value-type="string">
            <text:p text:style-name="tblRad"><text:span text:style-name="T24">21</text:span></text:p>
          </table:table-cell>
          <table:table-cell table:style-name="Table16.C3" office:value-type="string">
            <text:p text:style-name="tblRad"><text:span text:style-name="T24">Riksantikvaren, spesielle driftsutgifter, Kunnskapsløftet, registrering av automatisk fredede samiske bygninger</text:span></text:p>
          </table:table-cell>
          <table:table-cell table:style-name="Table16.C3" office:value-type="string">
            <text:p text:style-name="P88"><text:span text:style-name="T24">4 200</text:span></text:p>
          </table:table-cell>
          <table:table-cell table:style-name="Table16.C3" table:number-columns-spanned="2" office:value-type="string">
            <text:p text:style-name="P88"><text:span text:style-name="T24">4 620</text:span></text:p>
          </table:table-cell>
          <table:covered-table-cell/>
          <table:table-cell table:style-name="Table16.C3" table:number-columns-spanned="2" office:value-type="string">
            <text:p text:style-name="P88"><text:span text:style-name="T24">2 500</text:span></text:p>
          </table:table-cell>
          <table:covered-table-cell/>
        </table:table-row>
        <table:table-row table:style-name="Table16.1">
          <table:table-cell table:style-name="Table16.A4" office:value-type="string">
            <text:p text:style-name="tblRad"><text:span text:style-name="T24">1429</text:span></text:p>
          </table:table-cell>
          <table:table-cell table:style-name="Table16.B4" office:value-type="string">
            <text:p text:style-name="tblRad"><text:span text:style-name="T24">50</text:span></text:p>
          </table:table-cell>
          <table:table-cell table:style-name="Table16.C3" office:value-type="string">
            <text:p text:style-name="tblRad"><text:span text:style-name="T24">Riksantikvaren, Tilskudd til samisk kulturminnearbeid </text:span></text:p>
          </table:table-cell>
          <table:table-cell table:style-name="Table16.C3" office:value-type="string">
            <text:p text:style-name="P88"><text:span text:style-name="T24">3 471</text:span></text:p>
          </table:table-cell>
          <table:table-cell table:style-name="Table16.C3" table:number-columns-spanned="2" office:value-type="string">
            <text:p text:style-name="P88"><text:span text:style-name="T24">3 541</text:span></text:p>
          </table:table-cell>
          <table:covered-table-cell/>
          <table:table-cell table:style-name="Table16.C3" table:number-columns-spanned="2" office:value-type="string">
            <text:p text:style-name="P88"><text:span text:style-name="T24">3 523</text:span></text:p>
          </table:table-cell>
          <table:covered-table-cell/>
        </table:table-row>
        <table:table-row table:style-name="Table16.1">
          <table:table-cell table:style-name="Table16.A5" office:value-type="string">
            <text:p text:style-name="tblRad"><text:span text:style-name="T24">1429</text:span></text:p>
          </table:table-cell>
          <table:table-cell table:style-name="Table16.B5" office:value-type="string">
            <text:p text:style-name="tblRad"><text:span text:style-name="T24">71</text:span></text:p>
          </table:table-cell>
          <table:table-cell table:style-name="Table16.C3" office:value-type="string">
            <text:p text:style-name="tblRad"><text:span text:style-name="T24">Riksantikvaren, Tilskudd til fredete kulturminner i privat eie,</text:span><text:span text:style-name="kursiv"><text:span text:style-name="T24"> kan overføres </text:span></text:span></text:p>
          </table:table-cell>
          <table:table-cell table:style-name="Table16.C3" office:value-type="string">
            <text:p text:style-name="P88"><text:span text:style-name="T24">2 000</text:span></text:p>
          </table:table-cell>
          <table:table-cell table:style-name="Table16.C3" table:number-columns-spanned="2" office:value-type="string">
            <text:p text:style-name="P88"><text:span text:style-name="T24">2 200</text:span></text:p>
          </table:table-cell>
          <table:covered-table-cell/>
          <table:table-cell table:style-name="Table16.C3" table:number-columns-spanned="2" office:value-type="string">
            <text:p text:style-name="P88"><text:span text:style-name="T24">6 000</text:span><text:span text:style-name="T82">1</text:span></text:p>
          </table:table-cell>
          <table:covered-table-cell/>
        </table:table-row>
        <table:table-row table:style-name="Table16.1">
          <table:table-cell table:style-name="Table16.A6" office:value-type="string">
            <text:p text:style-name="P82"/>
          </table:table-cell>
          <table:table-cell table:style-name="Table16.B2" office:value-type="string">
            <text:p text:style-name="P82"/>
          </table:table-cell>
          <table:table-cell table:style-name="Table16.B2" office:value-type="string">
            <text:p text:style-name="tbl2LinjeSum"><text:span text:style-name="T24">Sum </text:span></text:p>
          </table:table-cell>
          <table:table-cell table:style-name="Table16.B2" office:value-type="string">
            <text:p text:style-name="P83"><text:span text:style-name="T24">9 671</text:span></text:p>
          </table:table-cell>
          <table:table-cell table:style-name="Table16.B2" table:number-columns-spanned="2" office:value-type="string">
            <text:p text:style-name="P83"><text:span text:style-name="T24">10 361</text:span></text:p>
          </table:table-cell>
          <table:covered-table-cell/>
          <table:table-cell table:style-name="Table16.B2" table:number-columns-spanned="2" office:value-type="string">
            <text:p text:style-name="P83"><text:span text:style-name="T24">12 023</text:span><text:bookmark text:name="KPAL12301429GP2"/></text:p>
          </table:table-cell>
          <table:covered-table-cell/>
        </table:table-row>
      </table:table>
      <text:p text:style-name="Standard"><text:span text:style-name="T71">Kap. 1429 Riksantikvaren, post 21 Spesielle driftsutgifter </text:span></text:p>
      <text:p text:style-name="Standard"><text:span text:style-name="T73">Over Riksantikvarens budsjett er det for 2018 foreslått bevilget 2,5 mill. kroner til oppsummering av bygningsregistreringsprosjektet innenfor Bevaringsprogrammet for automatisk fredede samiske bygninger. Registreringsprosjektet startet i 2011 og avsluttes i 2017. Registreringen har sitt utspring i Riksrevisjonens kritikk fra 2009 om manglende oversikt over slike bygninger. Bevaringsprogrammet for automatisk fredede samiske bygninger blir videreført. </text:span></text:p>
      <text:p text:style-name="Standard"><text:span text:style-name="T73"><text:s/></text:span></text:p>
      <text:p text:style-name="Standard"><text:span text:style-name="T71">Kap. 1429 Riksantikvaren, post 50 Tilskudd til samisk kulturminnearbeid <text:line-break/></text:span><text:span text:style-name="T73">Det er foreslått å bevilge 3,523 mill. kroner til Sametinget til samisk kulturminnevernarbeid for 2018, jf. Prop. 1 S (2017-2018) for Klima- og miljødepartementet. Bevilgningen skal komme i tillegg til de ordinære bevilgningene til kulturminneformål fra kap. 1429. Tilskuddet vil i sin helhet bli utbetalt av Riksantikvaren til Sametinget i løpet av februar 2018. Formålet med bevilgningen er å ivareta de overordnede kulturminnefaglige hensyn i arbeidet med samiske kulturminner og kulturmiljøer. Midlene skal i hovedsak nyttes til større vedlikeholds- <text:s/>og restaureringsarbeid og til skjøtsel, sikring, istandsetting og formidling, etter søknad til Sametinget. </text:span></text:p>
      <text:p text:style-name="P42"/>
      <text:p text:style-name="Standard"><text:span text:style-name="T72">Kap. 1429 Riksantikvaren, post 71 Tilskudd til fredete kulturminner i privat eie, </text:span><text:span text:style-name="T74">kan overføres<text:line-break/></text:span><text:span text:style-name="T73">Over Riksantikvarens budsjett er det for 2018 øremerket inntil 6 mill. kroner for å styrke oppfølgingen av arbeidet med bevaring av automatisk fredede samiske bygninger innenfor Bevaringsprogrammet for automatisk fredede samiske bygninger. Arbeidet skal skje i henhold til omforente prinsipper i Plan for forvaltning av automatisk fredede samiske bygninger., vedtatt av Sametingets plenum. Midlene fra post 71 vil bli utbetalt av Riksantikvaren på anmodning fra Sametinget. Riksantikvaren vil gi nærmere føringer for bruken av tilskudde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DepCentury Old Style" svg:font-family="'DepCentury Old Styl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 svg:font-family="'Courier New'" style:font-family-generic="system" style:font-pitch="variable"/>
    <style:font-face style:name="DepCentury Old Style1" svg:font-family="'DepCentury Old Styl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DepCentury Old Style" fo:font-family="'DepCentury Old Style'" style:font-family-generic="roman" style:font-pitch="variable"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cm" loext:contextual-spacing="false" fo:text-align="justify" style:justify-single-word="false"/>
      <style:text-properties style:font-name="Times New Roman" fo:font-family="'Times New Roman'" style:font-family-generic="roman" style:font-pitch="variable" style:language-asian="nb" style:country-asian="NO"/>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Default" style:family="paragraph" style:default-outline-level="">
      <style:paragraph-properties fo:margin-top="0cm" fo:margin-bottom="0cm" loext:contextual-spacing="false" fo:text-align="start" style:justify-single-word="false" fo:orphans="2" fo:widows="2" style:writing-mode="lr-tb"/>
      <style:text-properties fo:color="#000000" style:font-name="DepCentury Old Style" fo:font-family="'DepCentury Old Style'" style:font-family-generic="roman" style:font-pitch="variable" fo:font-size="12pt" style:font-size-asian="12pt" style:font-name-complex="DepCentury Old Style1" style:font-family-complex="'DepCentury Old Style'"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style:line-height-at-least="0.529cm" fo:text-indent="0cm" style:auto-text-indent="false"/>
      <style:text-properties style:font-name="Times New Roman" fo:font-family="'Times New Roman'" style:font-family-generic="roman" style:font-pitch="variable" style:font-size-complex="10pt"/>
    </style:style>
    <style:style style:name="Footnote" style:family="paragraph" style:parent-style-name="Standard" style:default-outline-level="" style:class="extra">
      <style:text-properties style:font-name="Times" fo:font-family="Times" style:font-family-generic="roman" style:font-pitch="variable" fo:font-size="10pt" style:font-name-asian="Batang" style:font-family-asian="Batang" style:font-family-generic-asian="system" style:font-pitch-asian="variable" style:font-size-asian="10pt" style:language-asian="nb" style:country-asian="NO" style:font-size-complex="10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style:language-asian="nb" style:country-asian="NO"/>
    </style:style>
    <style:style style:name="Tabelltekst" style:family="paragraph" style:default-outline-level="">
      <style:paragraph-properties fo:margin-top="0cm" fo:margin-bottom="0cm" loext:contextual-spacing="false" fo:line-height="0.353cm" fo:text-align="start" style:justify-single-word="false" fo:keep-together="always" fo:orphans="2" fo:widows="2" fo:keep-with-next="always" style:writing-mode="lr-tb">
        <style:tab-stops>
          <style:tab-stop style:position="10.583cm" style:leader-style="dotted" style:leader-text="."/>
        </style:tab-stops>
      </style:paragraph-properties>
      <style:text-properties fo:color="#000000" style:font-name="DepCentury Old Style" fo:font-family="'DepCentury Old Style'" style:font-family-generic="roman" style:font-pitch="variable" fo:font-size="9pt" style:font-size-asian="9pt"/>
    </style:style>
    <style:style style:name="tblRadMedLuft" style:family="paragraph" style:parent-style-name="Standard" style:default-outline-level="">
      <style:paragraph-properties fo:margin-top="0.212cm" fo:margin-bottom="0cm" loext:contextual-spacing="false" fo:keep-together="always" fo:keep-with-next="always" style:punctuation-wrap="hanging" style:vertical-align="baseline"/>
      <style:text-properties style:font-name="TimesNewRomanPS" fo:font-family="TimesNewRomanPS" style:font-family-generic="roman" style:font-pitch="variable" fo:font-size="9pt" style:font-name-asian="Batang" style:font-family-asian="Batang" style:font-family-generic-asian="system" style:font-pitch-asian="variable" style:font-size-asian="9pt" style:language-asian="nb" style:country-asian="NO" style:font-size-complex="10pt"/>
    </style:style>
    <style:style style:name="tblRad" style:family="paragraph" style:default-outline-level="">
      <style:paragraph-properties fo:margin-top="0cm" fo:margin-bottom="0cm" loext:contextual-spacing="false" fo:text-align="start" style:justify-single-word="false" fo:keep-together="always" fo:orphans="2" fo:widows="2" fo:keep-with-next="always" style:punctuation-wrap="hanging" style:vertical-align="baseline" style:writing-mode="lr-tb"/>
      <style:text-properties style:font-name="TimesNewRomanPS" fo:font-family="TimesNewRomanPS" style:font-family-generic="roman" style:font-pitch="variable" fo:font-size="9pt" style:font-name-asian="Batang" style:font-family-asian="Batang" style:font-family-generic-asian="system" style:font-pitch-asian="variable" style:font-size-asian="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revoverskrift" style:family="paragraph" style:parent-style-name="Standard" style:next-style-name="Standard" style:default-outline-level="">
      <style:paragraph-properties fo:margin-top="0cm" fo:margin-bottom="0.529cm" loext:contextual-spacing="false"/>
      <style:text-properties fo:font-weight="bold" style:font-weight-asian="bold" style:font-size-complex="10pt"/>
    </style:style>
    <style:style style:name="tbl2LinjeSum" style:family="paragraph" style:parent-style-name="Standard" style:default-outline-level="">
      <style:paragraph-properties fo:keep-together="always" fo:keep-with-next="always"/>
      <style:text-properties style:font-name="TimesNewRomanPS" fo:font-family="TimesNewRomanPS" style:font-family-generic="roman" style:font-pitch="variable" fo:font-size="9pt" style:font-size-asian="9pt" style:language-asian="nb" style:country-asian="NO" style:font-size-complex="10pt"/>
    </style:style>
    <style:style style:name="tblKolonneoverskrift" style:family="paragraph" style:parent-style-name="Standard" style:default-outline-level="">
      <style:paragraph-properties fo:keep-together="always" fo:keep-with-next="always"/>
      <style:text-properties style:font-name="TimesNewRomanPS" fo:font-family="TimesNewRomanPS" style:font-family-generic="roman" style:font-pitch="variable" fo:font-size="10pt" style:font-name-asian="Batang" style:font-family-asian="Batang" style:font-family-generic-asian="system" style:font-pitch-asian="variable" style:font-size-asian="10pt" style:language-asian="nb" style:country-asian="NO" style:font-size-complex="10pt"/>
    </style:style>
    <style:style style:name="Tabellnavn" style:family="paragraph" style:parent-style-name="Standard" style:default-outline-level="">
      <style:paragraph-properties fo:margin-top="0cm" fo:margin-bottom="0.212cm" loext:contextual-spacing="false"/>
      <style:text-properties fo:color="#008000" style:font-name="Times" fo:font-family="Times" style:font-family-generic="roman" style:font-pitch="variable" style:font-name-asian="Batang" style:font-family-asian="Batang" style:font-family-generic-asian="system" style:font-pitch-asian="variable" style:language-asian="nb" style:country-asian="NO" text:display="none"/>
    </style:style>
    <style:style style:name="tblDeltMedTusen" style:family="paragraph" style:parent-style-name="Standard" style:default-outline-level="">
      <style:paragraph-properties fo:text-align="end" style:justify-single-word="false" fo:keep-together="always" fo:keep-with-next="always" style:punctuation-wrap="hanging" style:vertical-align="baseline"/>
      <style:text-properties style:font-name="TimesNewRomanPS" fo:font-family="TimesNewRomanPS" style:font-family-generic="roman" style:font-pitch="variable" fo:font-size="8pt" style:font-name-asian="Batang" style:font-family-asian="Batang" style:font-family-generic-asian="system" style:font-pitch-asian="variable" style:font-size-asian="8pt" style:language-asian="nb" style:country-asian="NO"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language-asian="nb" style:country-asian="NO"/>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blokksit" style:family="paragraph" style:parent-style-name="Standard" style:default-outline-level="">
      <style:paragraph-properties fo:margin-left="0.7cm" fo:margin-right="0cm" fo:margin-top="0cm" fo:margin-bottom="0.212cm" loext:contextual-spacing="false" fo:text-indent="0cm" style:auto-text-indent="false"/>
      <style:text-properties style:font-name="Times" fo:font-family="Times" style:font-family-generic="roman" style:font-pitch="variable" fo:letter-spacing="-0.004cm" style:language-asian="nb" style:country-asian="NO" style:font-name-complex="F" style:font-family-generic-complex="system" style:font-pitch-complex="variable" style:font-size-complex="11pt"/>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font-size="14pt"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tnotetekst_20_Tegn" style:display-name="Fotnotetekst Tegn" style:family="text" style:parent-style-name="Default_20_Paragraph_20_Font">
      <style:text-properties style:font-name="Times" fo:font-family="Times" style:font-family-generic="roman" style:font-pitch="variable" style:font-name-asian="Batang" style:font-family-asian="Batang" style:font-family-generic-asian="system" style:font-pitch-asian="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kursiv" style:family="text" style:parent-style-name="Default_20_Paragraph_20_Font">
      <style:text-properties fo:font-style="italic" style:font-style-asian="italic"/>
    </style:style>
    <style:style style:name="Brødtekst_20_Tegn" style:display-name="Brødtekst Tegn"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style:font-name="DepCentury Old Style" fo:font-family="'DepCentury Old Style'" style:font-family-generic="roman" style:font-pitch="variable" style:language-asian="en" style:country-asian="US"/>
    </style:style>
    <style:style style:name="Kommentaremne_20_Tegn" style:display-name="Kommentaremne Tegn" style:family="text" style:parent-style-name="Merknadstekst_20_Tegn">
      <style:text-properties style:font-name="DepCentury Old Style" fo:font-family="'DepCentury Old Style'" style:font-family-generic="roman" style:font-pitch="variable" fo:font-weight="bold" style:language-asian="en" style:country-asian="US" style:font-weight-asian="bold" style:font-weight-complex="bold"/>
    </style:style>
    <style:style style:name="Bobletekst_20_Tegn" style:display-name="Bobletekst Tegn" style:family="text" style:parent-style-name="Default_20_Paragraph_20_Font">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Topptekst_20_Tegn" style:display-name="Topptekst Tegn" style:family="text" style:parent-style-name="Default_20_Paragraph_20_Font">
      <style:text-properties style:font-name="DepCentury Old Style" fo:font-family="'DepCentury Old Style'" style:font-family-generic="roman" style:font-pitch="variable" fo:font-size="12pt" style:font-size-asian="12pt" style:language-asian="en" style:country-asian="US" style:font-size-complex="12pt"/>
    </style:style>
    <style:style style:name="Bunntekst_20_Tegn" style:display-name="Bunntekst Tegn" style:family="text" style:parent-style-name="Default_20_Paragraph_20_Font">
      <style:text-properties style:font-name="DepCentury Old Style" fo:font-family="'DepCentury Old Style'" style:font-family-generic="roman" style:font-pitch="variable" fo:font-size="12pt" style:font-size-asian="12pt" style:language-asian="en" style:country-asian="US" style:font-size-complex="12pt"/>
    </style:style>
    <style:style style:name="Overskrift_20_3_20_Tegn" style:display-name="Overskrift 3 Tegn"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language-asian="en" style:country-asian="US" style:font-name-complex="F" style:font-family-generic-complex="system" style:font-pitch-complex="variable" style:font-size-complex="12pt"/>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ngen_20_liste1" style:display-name="Ingen list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105">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irsti Sveen Torjesen</meta:initial-creator>
    <dc:creator>Lauveng Hanne</dc:creator>
    <meta:editing-cycles>23</meta:editing-cycles>
    <meta:print-date>2017-10-05T11:10:00</meta:print-date>
    <meta:creation-date>2017-09-04T08:43:00</meta:creation-date>
    <dc:date>2017-10-05T11:51:00</dc:date>
    <meta:editing-duration>P1DT2H43M</meta:editing-duration>
    <meta:generator>LibreOffice/6.4.6.2$Linux_X86_64 LibreOffice_project/40$Build-2</meta:generator>
    <meta:document-statistic meta:table-count="16" meta:image-count="0" meta:object-count="0" meta:page-count="24" meta:paragraph-count="743" meta:word-count="7990" meta:character-count="54903" meta:non-whitespace-character-count="47343"/>
    <meta:user-defined meta:name="AppVersion">16.0000</meta:user-defined>
    <meta:user-defined meta:name="Company">STAT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